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7_1" table:style-name="ta1">
        <table:shapes>
          <draw:frame draw:z-index="0" draw:style-name="gr1" draw:text-style-name="P1" svg:width="30.012cm" svg:height="12.564cm" svg:x="68.218cm" svg:y="0.39cm">
            <draw:object draw:notify-on-update-of-ranges="q07_1.A4:q07_1.A10 q07_1.B2:q07_1.B3 q07_1.B4:q07_1.B10 q07_1.C4:q07_1.C10 q07_1.C4:q07_1.C10 q07_1.D2:q07_1.D3 q07_1.D4:q07_1.D10 q07_1.E4:q07_1.E10 q07_1.E4:q07_1.E10 q07_1.H2:q07_1.H3 q07_1.H4:q07_1.H10 q07_1.I4:q07_1.I10 q07_1.I4:q07_1.I10 q07_1.P2:q07_1.P3 q07_1.P4:q07_1.P10 q07_1.Q4:q07_1.Q10 q07_1.Q4:q07_1.Q10 q07_1.T2:q07_1.T3 q07_1.T4:q07_1.T10 q07_1.U4:q07_1.U10 q07_1.U4:q07_1.U10 q07_1.V2:q07_1.V3 q07_1.V4:q07_1.V10 q07_1.W4:q07_1.W10 q07_1.W4:q07_1.W10 q07_1.Z2:q07_1.Z3 q07_1.Z4:q07_1.Z10 q07_1.AA4:q07_1.AA10 q07_1.AA4:q07_1.AA10 q07_1.AB2:q07_1.AB3 q07_1.AB4:q07_1.AB10 q07_1.AC4:q07_1.AC10 q07_1.AC4:q07_1.A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3942.2" calcext:value-type="float">
            <text:p>3.94E+03</text:p>
          </table:table-cell>
          <table:table-cell office:value-type="float" office:value="11602.9233762875" calcext:value-type="float">
            <text:p>11602.9233762875</text:p>
          </table:table-cell>
          <table:table-cell table:style-name="ce2" office:value-type="float" office:value="122366.56" calcext:value-type="float">
            <text:p>1.22E+05</text:p>
          </table:table-cell>
          <table:table-cell office:value-type="float" office:value="8164.10585688354" calcext:value-type="float">
            <text:p>8164.10585688354</text:p>
          </table:table-cell>
          <table:table-cell table:style-name="ce2" office:value-type="float" office:value="63154.38" calcext:value-type="float">
            <text:p>6.32E+04</text:p>
          </table:table-cell>
          <table:table-cell office:value-type="float" office:value="7775.34010430412" calcext:value-type="float">
            <text:p>7775.34010430412</text:p>
          </table:table-cell>
          <table:table-cell table:style-name="ce2" office:value-type="float" office:value="59212.18" calcext:value-type="float">
            <text:p>5.92E+04</text:p>
          </table:table-cell>
          <table:table-cell office:value-type="float" office:value="6339.1098682386" calcext:value-type="float">
            <text:p>6339.1098682386</text:p>
          </table:table-cell>
          <table:table-cell table:style-name="ce2" office:value-type="float" office:value="33765.8" calcext:value-type="float">
            <text:p>3.38E+04</text:p>
          </table:table-cell>
          <table:table-cell office:value-type="float" office:value="96.4746598853813" calcext:value-type="float">
            <text:p>96.4746598853813</text:p>
          </table:table-cell>
          <table:table-cell table:style-name="ce2" office:value-type="float" office:value="17822.4" calcext:value-type="float">
            <text:p>1.78E+04</text:p>
          </table:table-cell>
          <table:table-cell office:value-type="float" office:value="1689.01564231951" calcext:value-type="float">
            <text:p>1689.01564231951</text:p>
          </table:table-cell>
          <table:table-cell table:style-name="ce2" office:value-type="float" office:value="15943.4" calcext:value-type="float">
            <text:p>1.59E+04</text:p>
          </table:table-cell>
          <table:table-cell office:value-type="float" office:value="1709.00808658122" calcext:value-type="float">
            <text:p>1709.00808658122</text:p>
          </table:table-cell>
          <table:table-cell table:style-name="ce2" office:value-type="float" office:value="121.024372759857" calcext:value-type="float">
            <text:p>1.21E+02</text:p>
          </table:table-cell>
          <table:table-cell office:value-type="float" office:value="0.345787311417138" calcext:value-type="float">
            <text:p>0.345787311417138</text:p>
          </table:table-cell>
          <table:table-cell table:style-name="ce2" office:value-type="float" office:value="63.8795698924731" calcext:value-type="float">
            <text:p>6.39E+01</text:p>
          </table:table-cell>
          <table:table-cell office:value-type="float" office:value="6.05381950652156" calcext:value-type="float">
            <text:p>6.05381950652156</text:p>
          </table:table-cell>
          <table:table-cell table:style-name="ce2" office:value-type="float" office:value="57.1448028673835" calcext:value-type="float">
            <text:p>5.71E+01</text:p>
          </table:table-cell>
          <table:table-cell office:value-type="float" office:value="6.12547701283591" calcext:value-type="float">
            <text:p>6.12547701283591</text:p>
          </table:table-cell>
          <table:table-cell table:style-name="ce2" office:value-type="float" office:value="7.26590918154458" calcext:value-type="float">
            <text:p>7.27E+00</text:p>
          </table:table-cell>
          <table:table-cell office:value-type="float" office:value="0.481145204568407" calcext:value-type="float">
            <text:p>0.481145204568407</text:p>
          </table:table-cell>
          <table:table-cell table:style-name="ce2" office:value-type="float" office:value="3.53463056737931" calcext:value-type="float">
            <text:p>3.53E+00</text:p>
          </table:table-cell>
          <table:table-cell office:value-type="float" office:value="0.170119226987903" calcext:value-type="float">
            <text:p>0.170119226987903</text:p>
          </table:table-cell>
          <table:table-cell table:style-name="ce2" office:value-type="float" office:value="3.73127861416527" calcext:value-type="float">
            <text:p>3.73E+00</text:p>
          </table:table-cell>
          <table:table-cell table:style-name="ce2" office:value-type="float" office:value="0.365047496325056" calcext:value-type="float">
            <text:p>3.65E-01</text:p>
          </table:table-cell>
          <table:table-cell table:style-name="ce2" office:value-type="float" office:value="5.18198326544177" calcext:value-type="float">
            <text:p>5.18E+00</text:p>
          </table:table-cell>
          <table:table-cell table:style-name="ce2" office:value-type="float" office:value="0.41458726490511" calcext:value-type="float">
            <text:p>4.15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2530.08" calcext:value-type="float">
            <text:p>2.53E+03</text:p>
          </table:table-cell>
          <table:table-cell office:value-type="float" office:value="9843.75096625265" calcext:value-type="float">
            <text:p>9843.75096625265</text:p>
          </table:table-cell>
          <table:table-cell table:style-name="ce2" office:value-type="float" office:value="98900.6" calcext:value-type="float">
            <text:p>9.89E+04</text:p>
          </table:table-cell>
          <table:table-cell office:value-type="float" office:value="8878.61959383326" calcext:value-type="float">
            <text:p>8878.61959383326</text:p>
          </table:table-cell>
          <table:table-cell table:style-name="ce2" office:value-type="float" office:value="50715.34" calcext:value-type="float">
            <text:p>5.07E+04</text:p>
          </table:table-cell>
          <table:table-cell office:value-type="float" office:value="6986.95997286374" calcext:value-type="float">
            <text:p>6986.95997286374</text:p>
          </table:table-cell>
          <table:table-cell table:style-name="ce2" office:value-type="float" office:value="48185.26" calcext:value-type="float">
            <text:p>4.82E+04</text:p>
          </table:table-cell>
          <table:table-cell office:value-type="float" office:value="6248.7638638694" calcext:value-type="float">
            <text:p>6248.7638638694</text:p>
          </table:table-cell>
          <table:table-cell table:style-name="ce2" office:value-type="float" office:value="17790.2" calcext:value-type="float">
            <text:p>1.78E+04</text:p>
          </table:table-cell>
          <table:table-cell office:value-type="float" office:value="801.452531345432" calcext:value-type="float">
            <text:p>801.452531345432</text:p>
          </table:table-cell>
          <table:table-cell table:style-name="ce2" office:value-type="float" office:value="9426.6" calcext:value-type="float">
            <text:p>9.43E+03</text:p>
          </table:table-cell>
          <table:table-cell office:value-type="float" office:value="1294.18694167419" calcext:value-type="float">
            <text:p>1294.18694167419</text:p>
          </table:table-cell>
          <table:table-cell table:style-name="ce2" office:value-type="float" office:value="8363.6" calcext:value-type="float">
            <text:p>8.36E+03</text:p>
          </table:table-cell>
          <table:table-cell office:value-type="float" office:value="920.097951307359" calcext:value-type="float">
            <text:p>920.097951307359</text:p>
          </table:table-cell>
          <table:table-cell table:style-name="ce2" office:value-type="float" office:value="63.7641577060932" calcext:value-type="float">
            <text:p>6.38E+01</text:p>
          </table:table-cell>
          <table:table-cell office:value-type="float" office:value="2.87258971808398" calcext:value-type="float">
            <text:p>2.87258971808398</text:p>
          </table:table-cell>
          <table:table-cell table:style-name="ce2" office:value-type="float" office:value="33.7870967741935" calcext:value-type="float">
            <text:p>3.38E+01</text:p>
          </table:table-cell>
          <table:table-cell office:value-type="float" office:value="4.6386628733842" calcext:value-type="float">
            <text:p>4.6386628733842</text:p>
          </table:table-cell>
          <table:table-cell table:style-name="ce2" office:value-type="float" office:value="29.9770609318996" calcext:value-type="float">
            <text:p>3.00E+01</text:p>
          </table:table-cell>
          <table:table-cell office:value-type="float" office:value="3.29784211938122" calcext:value-type="float">
            <text:p>3.29784211938122</text:p>
          </table:table-cell>
          <table:table-cell table:style-name="ce2" office:value-type="float" office:value="11.1575346232172" calcext:value-type="float">
            <text:p>1.12E+01</text:p>
          </table:table-cell>
          <table:table-cell office:value-type="float" office:value="0.659939918630368" calcext:value-type="float">
            <text:p>0.659939918630368</text:p>
          </table:table-cell>
          <table:table-cell table:style-name="ce2" office:value-type="float" office:value="5.38493339535643" calcext:value-type="float">
            <text:p>5.38E+00</text:p>
          </table:table-cell>
          <table:table-cell office:value-type="float" office:value="0.322299886658829" calcext:value-type="float">
            <text:p>0.322299886658829</text:p>
          </table:table-cell>
          <table:table-cell table:style-name="ce2" office:value-type="float" office:value="5.77260122786079" calcext:value-type="float">
            <text:p>5.77E+00</text:p>
          </table:table-cell>
          <table:table-cell office:value-type="float" office:value="0.506623371802205" calcext:value-type="float">
            <text:p>0.506623371802205</text:p>
          </table:table-cell>
          <table:table-cell table:style-name="ce2" office:value-type="float" office:value="4.83116395707849" calcext:value-type="float">
            <text:p>4.83E+00</text:p>
          </table:table-cell>
          <table:table-cell table:style-name="ce2" office:value-type="float" office:value="0.435700820870597" calcext:value-type="float">
            <text:p>4.36E-0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1951.92" calcext:value-type="float">
            <text:p>1.95E+03</text:p>
          </table:table-cell>
          <table:table-cell office:value-type="float" office:value="9137.09730481185" calcext:value-type="float">
            <text:p>9137.09730481185</text:p>
          </table:table-cell>
          <table:table-cell table:style-name="ce2" office:value-type="float" office:value="94659.88" calcext:value-type="float">
            <text:p>9.47E+04</text:p>
          </table:table-cell>
          <table:table-cell office:value-type="float" office:value="9044.1811961946" calcext:value-type="float">
            <text:p>9044.1811961946</text:p>
          </table:table-cell>
          <table:table-cell table:style-name="ce2" office:value-type="float" office:value="48305.9" calcext:value-type="float">
            <text:p>4.83E+04</text:p>
          </table:table-cell>
          <table:table-cell office:value-type="float" office:value="6572.91690530164" calcext:value-type="float">
            <text:p>6572.91690530164</text:p>
          </table:table-cell>
          <table:table-cell table:style-name="ce2" office:value-type="float" office:value="46353.98" calcext:value-type="float">
            <text:p>4.64E+04</text:p>
          </table:table-cell>
          <table:table-cell office:value-type="float" office:value="6280.01940200825" calcext:value-type="float">
            <text:p>6280.01940200825</text:p>
          </table:table-cell>
          <table:table-cell table:style-name="ce2" office:value-type="float" office:value="16363.6" calcext:value-type="float">
            <text:p>1.64E+04</text:p>
          </table:table-cell>
          <table:table-cell office:value-type="float" office:value="867.899210738205" calcext:value-type="float">
            <text:p>867.899210738205</text:p>
          </table:table-cell>
          <table:table-cell table:style-name="ce2" office:value-type="float" office:value="8605.4" calcext:value-type="float">
            <text:p>8.61E+03</text:p>
          </table:table-cell>
          <table:table-cell office:value-type="float" office:value="1147.89260821734" calcext:value-type="float">
            <text:p>1147.89260821734</text:p>
          </table:table-cell>
          <table:table-cell table:style-name="ce2" office:value-type="float" office:value="7758.2" calcext:value-type="float">
            <text:p>7.76E+03</text:p>
          </table:table-cell>
          <table:table-cell office:value-type="float" office:value="832.668817718065" calcext:value-type="float">
            <text:p>832.668817718065</text:p>
          </table:table-cell>
          <table:table-cell table:style-name="ce2" office:value-type="float" office:value="58.6508960573477" calcext:value-type="float">
            <text:p>5.87E+01</text:p>
          </table:table-cell>
          <table:table-cell office:value-type="float" office:value="3.11074985927672" calcext:value-type="float">
            <text:p>3.11074985927672</text:p>
          </table:table-cell>
          <table:table-cell table:style-name="ce2" office:value-type="float" office:value="30.8437275985663" calcext:value-type="float">
            <text:p>3.08E+01</text:p>
          </table:table-cell>
          <table:table-cell office:value-type="float" office:value="4.11431042371805" calcext:value-type="float">
            <text:p>4.11431042371805</text:p>
          </table:table-cell>
          <table:table-cell table:style-name="ce2" office:value-type="float" office:value="27.8071684587814" calcext:value-type="float">
            <text:p>2.78E+01</text:p>
          </table:table-cell>
          <table:table-cell office:value-type="float" office:value="2.98447604916869" calcext:value-type="float">
            <text:p>2.98447604916869</text:p>
          </table:table-cell>
          <table:table-cell table:style-name="ce2" office:value-type="float" office:value="11.5970094606258" calcext:value-type="float">
            <text:p>1.16E+01</text:p>
          </table:table-cell>
          <table:table-cell office:value-type="float" office:value="0.683450991509799" calcext:value-type="float">
            <text:p>0.683450991509799</text:p>
          </table:table-cell>
          <table:table-cell table:style-name="ce2" office:value-type="float" office:value="5.61825473870139" calcext:value-type="float">
            <text:p>5.62E+00</text:p>
          </table:table-cell>
          <table:table-cell office:value-type="float" office:value="0.357437232195492" calcext:value-type="float">
            <text:p>0.357437232195492</text:p>
          </table:table-cell>
          <table:table-cell table:style-name="ce2" office:value-type="float" office:value="5.97875472192439" calcext:value-type="float">
            <text:p>5.98E+00</text:p>
          </table:table-cell>
          <table:table-cell office:value-type="float" office:value="0.505638382798027" calcext:value-type="float">
            <text:p>0.505638382798027</text:p>
          </table:table-cell>
          <table:table-cell table:style-name="ce2" office:value-type="float" office:value="4.7867012016782" calcext:value-type="float">
            <text:p>4.79E+00</text:p>
          </table:table-cell>
          <table:table-cell office:value-type="float" office:value="0.437677816066016" calcext:value-type="float">
            <text:p>0.437677816066016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2239.9" calcext:value-type="float">
            <text:p>2.24E+03</text:p>
          </table:table-cell>
          <table:table-cell office:value-type="float" office:value="9207.81566670402" calcext:value-type="float">
            <text:p>9207.81566670402</text:p>
          </table:table-cell>
          <table:table-cell table:style-name="ce2" office:value-type="float" office:value="96314.06" calcext:value-type="float">
            <text:p>9.63E+04</text:p>
          </table:table-cell>
          <table:table-cell office:value-type="float" office:value="9122.91784191878" calcext:value-type="float">
            <text:p>9122.91784191878</text:p>
          </table:table-cell>
          <table:table-cell table:style-name="ce2" office:value-type="float" office:value="49276.98" calcext:value-type="float">
            <text:p>4.93E+04</text:p>
          </table:table-cell>
          <table:table-cell office:value-type="float" office:value="6678.74155972516" calcext:value-type="float">
            <text:p>6678.74155972516</text:p>
          </table:table-cell>
          <table:table-cell table:style-name="ce2" office:value-type="float" office:value="47037.08" calcext:value-type="float">
            <text:p>4.70E+04</text:p>
          </table:table-cell>
          <table:table-cell office:value-type="float" office:value="6276.95474171991" calcext:value-type="float">
            <text:p>6276.95474171991</text:p>
          </table:table-cell>
          <table:table-cell table:style-name="ce2" office:value-type="float" office:value="16851" calcext:value-type="float">
            <text:p>1.69E+04</text:p>
          </table:table-cell>
          <table:table-cell office:value-type="float" office:value="902.887146879387" calcext:value-type="float">
            <text:p>902.887146879387</text:p>
          </table:table-cell>
          <table:table-cell table:style-name="ce2" office:value-type="float" office:value="8895" calcext:value-type="float">
            <text:p>8.90E+03</text:p>
          </table:table-cell>
          <table:table-cell office:value-type="float" office:value="1195.04660996967" calcext:value-type="float">
            <text:p>1195.04660996967</text:p>
          </table:table-cell>
          <table:table-cell table:style-name="ce2" office:value-type="float" office:value="7956" calcext:value-type="float">
            <text:p>7.96E+03</text:p>
          </table:table-cell>
          <table:table-cell office:value-type="float" office:value="849.606026343976" calcext:value-type="float">
            <text:p>849.606026343976</text:p>
          </table:table-cell>
          <table:table-cell table:style-name="ce2" office:value-type="float" office:value="60.3978494623656" calcext:value-type="float">
            <text:p>6.04E+01</text:p>
          </table:table-cell>
          <table:table-cell office:value-type="float" office:value="3.23615464831322" calcext:value-type="float">
            <text:p>3.23615464831322</text:p>
          </table:table-cell>
          <table:table-cell table:style-name="ce2" office:value-type="float" office:value="31.8817204301075" calcext:value-type="float">
            <text:p>3.19E+01</text:p>
          </table:table-cell>
          <table:table-cell office:value-type="float" office:value="4.28332118268699" calcext:value-type="float">
            <text:p>4.28332118268699</text:p>
          </table:table-cell>
          <table:table-cell table:style-name="ce2" office:value-type="float" office:value="28.5161290322581" calcext:value-type="float">
            <text:p>2.85E+01</text:p>
          </table:table-cell>
          <table:table-cell office:value-type="float" office:value="3.04518289012178" calcext:value-type="float">
            <text:p>3.04518289012178</text:p>
          </table:table-cell>
          <table:table-cell table:style-name="ce2" office:value-type="float" office:value="11.4626855365434" calcext:value-type="float">
            <text:p>1.15E+01</text:p>
          </table:table-cell>
          <table:table-cell office:value-type="float" office:value="0.666923193656183" calcext:value-type="float">
            <text:p>0.666923193656183</text:p>
          </table:table-cell>
          <table:table-cell table:style-name="ce2" office:value-type="float" office:value="5.54572262478987" calcext:value-type="float">
            <text:p>5.55E+00</text:p>
          </table:table-cell>
          <table:table-cell office:value-type="float" office:value="0.350278140533824" calcext:value-type="float">
            <text:p>0.350278140533824</text:p>
          </table:table-cell>
          <table:table-cell table:style-name="ce2" office:value-type="float" office:value="5.91696291175348" calcext:value-type="float">
            <text:p>5.92E+00</text:p>
          </table:table-cell>
          <table:table-cell office:value-type="float" office:value="0.497926040172789" calcext:value-type="float">
            <text:p>0.497926040172789</text:p>
          </table:table-cell>
          <table:table-cell table:style-name="ce2" office:value-type="float" office:value="4.80606316701466" calcext:value-type="float">
            <text:p>4.81E+00</text:p>
          </table:table-cell>
          <table:table-cell table:style-name="ce1" office:value-type="float" office:value="0.436630848937042" calcext:value-type="float">
            <text:p>0.436630848937042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1803.08" calcext:value-type="float">
            <text:p>1.80E+03</text:p>
          </table:table-cell>
          <table:table-cell office:value-type="float" office:value="8680.15983226116" calcext:value-type="float">
            <text:p>8680.15983226116</text:p>
          </table:table-cell>
          <table:table-cell table:style-name="ce2" office:value-type="float" office:value="89176.24" calcext:value-type="float">
            <text:p>8.92E+04</text:p>
          </table:table-cell>
          <table:table-cell office:value-type="float" office:value="9120.5139012229" calcext:value-type="float">
            <text:p>9120.5139012229</text:p>
          </table:table-cell>
          <table:table-cell table:style-name="ce2" office:value-type="float" office:value="45489.66" calcext:value-type="float">
            <text:p>4.55E+04</text:p>
          </table:table-cell>
          <table:table-cell office:value-type="float" office:value="6332.51678737609" calcext:value-type="float">
            <text:p>6332.51678737609</text:p>
          </table:table-cell>
          <table:table-cell table:style-name="ce2" office:value-type="float" office:value="43686.58" calcext:value-type="float">
            <text:p>4.37E+04</text:p>
          </table:table-cell>
          <table:table-cell office:value-type="float" office:value="6258.09119505301" calcext:value-type="float">
            <text:p>6258.09119505301</text:p>
          </table:table-cell>
          <table:table-cell table:style-name="ce2" office:value-type="float" office:value="14869.8" calcext:value-type="float">
            <text:p>1.49E+04</text:p>
          </table:table-cell>
          <table:table-cell office:value-type="float" office:value="915.31533364191" calcext:value-type="float">
            <text:p>915.31533364191</text:p>
          </table:table-cell>
          <table:table-cell table:style-name="ce2" office:value-type="float" office:value="7811.8" calcext:value-type="float">
            <text:p>7.81E+03</text:p>
          </table:table-cell>
          <table:table-cell office:value-type="float" office:value="1085.01214739744" calcext:value-type="float">
            <text:p>1085.01214739744</text:p>
          </table:table-cell>
          <table:table-cell table:style-name="ce2" office:value-type="float" office:value="7058" calcext:value-type="float">
            <text:p>7.06E+03</text:p>
          </table:table-cell>
          <table:table-cell office:value-type="float" office:value="818.198753360087" calcext:value-type="float">
            <text:p>818.198753360087</text:p>
          </table:table-cell>
          <table:table-cell table:style-name="ce2" office:value-type="float" office:value="53.2967741935484" calcext:value-type="float">
            <text:p>5.33E+01</text:p>
          </table:table-cell>
          <table:table-cell office:value-type="float" office:value="3.28070012058032" calcext:value-type="float">
            <text:p>3.28070012058032</text:p>
          </table:table-cell>
          <table:table-cell table:style-name="ce2" office:value-type="float" office:value="27.9992831541219" calcext:value-type="float">
            <text:p>2.80E+01</text:p>
          </table:table-cell>
          <table:table-cell office:value-type="float" office:value="3.88893242794781" calcext:value-type="float">
            <text:p>3.88893242794781</text:p>
          </table:table-cell>
          <table:table-cell table:style-name="ce2" office:value-type="float" office:value="25.2974910394265" calcext:value-type="float">
            <text:p>2.53E+01</text:p>
          </table:table-cell>
          <table:table-cell office:value-type="float" office:value="2.93261201921178" calcext:value-type="float">
            <text:p>2.93261201921178</text:p>
          </table:table-cell>
          <table:table-cell table:style-name="ce2" office:value-type="float" office:value="12.0254516455181" calcext:value-type="float">
            <text:p>1.20E+01</text:p>
          </table:table-cell>
          <table:table-cell office:value-type="float" office:value="0.705360172413093" calcext:value-type="float">
            <text:p>0.705360172413093</text:p>
          </table:table-cell>
          <table:table-cell table:style-name="ce2" office:value-type="float" office:value="5.83095712886693" calcext:value-type="float">
            <text:p>5.83E+00</text:p>
          </table:table-cell>
          <table:table-cell office:value-type="float" office:value="0.38421580989277" calcext:value-type="float">
            <text:p>0.38421580989277</text:p>
          </table:table-cell>
          <table:table-cell table:style-name="ce2" office:value-type="float" office:value="6.19449451665121" calcext:value-type="float">
            <text:p>6.19E+00</text:p>
          </table:table-cell>
          <table:table-cell office:value-type="float" office:value="0.531663464488284" calcext:value-type="float">
            <text:p>0.531663464488284</text:p>
          </table:table-cell>
          <table:table-cell table:style-name="ce2" office:value-type="float" office:value="4.68516614076935" calcext:value-type="float">
            <text:p>4.69E+00</text:p>
          </table:table-cell>
          <table:table-cell table:style-name="ce1" office:value-type="float" office:value="0.44020138543789" calcext:value-type="float">
            <text:p>0.4402013854378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1760.96" calcext:value-type="float">
            <text:p>1.76E+03</text:p>
          </table:table-cell>
          <table:table-cell office:value-type="float" office:value="8640.9730059988" calcext:value-type="float">
            <text:p>8640.9730059988</text:p>
          </table:table-cell>
          <table:table-cell table:style-name="ce2" office:value-type="float" office:value="89013.84" calcext:value-type="float">
            <text:p>8.90E+04</text:p>
          </table:table-cell>
          <table:table-cell office:value-type="float" office:value="9100.33269031413" calcext:value-type="float">
            <text:p>9100.33269031413</text:p>
          </table:table-cell>
          <table:table-cell table:style-name="ce2" office:value-type="float" office:value="45387.4" calcext:value-type="float">
            <text:p>4.54E+04</text:p>
          </table:table-cell>
          <table:table-cell office:value-type="float" office:value="6306.83472813423" calcext:value-type="float">
            <text:p>6306.83472813423</text:p>
          </table:table-cell>
          <table:table-cell table:style-name="ce2" office:value-type="float" office:value="43626.44" calcext:value-type="float">
            <text:p>4.36E+04</text:p>
          </table:table-cell>
          <table:table-cell office:value-type="float" office:value="6242.20077331705" calcext:value-type="float">
            <text:p>6242.20077331705</text:p>
          </table:table-cell>
          <table:table-cell table:style-name="ce2" office:value-type="float" office:value="14816.2" calcext:value-type="float">
            <text:p>1.48E+04</text:p>
          </table:table-cell>
          <table:table-cell office:value-type="float" office:value="912.651390181377" calcext:value-type="float">
            <text:p>912.651390181377</text:p>
          </table:table-cell>
          <table:table-cell table:style-name="ce2" office:value-type="float" office:value="7778.2" calcext:value-type="float">
            <text:p>7.78E+03</text:p>
          </table:table-cell>
          <table:table-cell office:value-type="float" office:value="1078.02901630708" calcext:value-type="float">
            <text:p>1078.02901630708</text:p>
          </table:table-cell>
          <table:table-cell table:style-name="ce2" office:value-type="float" office:value="7038" calcext:value-type="float">
            <text:p>7.04E+03</text:p>
          </table:table-cell>
          <table:table-cell office:value-type="float" office:value="813.410843301219" calcext:value-type="float">
            <text:p>813.410843301219</text:p>
          </table:table-cell>
          <table:table-cell table:style-name="ce2" office:value-type="float" office:value="53.1046594982079" calcext:value-type="float">
            <text:p>5.31E+01</text:p>
          </table:table-cell>
          <table:table-cell office:value-type="float" office:value="3.27115193613397" calcext:value-type="float">
            <text:p>3.27115193613397</text:p>
          </table:table-cell>
          <table:table-cell table:style-name="ce2" office:value-type="float" office:value="27.878853046595" calcext:value-type="float">
            <text:p>2.79E+01</text:p>
          </table:table-cell>
          <table:table-cell office:value-type="float" office:value="3.86390328425475" calcext:value-type="float">
            <text:p>3.86390328425475</text:p>
          </table:table-cell>
          <table:table-cell table:style-name="ce2" office:value-type="float" office:value="25.2258064516129" calcext:value-type="float">
            <text:p>2.52E+01</text:p>
          </table:table-cell>
          <table:table-cell office:value-type="float" office:value="2.91545105125885" calcext:value-type="float">
            <text:p>2.91545105125885</text:p>
          </table:table-cell>
          <table:table-cell table:style-name="ce2" office:value-type="float" office:value="12.0465086516643" calcext:value-type="float">
            <text:p>1.20E+01</text:p>
          </table:table-cell>
          <table:table-cell office:value-type="float" office:value="0.708105245033627" calcext:value-type="float">
            <text:p>0.708105245033627</text:p>
          </table:table-cell>
          <table:table-cell table:style-name="ce2" office:value-type="float" office:value="5.84306914105996" calcext:value-type="float">
            <text:p>5.84E+00</text:p>
          </table:table-cell>
          <table:table-cell office:value-type="float" office:value="0.387010010583512" calcext:value-type="float">
            <text:p>0.387010010583512</text:p>
          </table:table-cell>
          <table:table-cell table:style-name="ce2" office:value-type="float" office:value="6.2034395106043" calcext:value-type="float">
            <text:p>6.20E+00</text:p>
          </table:table-cell>
          <table:table-cell office:value-type="float" office:value="0.532726819952837" calcext:value-type="float">
            <text:p>0.532726819952837</text:p>
          </table:table-cell>
          <table:table-cell table:style-name="ce2" office:value-type="float" office:value="4.68354987953974" calcext:value-type="float">
            <text:p>4.68E+00</text:p>
          </table:table-cell>
          <table:table-cell table:style-name="ce1" office:value-type="float" office:value="0.439909724239741" calcext:value-type="float">
            <text:p>0.43990972423974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1760.96" calcext:value-type="float">
            <text:p>1.76E+03</text:p>
          </table:table-cell>
          <table:table-cell office:value-type="float" office:value="8640.9730059988" calcext:value-type="float">
            <text:p>8640.9730059988</text:p>
          </table:table-cell>
          <table:table-cell table:style-name="ce2" office:value-type="float" office:value="89013.84" calcext:value-type="float">
            <text:p>8.90E+04</text:p>
          </table:table-cell>
          <table:table-cell office:value-type="float" office:value="9100.33269031413" calcext:value-type="float">
            <text:p>9100.33269031413</text:p>
          </table:table-cell>
          <table:table-cell table:style-name="ce2" office:value-type="float" office:value="45387.4" calcext:value-type="float">
            <text:p>4.54E+04</text:p>
          </table:table-cell>
          <table:table-cell office:value-type="float" office:value="6306.83472813423" calcext:value-type="float">
            <text:p>6306.83472813423</text:p>
          </table:table-cell>
          <table:table-cell table:style-name="ce2" office:value-type="float" office:value="43626.44" calcext:value-type="float">
            <text:p>4.36E+04</text:p>
          </table:table-cell>
          <table:table-cell office:value-type="float" office:value="6242.20077331705" calcext:value-type="float">
            <text:p>6242.20077331705</text:p>
          </table:table-cell>
          <table:table-cell table:style-name="ce2" office:value-type="float" office:value="14816.2" calcext:value-type="float">
            <text:p>1.48E+04</text:p>
          </table:table-cell>
          <table:table-cell office:value-type="float" office:value="912.651390181377" calcext:value-type="float">
            <text:p>912.651390181377</text:p>
          </table:table-cell>
          <table:table-cell table:style-name="ce2" office:value-type="float" office:value="7778.2" calcext:value-type="float">
            <text:p>7.78E+03</text:p>
          </table:table-cell>
          <table:table-cell office:value-type="float" office:value="1078.02901630708" calcext:value-type="float">
            <text:p>1078.02901630708</text:p>
          </table:table-cell>
          <table:table-cell table:style-name="ce2" office:value-type="float" office:value="7038" calcext:value-type="float">
            <text:p>7.04E+03</text:p>
          </table:table-cell>
          <table:table-cell office:value-type="float" office:value="813.410843301219" calcext:value-type="float">
            <text:p>813.410843301219</text:p>
          </table:table-cell>
          <table:table-cell table:style-name="ce2" office:value-type="float" office:value="53.1046594982079" calcext:value-type="float">
            <text:p>5.31E+01</text:p>
          </table:table-cell>
          <table:table-cell office:value-type="float" office:value="3.27115193613397" calcext:value-type="float">
            <text:p>3.27115193613397</text:p>
          </table:table-cell>
          <table:table-cell table:style-name="ce2" office:value-type="float" office:value="27.878853046595" calcext:value-type="float">
            <text:p>2.79E+01</text:p>
          </table:table-cell>
          <table:table-cell office:value-type="float" office:value="3.86390328425475" calcext:value-type="float">
            <text:p>3.86390328425475</text:p>
          </table:table-cell>
          <table:table-cell table:style-name="ce2" office:value-type="float" office:value="25.2258064516129" calcext:value-type="float">
            <text:p>2.52E+01</text:p>
          </table:table-cell>
          <table:table-cell office:value-type="float" office:value="2.91545105125885" calcext:value-type="float">
            <text:p>2.91545105125885</text:p>
          </table:table-cell>
          <table:table-cell table:style-name="ce2" office:value-type="float" office:value="12.0465086516643" calcext:value-type="float">
            <text:p>1.20E+01</text:p>
          </table:table-cell>
          <table:table-cell office:value-type="float" office:value="0.708105245033627" calcext:value-type="float">
            <text:p>0.708105245033627</text:p>
          </table:table-cell>
          <table:table-cell table:style-name="ce2" office:value-type="float" office:value="5.84306914105996" calcext:value-type="float">
            <text:p>5.84E+00</text:p>
          </table:table-cell>
          <table:table-cell office:value-type="float" office:value="0.387010010583512" calcext:value-type="float">
            <text:p>0.387010010583512</text:p>
          </table:table-cell>
          <table:table-cell table:style-name="ce2" office:value-type="float" office:value="6.2034395106043" calcext:value-type="float">
            <text:p>6.20E+00</text:p>
          </table:table-cell>
          <table:table-cell office:value-type="float" office:value="0.532726819952837" calcext:value-type="float">
            <text:p>0.532726819952837</text:p>
          </table:table-cell>
          <table:table-cell table:style-name="ce2" office:value-type="float" office:value="4.68354987953974" calcext:value-type="float">
            <text:p>4.68E+00</text:p>
          </table:table-cell>
          <table:table-cell table:style-name="ce1" office:value-type="float" office:value="0.439909724239741" calcext:value-type="float">
            <text:p>0.439909724239741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2" table:number-columns-repeated="14"/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2"/>
        </table:table-row>
        <table:table-row table:style-name="ro1" table:number-rows-repeated="28">
          <table:table-cell table:number-columns-repeated="35"/>
        </table:table-row>
        <table:table-row table:style-name="ro1" table:number-rows-repeated="4">
          <table:table-cell table:number-columns-repeated="21"/>
          <table:table-cell table:style-name="ce2" table:number-columns-repeated="14"/>
        </table:table-row>
        <table:table-row table:style-name="ro1" table:number-rows-repeated="10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</table:table>
      <table:table table:name="q10_1" table:style-name="ta1">
        <table:shapes>
          <draw:frame draw:z-index="0" draw:style-name="gr1" draw:text-style-name="P1" svg:width="30.012cm" svg:height="12.564cm" svg:x="68.218cm" svg:y="0.39cm">
            <draw:object draw:notify-on-update-of-ranges="q10_1.A4:q10_1.A10 q10_1.B2:q10_1.B3 q10_1.B4:q10_1.B10 q07_1.C4:q07_1.C10 q07_1.C4:q07_1.C10 q10_1.D2:q10_1.D3 q10_1.D4:q10_1.D10 q07_1.E4:q07_1.E10 q07_1.E4:q07_1.E10 q10_1.H2:q10_1.H3 q10_1.H4:q10_1.H10 q07_1.I4:q07_1.I10 q07_1.I4:q07_1.I10 q10_1.P2:q10_1.P3 q10_1.P4:q10_1.P10 q07_1.Q4:q07_1.Q10 q07_1.Q4:q07_1.Q10 q10_1.T2:q10_1.T3 q10_1.T4:q10_1.T10 q07_1.U4:q07_1.U10 q07_1.U4:q07_1.U10 q10_1.V2:q10_1.V3 q10_1.V4:q10_1.V10 q07_1.W4:q07_1.W10 q07_1.W4:q07_1.W10 q10_1.Z2:q10_1.Z3 q10_1.Z4:q10_1.Z10 q07_1.AA4:q07_1.AA10 q07_1.AA4:q07_1.AA10 q10_1.AB2:q10_1.AB3 q10_1.AB4:q10_1.AB10 q07_1.AC4:q07_1.AC10 q07_1.AC4:q07_1.A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-1117.31428571429" calcext:value-type="float">
            <text:p>-1.12E+03</text:p>
          </table:table-cell>
          <table:table-cell office:value-type="float" office:value="2631.64622645683" calcext:value-type="float">
            <text:p>2631.64622645683</text:p>
          </table:table-cell>
          <table:table-cell table:style-name="ce2" office:value-type="float" office:value="106287.171428571" calcext:value-type="float">
            <text:p>1.06E+05</text:p>
          </table:table-cell>
          <table:table-cell office:value-type="float" office:value="9824.17400725872" calcext:value-type="float">
            <text:p>9824.17400725872</text:p>
          </table:table-cell>
          <table:table-cell table:style-name="ce2" office:value-type="float" office:value="52584.9285714286" calcext:value-type="float">
            <text:p>5.26E+04</text:p>
          </table:table-cell>
          <table:table-cell office:value-type="float" office:value="4783.12799079499" calcext:value-type="float">
            <text:p>4783.12799079499</text:p>
          </table:table-cell>
          <table:table-cell table:style-name="ce2" office:value-type="float" office:value="53702.2428571429" calcext:value-type="float">
            <text:p>5.37E+04</text:p>
          </table:table-cell>
          <table:table-cell office:value-type="float" office:value="5370.4436517605" calcext:value-type="float">
            <text:p>5370.4436517605</text:p>
          </table:table-cell>
          <table:table-cell table:style-name="ce2" office:value-type="float" office:value="32287.2857142857" calcext:value-type="float">
            <text:p>3.23E+04</text:p>
          </table:table-cell>
          <table:table-cell office:value-type="float" office:value="583.020390303979" calcext:value-type="float">
            <text:p>583.020390303979</text:p>
          </table:table-cell>
          <table:table-cell table:style-name="ce2" office:value-type="float" office:value="16609.7142857143" calcext:value-type="float">
            <text:p>1.66E+04</text:p>
          </table:table-cell>
          <table:table-cell office:value-type="float" office:value="521.268703476902" calcext:value-type="float">
            <text:p>521.268703476902</text:p>
          </table:table-cell>
          <table:table-cell table:style-name="ce2" office:value-type="float" office:value="15677.5714285714" calcext:value-type="float">
            <text:p>1.57E+04</text:p>
          </table:table-cell>
          <table:table-cell office:value-type="float" office:value="402.330303941162" calcext:value-type="float">
            <text:p>402.330303941162</text:p>
          </table:table-cell>
          <table:table-cell table:style-name="ce2" office:value-type="float" office:value="115.725038402458" calcext:value-type="float">
            <text:p>1.16E+02</text:p>
          </table:table-cell>
          <table:table-cell office:value-type="float" office:value="2.08967881829383" calcext:value-type="float">
            <text:p>2.08967881829383</text:p>
          </table:table-cell>
          <table:table-cell table:style-name="ce2" office:value-type="float" office:value="59.5330261136713" calcext:value-type="float">
            <text:p>5.95E+01</text:p>
          </table:table-cell>
          <table:table-cell office:value-type="float" office:value="1.86834660744409" calcext:value-type="float">
            <text:p>1.86834660744409</text:p>
          </table:table-cell>
          <table:table-cell table:style-name="ce2" office:value-type="float" office:value="56.1920122887865" calcext:value-type="float">
            <text:p>5.62E+01</text:p>
          </table:table-cell>
          <table:table-cell office:value-type="float" office:value="1.44204410014753" calcext:value-type="float">
            <text:p>1.44204410014753</text:p>
          </table:table-cell>
          <table:table-cell table:style-name="ce2" office:value-type="float" office:value="6.59248818878017" calcext:value-type="float">
            <text:p>6.59E+00</text:p>
          </table:table-cell>
          <table:table-cell office:value-type="float" office:value="0.591028145769443" calcext:value-type="float">
            <text:p>0.591028145769443</text:p>
          </table:table-cell>
          <table:table-cell table:style-name="ce2" office:value-type="float" office:value="3.17178793115831" calcext:value-type="float">
            <text:p>3.17E+00</text:p>
          </table:table-cell>
          <table:table-cell office:value-type="float" office:value="0.334702851435463" calcext:value-type="float">
            <text:p>0.334702851435463</text:p>
          </table:table-cell>
          <table:table-cell table:style-name="ce2" office:value-type="float" office:value="3.42070025762185" calcext:value-type="float">
            <text:p>3.42E+00</text:p>
          </table:table-cell>
          <table:table-cell office:value-type="float" office:value="0.281725888445211" calcext:value-type="float">
            <text:p>0.281725888445211</text:p>
          </table:table-cell>
          <table:table-cell table:style-name="ce2" office:value-type="float" office:value="4.72343218941226" calcext:value-type="float">
            <text:p>4.72E+00</text:p>
          </table:table-cell>
          <table:table-cell office:value-type="float" office:value="0.417007442231244" calcext:value-type="float">
            <text:p>0.417007442231244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-1697" calcext:value-type="float">
            <text:p>-1.70E+03</text:p>
          </table:table-cell>
          <table:table-cell office:value-type="float" office:value="2918.96921776947" calcext:value-type="float">
            <text:p>2918.96921776947</text:p>
          </table:table-cell>
          <table:table-cell table:style-name="ce2" office:value-type="float" office:value="81612.3714285714" calcext:value-type="float">
            <text:p>8.16E+04</text:p>
          </table:table-cell>
          <table:table-cell office:value-type="float" office:value="11435.0321664504" calcext:value-type="float">
            <text:p>11435.0321664504</text:p>
          </table:table-cell>
          <table:table-cell table:style-name="ce2" office:value-type="float" office:value="39957.6857142857" calcext:value-type="float">
            <text:p>4.00E+04</text:p>
          </table:table-cell>
          <table:table-cell office:value-type="float" office:value="5787.1538759637" calcext:value-type="float">
            <text:p>5787.1538759637</text:p>
          </table:table-cell>
          <table:table-cell table:style-name="ce2" office:value-type="float" office:value="41654.6857142857" calcext:value-type="float">
            <text:p>4.17E+04</text:p>
          </table:table-cell>
          <table:table-cell office:value-type="float" office:value="6012.4055906882" calcext:value-type="float">
            <text:p>6012.4055906882</text:p>
          </table:table-cell>
          <table:table-cell table:style-name="ce2" office:value-type="float" office:value="15132.2857142857" calcext:value-type="float">
            <text:p>1.51E+04</text:p>
          </table:table-cell>
          <table:table-cell office:value-type="float" office:value="1518.58258294519" calcext:value-type="float">
            <text:p>1518.58258294519</text:p>
          </table:table-cell>
          <table:table-cell table:style-name="ce2" office:value-type="float" office:value="7836.85714285714" calcext:value-type="float">
            <text:p>7.84E+03</text:p>
          </table:table-cell>
          <table:table-cell office:value-type="float" office:value="673.747606106837" calcext:value-type="float">
            <text:p>673.747606106837</text:p>
          </table:table-cell>
          <table:table-cell table:style-name="ce2" office:value-type="float" office:value="7295.42857142857" calcext:value-type="float">
            <text:p>7.30E+03</text:p>
          </table:table-cell>
          <table:table-cell office:value-type="float" office:value="882.532210200181" calcext:value-type="float">
            <text:p>882.532210200181</text:p>
          </table:table-cell>
          <table:table-cell table:style-name="ce2" office:value-type="float" office:value="54.2375832053251" calcext:value-type="float">
            <text:p>5.42E+01</text:p>
          </table:table-cell>
          <table:table-cell office:value-type="float" office:value="5.44294832596843" calcext:value-type="float">
            <text:p>5.44294832596843</text:p>
          </table:table-cell>
          <table:table-cell table:style-name="ce2" office:value-type="float" office:value="28.0890937019969" calcext:value-type="float">
            <text:p>2.81E+01</text:p>
          </table:table-cell>
          <table:table-cell office:value-type="float" office:value="2.41486597170909" calcext:value-type="float">
            <text:p>2.41486597170909</text:p>
          </table:table-cell>
          <table:table-cell table:style-name="ce2" office:value-type="float" office:value="26.1484895033282" calcext:value-type="float">
            <text:p>2.61E+01</text:p>
          </table:table-cell>
          <table:table-cell office:value-type="float" office:value="3.16319788602215" calcext:value-type="float">
            <text:p>3.16319788602215</text:p>
          </table:table-cell>
          <table:table-cell table:style-name="ce2" office:value-type="float" office:value="10.7783027933731" calcext:value-type="float">
            <text:p>1.08E+01</text:p>
          </table:table-cell>
          <table:table-cell office:value-type="float" office:value="0.601295683883604" calcext:value-type="float">
            <text:p>0.601295683883604</text:p>
          </table:table-cell>
          <table:table-cell table:style-name="ce2" office:value-type="float" office:value="5.07807627838085" calcext:value-type="float">
            <text:p>5.08E+00</text:p>
          </table:table-cell>
          <table:table-cell office:value-type="float" office:value="0.335109586268631" calcext:value-type="float">
            <text:p>0.335109586268631</text:p>
          </table:table-cell>
          <table:table-cell table:style-name="ce2" office:value-type="float" office:value="5.70022651499228" calcext:value-type="float">
            <text:p>5.70E+00</text:p>
          </table:table-cell>
          <table:table-cell office:value-type="float" office:value="0.35026908209196" calcext:value-type="float">
            <text:p>0.35026908209196</text:p>
          </table:table-cell>
          <table:table-cell table:style-name="ce2" office:value-type="float" office:value="4.36926961365038" calcext:value-type="float">
            <text:p>4.37E+00</text:p>
          </table:table-cell>
          <table:table-cell office:value-type="float" office:value="0.4442426670732" calcext:value-type="float">
            <text:p>0.4442426670732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-1758" calcext:value-type="float">
            <text:p>-1.76E+03</text:p>
          </table:table-cell>
          <table:table-cell office:value-type="float" office:value="3128.33789187074" calcext:value-type="float">
            <text:p>3128.33789187074</text:p>
          </table:table-cell>
          <table:table-cell table:style-name="ce2" office:value-type="float" office:value="77243.0285714286" calcext:value-type="float">
            <text:p>7.72E+04</text:p>
          </table:table-cell>
          <table:table-cell office:value-type="float" office:value="11722.2576403931" calcext:value-type="float">
            <text:p>11722.2576403931</text:p>
          </table:table-cell>
          <table:table-cell table:style-name="ce2" office:value-type="float" office:value="37742.5142857143" calcext:value-type="float">
            <text:p>3.77E+04</text:p>
          </table:table-cell>
          <table:table-cell office:value-type="float" office:value="5947.89894919172" calcext:value-type="float">
            <text:p>5947.89894919172</text:p>
          </table:table-cell>
          <table:table-cell table:style-name="ce2" office:value-type="float" office:value="39500.5142857143" calcext:value-type="float">
            <text:p>3.95E+04</text:p>
          </table:table-cell>
          <table:table-cell office:value-type="float" office:value="6182.3465744763" calcext:value-type="float">
            <text:p>6182.3465744763</text:p>
          </table:table-cell>
          <table:table-cell table:style-name="ce2" office:value-type="float" office:value="13626" calcext:value-type="float">
            <text:p>1.36E+04</text:p>
          </table:table-cell>
          <table:table-cell office:value-type="float" office:value="1653.4951725706" calcext:value-type="float">
            <text:p>1653.4951725706</text:p>
          </table:table-cell>
          <table:table-cell table:style-name="ce2" office:value-type="float" office:value="7069.71428571429" calcext:value-type="float">
            <text:p>7.07E+03</text:p>
          </table:table-cell>
          <table:table-cell office:value-type="float" office:value="753.252322415597" calcext:value-type="float">
            <text:p>753.252322415597</text:p>
          </table:table-cell>
          <table:table-cell table:style-name="ce2" office:value-type="float" office:value="6556.28571428572" calcext:value-type="float">
            <text:p>6.56E+03</text:p>
          </table:table-cell>
          <table:table-cell office:value-type="float" office:value="948.755382335301" calcext:value-type="float">
            <text:p>948.755382335301</text:p>
          </table:table-cell>
          <table:table-cell table:style-name="ce2" office:value-type="float" office:value="48.8387096774193" calcext:value-type="float">
            <text:p>4.88E+01</text:p>
          </table:table-cell>
          <table:table-cell office:value-type="float" office:value="5.92650599487671" calcext:value-type="float">
            <text:p>5.92650599487671</text:p>
          </table:table-cell>
          <table:table-cell table:style-name="ce2" office:value-type="float" office:value="25.3394777265745" calcext:value-type="float">
            <text:p>2.53E+01</text:p>
          </table:table-cell>
          <table:table-cell office:value-type="float" office:value="2.6998291126007" calcext:value-type="float">
            <text:p>2.6998291126007</text:p>
          </table:table-cell>
          <table:table-cell table:style-name="ce2" office:value-type="float" office:value="23.4992319508449" calcext:value-type="float">
            <text:p>2.35E+01</text:p>
          </table:table-cell>
          <table:table-cell office:value-type="float" office:value="3.40055692593298" calcext:value-type="float">
            <text:p>3.40055692593298</text:p>
          </table:table-cell>
          <table:table-cell table:style-name="ce2" office:value-type="float" office:value="11.3373241248523" calcext:value-type="float">
            <text:p>1.13E+01</text:p>
          </table:table-cell>
          <table:table-cell office:value-type="float" office:value="0.601201083342875" calcext:value-type="float">
            <text:p>0.601201083342875</text:p>
          </table:table-cell>
          <table:table-cell table:style-name="ce2" office:value-type="float" office:value="5.3169259533123" calcext:value-type="float">
            <text:p>5.32E+00</text:p>
          </table:table-cell>
          <table:table-cell office:value-type="float" office:value="0.341445562692255" calcext:value-type="float">
            <text:p>0.341445562692255</text:p>
          </table:table-cell>
          <table:table-cell table:style-name="ce2" office:value-type="float" office:value="6.02039817153999" calcext:value-type="float">
            <text:p>6.02E+00</text:p>
          </table:table-cell>
          <table:table-cell office:value-type="float" office:value="0.350739245271886" calcext:value-type="float">
            <text:p>0.350739245271886</text:p>
          </table:table-cell>
          <table:table-cell table:style-name="ce2" office:value-type="float" office:value="4.3176987881064" calcext:value-type="float">
            <text:p>4.32E+00</text:p>
          </table:table-cell>
          <table:table-cell office:value-type="float" office:value="0.448447825037785" calcext:value-type="float">
            <text:p>0.44844782503778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-1573.12857142857" calcext:value-type="float">
            <text:p>-1.57E+03</text:p>
          </table:table-cell>
          <table:table-cell office:value-type="float" office:value="3154.73343846276" calcext:value-type="float">
            <text:p>3154.73343846276</text:p>
          </table:table-cell>
          <table:table-cell table:style-name="ce2" office:value-type="float" office:value="78275.7571428572" calcext:value-type="float">
            <text:p>7.83E+04</text:p>
          </table:table-cell>
          <table:table-cell office:value-type="float" office:value="11863.9209862576" calcext:value-type="float">
            <text:p>11863.9209862576</text:p>
          </table:table-cell>
          <table:table-cell table:style-name="ce2" office:value-type="float" office:value="38351.3142857143" calcext:value-type="float">
            <text:p>3.84E+04</text:p>
          </table:table-cell>
          <table:table-cell office:value-type="float" office:value="6004.95655353109" calcext:value-type="float">
            <text:p>6004.95655353109</text:p>
          </table:table-cell>
          <table:table-cell table:style-name="ce2" office:value-type="float" office:value="39924.4428571428" calcext:value-type="float">
            <text:p>3.99E+04</text:p>
          </table:table-cell>
          <table:table-cell office:value-type="float" office:value="6268.41119488529" calcext:value-type="float">
            <text:p>6268.41119488529</text:p>
          </table:table-cell>
          <table:table-cell table:style-name="ce2" office:value-type="float" office:value="13939.4285714286" calcext:value-type="float">
            <text:p>1.39E+04</text:p>
          </table:table-cell>
          <table:table-cell office:value-type="float" office:value="1693.49864879467" calcext:value-type="float">
            <text:p>1693.49864879467</text:p>
          </table:table-cell>
          <table:table-cell table:style-name="ce2" office:value-type="float" office:value="7260" calcext:value-type="float">
            <text:p>7.26E+03</text:p>
          </table:table-cell>
          <table:table-cell office:value-type="float" office:value="763.07966257041" calcext:value-type="float">
            <text:p>763.07966257041</text:p>
          </table:table-cell>
          <table:table-cell table:style-name="ce2" office:value-type="float" office:value="6679.42857142857" calcext:value-type="float">
            <text:p>6.68E+03</text:p>
          </table:table-cell>
          <table:table-cell office:value-type="float" office:value="979.203737321133" calcext:value-type="float">
            <text:p>979.203737321133</text:p>
          </table:table-cell>
          <table:table-cell table:style-name="ce2" office:value-type="float" office:value="49.9621095750128" calcext:value-type="float">
            <text:p>5.00E+01</text:p>
          </table:table-cell>
          <table:table-cell office:value-type="float" office:value="6.06988763008844" calcext:value-type="float">
            <text:p>6.06988763008844</text:p>
          </table:table-cell>
          <table:table-cell table:style-name="ce2" office:value-type="float" office:value="26.0215053763441" calcext:value-type="float">
            <text:p>2.60E+01</text:p>
          </table:table-cell>
          <table:table-cell office:value-type="float" office:value="2.73505255401581" calcext:value-type="float">
            <text:p>2.73505255401581</text:p>
          </table:table-cell>
          <table:table-cell table:style-name="ce2" office:value-type="float" office:value="23.9406041986687" calcext:value-type="float">
            <text:p>2.39E+01</text:p>
          </table:table-cell>
          <table:table-cell office:value-type="float" office:value="3.50969081477108" calcext:value-type="float">
            <text:p>3.50969081477108</text:p>
          </table:table-cell>
          <table:table-cell table:style-name="ce2" office:value-type="float" office:value="11.2349253813098" calcext:value-type="float">
            <text:p>1.12E+01</text:p>
          </table:table-cell>
          <table:table-cell office:value-type="float" office:value="0.589624329582789" calcext:value-type="float">
            <text:p>0.589624329582789</text:p>
          </table:table-cell>
          <table:table-cell table:style-name="ce2" office:value-type="float" office:value="5.2611079896565" calcext:value-type="float">
            <text:p>5.26E+00</text:p>
          </table:table-cell>
          <table:table-cell office:value-type="float" office:value="0.337177949582945" calcext:value-type="float">
            <text:p>0.337177949582945</text:p>
          </table:table-cell>
          <table:table-cell table:style-name="ce2" office:value-type="float" office:value="5.9738173916533" calcext:value-type="float">
            <text:p>5.97E+00</text:p>
          </table:table-cell>
          <table:table-cell office:value-type="float" office:value="0.347990062887148" calcext:value-type="float">
            <text:p>0.347990062887148</text:p>
          </table:table-cell>
          <table:table-cell table:style-name="ce2" office:value-type="float" office:value="4.33085563388951" calcext:value-type="float">
            <text:p>4.33E+00</text:p>
          </table:table-cell>
          <table:table-cell office:value-type="float" office:value="0.449081277458405" calcext:value-type="float">
            <text:p>0.44908127745840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-1590.55714285714" calcext:value-type="float">
            <text:p>-1.59E+03</text:p>
          </table:table-cell>
          <table:table-cell office:value-type="float" office:value="3193.34190861331" calcext:value-type="float">
            <text:p>3193.34190861331</text:p>
          </table:table-cell>
          <table:table-cell table:style-name="ce2" office:value-type="float" office:value="71427.3" calcext:value-type="float">
            <text:p>7.14E+04</text:p>
          </table:table-cell>
          <table:table-cell office:value-type="float" office:value="11492.2491649186" calcext:value-type="float">
            <text:p>11492.2491649186</text:p>
          </table:table-cell>
          <table:table-cell table:style-name="ce2" office:value-type="float" office:value="34918.3714285714" calcext:value-type="float">
            <text:p>3.49E+04</text:p>
          </table:table-cell>
          <table:table-cell office:value-type="float" office:value="5838.35269715067" calcext:value-type="float">
            <text:p>5838.35269715067</text:p>
          </table:table-cell>
          <table:table-cell table:style-name="ce2" office:value-type="float" office:value="36508.9285714286" calcext:value-type="float">
            <text:p>3.65E+04</text:p>
          </table:table-cell>
          <table:table-cell office:value-type="float" office:value="6086.72732185468" calcext:value-type="float">
            <text:p>6086.72732185468</text:p>
          </table:table-cell>
          <table:table-cell table:style-name="ce2" office:value-type="float" office:value="11932.7142857143" calcext:value-type="float">
            <text:p>1.19E+04</text:p>
          </table:table-cell>
          <table:table-cell office:value-type="float" office:value="1578.43808098709" calcext:value-type="float">
            <text:p>1578.43808098709</text:p>
          </table:table-cell>
          <table:table-cell table:style-name="ce2" office:value-type="float" office:value="6246.42857142857" calcext:value-type="float">
            <text:p>6.25E+03</text:p>
          </table:table-cell>
          <table:table-cell office:value-type="float" office:value="723.33905449319" calcext:value-type="float">
            <text:p>723.33905449319</text:p>
          </table:table-cell>
          <table:table-cell table:style-name="ce2" office:value-type="float" office:value="5686.28571428572" calcext:value-type="float">
            <text:p>5.69E+03</text:p>
          </table:table-cell>
          <table:table-cell office:value-type="float" office:value="909.493848920645" calcext:value-type="float">
            <text:p>909.493848920645</text:p>
          </table:table-cell>
          <table:table-cell table:style-name="ce2" office:value-type="float" office:value="42.7695852534562" calcext:value-type="float">
            <text:p>4.28E+01</text:p>
          </table:table-cell>
          <table:table-cell office:value-type="float" office:value="5.65748416124405" calcext:value-type="float">
            <text:p>5.65748416124405</text:p>
          </table:table-cell>
          <table:table-cell table:style-name="ce2" office:value-type="float" office:value="22.3886328725038" calcext:value-type="float">
            <text:p>2.24E+01</text:p>
          </table:table-cell>
          <table:table-cell office:value-type="float" office:value="2.5926130985419" calcext:value-type="float">
            <text:p>2.5926130985419</text:p>
          </table:table-cell>
          <table:table-cell table:style-name="ce2" office:value-type="float" office:value="20.3809523809524" calcext:value-type="float">
            <text:p>2.04E+01</text:p>
          </table:table-cell>
          <table:table-cell office:value-type="float" office:value="3.25983458394496" calcext:value-type="float">
            <text:p>3.25983458394496</text:p>
          </table:table-cell>
          <table:table-cell table:style-name="ce2" office:value-type="float" office:value="11.9847795471362" calcext:value-type="float">
            <text:p>1.20E+01</text:p>
          </table:table-cell>
          <table:table-cell office:value-type="float" office:value="0.642804724101844" calcext:value-type="float">
            <text:p>0.642804724101844</text:p>
          </table:table-cell>
          <table:table-cell table:style-name="ce2" office:value-type="float" office:value="5.56512955098489" calcext:value-type="float">
            <text:p>5.57E+00</text:p>
          </table:table-cell>
          <table:table-cell office:value-type="float" office:value="0.375209978716142" calcext:value-type="float">
            <text:p>0.375209978716142</text:p>
          </table:table-cell>
          <table:table-cell table:style-name="ce2" office:value-type="float" office:value="6.41964999615131" calcext:value-type="float">
            <text:p>6.42E+00</text:p>
          </table:table-cell>
          <table:table-cell office:value-type="float" office:value="0.377088453775858" calcext:value-type="float">
            <text:p>0.377088453775858</text:p>
          </table:table-cell>
          <table:table-cell table:style-name="ce2" office:value-type="float" office:value="4.21774430213198" calcext:value-type="float">
            <text:p>4.22E+00</text:p>
          </table:table-cell>
          <table:table-cell office:value-type="float" office:value="0.456734290728046" calcext:value-type="float">
            <text:p>0.456734290728046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-1593.15714285714" calcext:value-type="float">
            <text:p>-1.59E+03</text:p>
          </table:table-cell>
          <table:table-cell office:value-type="float" office:value="3189.00866721805" calcext:value-type="float">
            <text:p>3189.00866721805</text:p>
          </table:table-cell>
          <table:table-cell table:style-name="ce2" office:value-type="float" office:value="71270.8428571429" calcext:value-type="float">
            <text:p>7.13E+04</text:p>
          </table:table-cell>
          <table:table-cell office:value-type="float" office:value="11489.1220507372" calcext:value-type="float">
            <text:p>11489.1220507372</text:p>
          </table:table-cell>
          <table:table-cell table:style-name="ce2" office:value-type="float" office:value="34838.8428571429" calcext:value-type="float">
            <text:p>3.48E+04</text:p>
          </table:table-cell>
          <table:table-cell office:value-type="float" office:value="5846.37962670847" calcext:value-type="float">
            <text:p>5846.37962670847</text:p>
          </table:table-cell>
          <table:table-cell table:style-name="ce2" office:value-type="float" office:value="36432" calcext:value-type="float">
            <text:p>3.64E+04</text:p>
          </table:table-cell>
          <table:table-cell office:value-type="float" office:value="6074.92355084172" calcext:value-type="float">
            <text:p>6074.92355084172</text:p>
          </table:table-cell>
          <table:table-cell table:style-name="ce2" office:value-type="float" office:value="11883.5714285714" calcext:value-type="float">
            <text:p>1.19E+04</text:p>
          </table:table-cell>
          <table:table-cell office:value-type="float" office:value="1576.96026375727" calcext:value-type="float">
            <text:p>1576.96026375727</text:p>
          </table:table-cell>
          <table:table-cell table:style-name="ce2" office:value-type="float" office:value="6220.71428571429" calcext:value-type="float">
            <text:p>6.22E+03</text:p>
          </table:table-cell>
          <table:table-cell office:value-type="float" office:value="725.093041179783" calcext:value-type="float">
            <text:p>725.093041179783</text:p>
          </table:table-cell>
          <table:table-cell table:style-name="ce2" office:value-type="float" office:value="5662.85714285714" calcext:value-type="float">
            <text:p>5.66E+03</text:p>
          </table:table-cell>
          <table:table-cell office:value-type="float" office:value="906.632927543514" calcext:value-type="float">
            <text:p>906.632927543514</text:p>
          </table:table-cell>
          <table:table-cell table:style-name="ce2" office:value-type="float" office:value="42.5934459805428" calcext:value-type="float">
            <text:p>4.26E+01</text:p>
          </table:table-cell>
          <table:table-cell office:value-type="float" office:value="5.65218732529486" calcext:value-type="float">
            <text:p>5.65218732529486</text:p>
          </table:table-cell>
          <table:table-cell table:style-name="ce2" office:value-type="float" office:value="22.2964669738863" calcext:value-type="float">
            <text:p>2.23E+01</text:p>
          </table:table-cell>
          <table:table-cell office:value-type="float" office:value="2.59889978917485" calcext:value-type="float">
            <text:p>2.59889978917485</text:p>
          </table:table-cell>
          <table:table-cell table:style-name="ce2" office:value-type="float" office:value="20.2969790066564" calcext:value-type="float">
            <text:p>2.03E+01</text:p>
          </table:table-cell>
          <table:table-cell office:value-type="float" office:value="3.24958038546062" calcext:value-type="float">
            <text:p>3.24958038546062</text:p>
          </table:table-cell>
          <table:table-cell table:style-name="ce2" office:value-type="float" office:value="12.0079831906189" calcext:value-type="float">
            <text:p>1.20E+01</text:p>
          </table:table-cell>
          <table:table-cell office:value-type="float" office:value="0.642313288721604" calcext:value-type="float">
            <text:p>0.642313288721604</text:p>
          </table:table-cell>
          <table:table-cell table:style-name="ce2" office:value-type="float" office:value="5.57531661706052" calcext:value-type="float">
            <text:p>5.58E+00</text:p>
          </table:table-cell>
          <table:table-cell office:value-type="float" office:value="0.37582914199772" calcext:value-type="float">
            <text:p>0.37582914199772</text:p>
          </table:table-cell>
          <table:table-cell table:style-name="ce2" office:value-type="float" office:value="6.43266657355835" calcext:value-type="float">
            <text:p>6.43E+00</text:p>
          </table:table-cell>
          <table:table-cell office:value-type="float" office:value="0.376305723573283" calcext:value-type="float">
            <text:p>0.376305723573283</text:p>
          </table:table-cell>
          <table:table-cell table:style-name="ce2" office:value-type="float" office:value="4.21557682048825" calcext:value-type="float">
            <text:p>4.22E+00</text:p>
          </table:table-cell>
          <table:table-cell office:value-type="float" office:value="0.4568202070937" calcext:value-type="float">
            <text:p>0.4568202070937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-1593.15714285714" calcext:value-type="float">
            <text:p>-1.59E+03</text:p>
          </table:table-cell>
          <table:table-cell office:value-type="float" office:value="3189.00866721805" calcext:value-type="float">
            <text:p>3189.00866721805</text:p>
          </table:table-cell>
          <table:table-cell table:style-name="ce2" office:value-type="float" office:value="71270.8428571429" calcext:value-type="float">
            <text:p>7.13E+04</text:p>
          </table:table-cell>
          <table:table-cell office:value-type="float" office:value="11489.1220507372" calcext:value-type="float">
            <text:p>11489.1220507372</text:p>
          </table:table-cell>
          <table:table-cell table:style-name="ce2" office:value-type="float" office:value="34838.8428571429" calcext:value-type="float">
            <text:p>3.48E+04</text:p>
          </table:table-cell>
          <table:table-cell office:value-type="float" office:value="5846.37962670847" calcext:value-type="float">
            <text:p>5846.37962670847</text:p>
          </table:table-cell>
          <table:table-cell table:style-name="ce2" office:value-type="float" office:value="36432" calcext:value-type="float">
            <text:p>3.64E+04</text:p>
          </table:table-cell>
          <table:table-cell office:value-type="float" office:value="6074.92355084172" calcext:value-type="float">
            <text:p>6074.92355084172</text:p>
          </table:table-cell>
          <table:table-cell table:style-name="ce2" office:value-type="float" office:value="11883.5714285714" calcext:value-type="float">
            <text:p>1.19E+04</text:p>
          </table:table-cell>
          <table:table-cell office:value-type="float" office:value="1576.96026375727" calcext:value-type="float">
            <text:p>1576.96026375727</text:p>
          </table:table-cell>
          <table:table-cell table:style-name="ce2" office:value-type="float" office:value="6220.71428571429" calcext:value-type="float">
            <text:p>6.22E+03</text:p>
          </table:table-cell>
          <table:table-cell office:value-type="float" office:value="725.093041179783" calcext:value-type="float">
            <text:p>725.093041179783</text:p>
          </table:table-cell>
          <table:table-cell table:style-name="ce2" office:value-type="float" office:value="5662.85714285714" calcext:value-type="float">
            <text:p>5.66E+03</text:p>
          </table:table-cell>
          <table:table-cell office:value-type="float" office:value="906.632927543514" calcext:value-type="float">
            <text:p>906.632927543514</text:p>
          </table:table-cell>
          <table:table-cell table:style-name="ce2" office:value-type="float" office:value="42.5934459805428" calcext:value-type="float">
            <text:p>4.26E+01</text:p>
          </table:table-cell>
          <table:table-cell office:value-type="float" office:value="5.65218732529486" calcext:value-type="float">
            <text:p>5.65218732529486</text:p>
          </table:table-cell>
          <table:table-cell table:style-name="ce2" office:value-type="float" office:value="22.2964669738863" calcext:value-type="float">
            <text:p>2.23E+01</text:p>
          </table:table-cell>
          <table:table-cell office:value-type="float" office:value="2.59889978917485" calcext:value-type="float">
            <text:p>2.59889978917485</text:p>
          </table:table-cell>
          <table:table-cell table:style-name="ce2" office:value-type="float" office:value="20.2969790066564" calcext:value-type="float">
            <text:p>2.03E+01</text:p>
          </table:table-cell>
          <table:table-cell office:value-type="float" office:value="3.24958038546062" calcext:value-type="float">
            <text:p>3.24958038546062</text:p>
          </table:table-cell>
          <table:table-cell table:style-name="ce2" office:value-type="float" office:value="12.0079831906189" calcext:value-type="float">
            <text:p>1.20E+01</text:p>
          </table:table-cell>
          <table:table-cell office:value-type="float" office:value="0.642313288721604" calcext:value-type="float">
            <text:p>0.642313288721604</text:p>
          </table:table-cell>
          <table:table-cell table:style-name="ce2" office:value-type="float" office:value="5.57531661706052" calcext:value-type="float">
            <text:p>5.58E+00</text:p>
          </table:table-cell>
          <table:table-cell office:value-type="float" office:value="0.37582914199772" calcext:value-type="float">
            <text:p>0.37582914199772</text:p>
          </table:table-cell>
          <table:table-cell table:style-name="ce2" office:value-type="float" office:value="6.43266657355835" calcext:value-type="float">
            <text:p>6.43E+00</text:p>
          </table:table-cell>
          <table:table-cell office:value-type="float" office:value="0.376305723573283" calcext:value-type="float">
            <text:p>0.376305723573283</text:p>
          </table:table-cell>
          <table:table-cell table:style-name="ce2" office:value-type="float" office:value="4.21557682048825" calcext:value-type="float">
            <text:p>4.22E+00</text:p>
          </table:table-cell>
          <table:table-cell office:value-type="float" office:value="0.4568202070937" calcext:value-type="float">
            <text:p>0.4568202070937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2" table:number-columns-repeated="14"/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2"/>
        </table:table-row>
        <table:table-row table:style-name="ro1" table:number-rows-repeated="13">
          <table:table-cell table:number-columns-repeated="35"/>
        </table:table-row>
        <table:table-row table:style-name="ro1" table:number-rows-repeated="7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5"/>
        </table:table-row>
        <table:table-row table:style-name="ro1" table:number-rows-repeated="4">
          <table:table-cell table:number-columns-repeated="21"/>
          <table:table-cell table:style-name="ce2" table:number-columns-repeated="14"/>
        </table:table-row>
        <table:table-row table:style-name="ro1" table:number-rows-repeated="5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33"/>
          <table:table-cell table:style-name="ce2" table:number-columns-repeated="2"/>
        </table:table-row>
        <table:table-row table:style-name="ro1">
          <table:table-cell table:number-columns-repeated="33"/>
          <table:table-cell table:style-name="ce2" table:number-columns-repeated="2"/>
        </table:table-row>
      </table:table>
      <table:table table:name="q10_2" table:style-name="ta1">
        <table:shapes>
          <draw:frame draw:z-index="0" draw:style-name="gr1" draw:text-style-name="P1" svg:width="30.012cm" svg:height="12.564cm" svg:x="68.218cm" svg:y="0.39cm">
            <draw:object draw:notify-on-update-of-ranges="q10_2.A4:q10_2.A10 q10_2.B2:q10_2.B3 q10_2.B4:q10_2.B10 q07_1.C4:q07_1.C10 q07_1.C4:q07_1.C10 q10_2.D2:q10_2.D3 q10_2.D4:q10_2.D10 q07_1.E4:q07_1.E10 q07_1.E4:q07_1.E10 q10_2.H2:q10_2.H3 q10_2.H4:q10_2.H10 q07_1.I4:q07_1.I10 q07_1.I4:q07_1.I10 q10_2.P2:q10_2.P3 q10_2.P4:q10_2.P10 q07_1.Q4:q07_1.Q10 q07_1.Q4:q07_1.Q10 q10_2.T2:q10_2.T3 q10_2.T4:q10_2.T10 q07_1.U4:q07_1.U10 q07_1.U4:q07_1.U10 q10_2.V2:q10_2.V3 q10_2.V4:q10_2.V10 q07_1.W4:q07_1.W10 q07_1.W4:q07_1.W10 q10_2.Z2:q10_2.Z3 q10_2.Z4:q10_2.Z10 q07_1.AA4:q07_1.AA10 q07_1.AA4:q07_1.AA10 q10_2.AB2:q10_2.AB3 q10_2.AB4:q10_2.AB10 q07_1.AC4:q07_1.AC10 q07_1.AC4:q07_1.A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office:value-type="float" office:value="-938.722222222222" calcext:value-type="float">
            <text:p>-9.39E+02</text:p>
          </table:table-cell>
          <table:table-cell office:value-type="float" office:value="2219.13521583811" calcext:value-type="float">
            <text:p>2219.13521583811</text:p>
          </table:table-cell>
          <table:table-cell office:value-type="float" office:value="87508.9222222222" calcext:value-type="float">
            <text:p>8.75E+04</text:p>
          </table:table-cell>
          <table:table-cell office:value-type="float" office:value="5728.66303265678" calcext:value-type="float">
            <text:p>5728.66303265678</text:p>
          </table:table-cell>
          <table:table-cell office:value-type="float" office:value="43285.1" calcext:value-type="float">
            <text:p>4.33E+04</text:p>
          </table:table-cell>
          <table:table-cell office:value-type="float" office:value="3091.97538404748" calcext:value-type="float">
            <text:p>3091.97538404748</text:p>
          </table:table-cell>
          <table:table-cell office:value-type="float" office:value="44223.8222222222" calcext:value-type="float">
            <text:p>4.42E+04</text:p>
          </table:table-cell>
          <table:table-cell office:value-type="float" office:value="3051.35360920282" calcext:value-type="float">
            <text:p>3051.35360920282</text:p>
          </table:table-cell>
          <table:table-cell office:value-type="float" office:value="33712.3333333333" calcext:value-type="float">
            <text:p>3.37E+04</text:p>
          </table:table-cell>
          <table:table-cell office:value-type="float" office:value="37.7565299723843" calcext:value-type="float">
            <text:p>37.7565299723843</text:p>
          </table:table-cell>
          <table:table-cell office:value-type="float" office:value="16941.2222222222" calcext:value-type="float">
            <text:p>1.69E+04</text:p>
          </table:table-cell>
          <table:table-cell office:value-type="float" office:value="423.886456961132" calcext:value-type="float">
            <text:p>423.886456961132</text:p>
          </table:table-cell>
          <table:table-cell office:value-type="float" office:value="16771.1111111111" calcext:value-type="float">
            <text:p>1.68E+04</text:p>
          </table:table-cell>
          <table:table-cell office:value-type="float" office:value="432.402961353937" calcext:value-type="float">
            <text:p>432.402961353937</text:p>
          </table:table-cell>
          <table:table-cell table:style-name="ce2" office:value-type="float" office:value="120.832735961768" calcext:value-type="float">
            <text:p>1.21E+02</text:p>
          </table:table-cell>
          <table:table-cell office:value-type="float" office:value="0.135328064417148" calcext:value-type="float">
            <text:p>0.135328064417148</text:p>
          </table:table-cell>
          <table:table-cell table:style-name="ce2" office:value-type="float" office:value="60.721226602947" calcext:value-type="float">
            <text:p>6.07E+01</text:p>
          </table:table-cell>
          <table:table-cell office:value-type="float" office:value="1.51930629735173" calcext:value-type="float">
            <text:p>1.51930629735173</text:p>
          </table:table-cell>
          <table:table-cell table:style-name="ce2" office:value-type="float" office:value="60.1115093588212" calcext:value-type="float">
            <text:p>6.01E+01</text:p>
          </table:table-cell>
          <table:table-cell office:value-type="float" office:value="1.54983140270228" calcext:value-type="float">
            <text:p>1.54983140270228</text:p>
          </table:table-cell>
          <table:table-cell table:style-name="ce2" office:value-type="float" office:value="5.19234416748941" calcext:value-type="float">
            <text:p>5.19E+00</text:p>
          </table:table-cell>
          <table:table-cell office:value-type="float" office:value="0.336647477678356" calcext:value-type="float">
            <text:p>0.336647477678356</text:p>
          </table:table-cell>
          <table:table-cell table:style-name="ce2" office:value-type="float" office:value="2.55630653709343" calcext:value-type="float">
            <text:p>2.56E+00</text:p>
          </table:table-cell>
          <table:table-cell office:value-type="float" office:value="0.190234058097679" calcext:value-type="float">
            <text:p>0.190234058097679</text:p>
          </table:table-cell>
          <table:table-cell table:style-name="ce2" office:value-type="float" office:value="2.63603763039598" calcext:value-type="float">
            <text:p>2.64E+00</text:p>
          </table:table-cell>
          <table:table-cell office:value-type="float" office:value="0.155388580313857" calcext:value-type="float">
            <text:p>0.155388580313857</text:p>
          </table:table-cell>
          <table:table-cell table:style-name="ce2" office:value-type="float" office:value="3.83195421988175" calcext:value-type="float">
            <text:p>3.83E+00</text:p>
          </table:table-cell>
          <table:table-cell office:value-type="float" office:value="0.299647408561105" calcext:value-type="float">
            <text:p>0.29964740856110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office:value-type="float" office:value="-1046.01111111111" calcext:value-type="float">
            <text:p>-1.05E+03</text:p>
          </table:table-cell>
          <table:table-cell office:value-type="float" office:value="1800.49933965519" calcext:value-type="float">
            <text:p>1800.49933965519</text:p>
          </table:table-cell>
          <table:table-cell office:value-type="float" office:value="58339.0111111111" calcext:value-type="float">
            <text:p>5.83E+04</text:p>
          </table:table-cell>
          <table:table-cell office:value-type="float" office:value="6120.58580283591" calcext:value-type="float">
            <text:p>6120.58580283591</text:p>
          </table:table-cell>
          <table:table-cell office:value-type="float" office:value="28646.5" calcext:value-type="float">
            <text:p>2.86E+04</text:p>
          </table:table-cell>
          <table:table-cell office:value-type="float" office:value="3425.79387230983" calcext:value-type="float">
            <text:p>3425.79387230983</text:p>
          </table:table-cell>
          <table:table-cell office:value-type="float" office:value="29692.5111111111" calcext:value-type="float">
            <text:p>2.97E+04</text:p>
          </table:table-cell>
          <table:table-cell office:value-type="float" office:value="2935.23773576044" calcext:value-type="float">
            <text:p>2935.23773576044</text:p>
          </table:table-cell>
          <table:table-cell office:value-type="float" office:value="11950.7777777778" calcext:value-type="float">
            <text:p>1.20E+04</text:p>
          </table:table-cell>
          <table:table-cell office:value-type="float" office:value="566.198390393288" calcext:value-type="float">
            <text:p>566.198390393288</text:p>
          </table:table-cell>
          <table:table-cell office:value-type="float" office:value="6021.55555555556" calcext:value-type="float">
            <text:p>6.02E+03</text:p>
          </table:table-cell>
          <table:table-cell office:value-type="float" office:value="359.651717672377" calcext:value-type="float">
            <text:p>359.651717672377</text:p>
          </table:table-cell>
          <table:table-cell office:value-type="float" office:value="5929.22222222222" calcext:value-type="float">
            <text:p>5.93E+03</text:p>
          </table:table-cell>
          <table:table-cell office:value-type="float" office:value="344.736542812939" calcext:value-type="float">
            <text:p>344.736542812939</text:p>
          </table:table-cell>
          <table:table-cell table:style-name="ce2" office:value-type="float" office:value="42.8343289526085" calcext:value-type="float">
            <text:p>4.28E+01</text:p>
          </table:table-cell>
          <table:table-cell office:value-type="float" office:value="2.0293849118039" calcext:value-type="float">
            <text:p>2.0293849118039</text:p>
          </table:table-cell>
          <table:table-cell table:style-name="ce2" office:value-type="float" office:value="21.5826363998407" calcext:value-type="float">
            <text:p>2.16E+01</text:p>
          </table:table-cell>
          <table:table-cell office:value-type="float" office:value="1.28907425689024" calcext:value-type="float">
            <text:p>1.28907425689024</text:p>
          </table:table-cell>
          <table:table-cell table:style-name="ce2" office:value-type="float" office:value="21.2516925527678" calcext:value-type="float">
            <text:p>2.13E+01</text:p>
          </table:table-cell>
          <table:table-cell office:value-type="float" office:value="1.2356148487919" calcext:value-type="float">
            <text:p>1.2356148487919</text:p>
          </table:table-cell>
          <table:table-cell table:style-name="ce2" office:value-type="float" office:value="9.75152876422248" calcext:value-type="float">
            <text:p>9.75E+00</text:p>
          </table:table-cell>
          <table:table-cell office:value-type="float" office:value="0.689552717972304" calcext:value-type="float">
            <text:p>0.689552717972304</text:p>
          </table:table-cell>
          <table:table-cell table:style-name="ce2" office:value-type="float" office:value="4.74646887812269" calcext:value-type="float">
            <text:p>4.75E+00</text:p>
          </table:table-cell>
          <table:table-cell office:value-type="float" office:value="0.384222008973302" calcext:value-type="float">
            <text:p>0.384222008973302</text:p>
          </table:table-cell>
          <table:table-cell table:style-name="ce2" office:value-type="float" office:value="5.00505988609978" calcext:value-type="float">
            <text:p>5.01E+00</text:p>
          </table:table-cell>
          <table:table-cell office:value-type="float" office:value="0.347844748899949" calcext:value-type="float">
            <text:p>0.347844748899949</text:p>
          </table:table-cell>
          <table:table-cell table:style-name="ce2" office:value-type="float" office:value="3.43174440771905" calcext:value-type="float">
            <text:p>3.43E+00</text:p>
          </table:table-cell>
          <table:table-cell office:value-type="float" office:value="0.326884450740394" calcext:value-type="float">
            <text:p>0.326884450740394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office:value-type="float" office:value="-1128.15555555556" calcext:value-type="float">
            <text:p>-1.13E+03</text:p>
          </table:table-cell>
          <table:table-cell office:value-type="float" office:value="1830.69425999544" calcext:value-type="float">
            <text:p>1830.69425999544</text:p>
          </table:table-cell>
          <table:table-cell office:value-type="float" office:value="53319.5111111111" calcext:value-type="float">
            <text:p>5.33E+04</text:p>
          </table:table-cell>
          <table:table-cell office:value-type="float" office:value="6272.72141550565" calcext:value-type="float">
            <text:p>6272.72141550565</text:p>
          </table:table-cell>
          <table:table-cell office:value-type="float" office:value="26095.6777777778" calcext:value-type="float">
            <text:p>2.61E+04</text:p>
          </table:table-cell>
          <table:table-cell office:value-type="float" office:value="3566.22023647751" calcext:value-type="float">
            <text:p>3566.22023647751</text:p>
          </table:table-cell>
          <table:table-cell office:value-type="float" office:value="27223.8333333333" calcext:value-type="float">
            <text:p>2.72E+04</text:p>
          </table:table-cell>
          <table:table-cell office:value-type="float" office:value="2937.90928042375" calcext:value-type="float">
            <text:p>2937.90928042375</text:p>
          </table:table-cell>
          <table:table-cell office:value-type="float" office:value="10168.1111111111" calcext:value-type="float">
            <text:p>1.02E+04</text:p>
          </table:table-cell>
          <table:table-cell office:value-type="float" office:value="603.734754938779" calcext:value-type="float">
            <text:p>603.734754938779</text:p>
          </table:table-cell>
          <table:table-cell office:value-type="float" office:value="5118.44444444444" calcext:value-type="float">
            <text:p>5.12E+03</text:p>
          </table:table-cell>
          <table:table-cell office:value-type="float" office:value="392.396373046753" calcext:value-type="float">
            <text:p>392.396373046753</text:p>
          </table:table-cell>
          <table:table-cell office:value-type="float" office:value="5049.66666666667" calcext:value-type="float">
            <text:p>5.05E+03</text:p>
          </table:table-cell>
          <table:table-cell office:value-type="float" office:value="300.338697695341" calcext:value-type="float">
            <text:p>300.338697695341</text:p>
          </table:table-cell>
          <table:table-cell table:style-name="ce2" office:value-type="float" office:value="36.4448426921545" calcext:value-type="float">
            <text:p>3.64E+01</text:p>
          </table:table-cell>
          <table:table-cell office:value-type="float" office:value="2.16392385282716" calcext:value-type="float">
            <text:p>2.16392385282716</text:p>
          </table:table-cell>
          <table:table-cell table:style-name="ce2" office:value-type="float" office:value="18.3456790123457" calcext:value-type="float">
            <text:p>1.83E+01</text:p>
          </table:table-cell>
          <table:table-cell office:value-type="float" office:value="1.4064386130708" calcext:value-type="float">
            <text:p>1.4064386130708</text:p>
          </table:table-cell>
          <table:table-cell table:style-name="ce2" office:value-type="float" office:value="18.0991636798088" calcext:value-type="float">
            <text:p>1.81E+01</text:p>
          </table:table-cell>
          <table:table-cell office:value-type="float" office:value="1.0764827874385" calcext:value-type="float">
            <text:p>1.0764827874385</text:p>
          </table:table-cell>
          <table:table-cell table:style-name="ce2" office:value-type="float" office:value="10.4673223189356" calcext:value-type="float">
            <text:p>1.05E+01</text:p>
          </table:table-cell>
          <table:table-cell office:value-type="float" office:value="0.777749366674862" calcext:value-type="float">
            <text:p>0.777749366674862</text:p>
          </table:table-cell>
          <table:table-cell table:style-name="ce2" office:value-type="float" office:value="5.081983511988" calcext:value-type="float">
            <text:p>5.08E+00</text:p>
          </table:table-cell>
          <table:table-cell office:value-type="float" office:value="0.428727127667764" calcext:value-type="float">
            <text:p>0.428727127667764</text:p>
          </table:table-cell>
          <table:table-cell table:style-name="ce2" office:value-type="float" office:value="5.38533880694761" calcext:value-type="float">
            <text:p>5.39E+00</text:p>
          </table:table-cell>
          <table:table-cell office:value-type="float" office:value="0.392307073171441" calcext:value-type="float">
            <text:p>0.392307073171441</text:p>
          </table:table-cell>
          <table:table-cell table:style-name="ce2" office:value-type="float" office:value="3.36386043161976" calcext:value-type="float">
            <text:p>3.36E+00</text:p>
          </table:table-cell>
          <table:table-cell office:value-type="float" office:value="0.336156700606355" calcext:value-type="float">
            <text:p>0.33615670060635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office:value-type="float" office:value="-1043.12222222222" calcext:value-type="float">
            <text:p>-1.04E+03</text:p>
          </table:table-cell>
          <table:table-cell office:value-type="float" office:value="1858.26676459411" calcext:value-type="float">
            <text:p>1858.26676459411</text:p>
          </table:table-cell>
          <table:table-cell office:value-type="float" office:value="54034.9" calcext:value-type="float">
            <text:p>5.40E+04</text:p>
          </table:table-cell>
          <table:table-cell office:value-type="float" office:value="6234.61683292031" calcext:value-type="float">
            <text:p>6234.61683292031</text:p>
          </table:table-cell>
          <table:table-cell office:value-type="float" office:value="26495.8888888889" calcext:value-type="float">
            <text:p>2.65E+04</text:p>
          </table:table-cell>
          <table:table-cell office:value-type="float" office:value="3565.80013475063" calcext:value-type="float">
            <text:p>3565.80013475063</text:p>
          </table:table-cell>
          <table:table-cell office:value-type="float" office:value="27539.0111111111" calcext:value-type="float">
            <text:p>2.75E+04</text:p>
          </table:table-cell>
          <table:table-cell office:value-type="float" office:value="2906.35004943942" calcext:value-type="float">
            <text:p>2906.35004943942</text:p>
          </table:table-cell>
          <table:table-cell office:value-type="float" office:value="10390" calcext:value-type="float">
            <text:p>1.04E+04</text:p>
          </table:table-cell>
          <table:table-cell office:value-type="float" office:value="600.653163000264" calcext:value-type="float">
            <text:p>600.653163000264</text:p>
          </table:table-cell>
          <table:table-cell office:value-type="float" office:value="5243.22222222222" calcext:value-type="float">
            <text:p>5.24E+03</text:p>
          </table:table-cell>
          <table:table-cell office:value-type="float" office:value="395.192436324881" calcext:value-type="float">
            <text:p>395.192436324881</text:p>
          </table:table-cell>
          <table:table-cell office:value-type="float" office:value="5146.77777777778" calcext:value-type="float">
            <text:p>5.15E+03</text:p>
          </table:table-cell>
          <table:table-cell office:value-type="float" office:value="298.697088397734" calcext:value-type="float">
            <text:p>298.697088397734</text:p>
          </table:table-cell>
          <table:table-cell table:style-name="ce2" office:value-type="float" office:value="37.2401433691756" calcext:value-type="float">
            <text:p>3.72E+01</text:p>
          </table:table-cell>
          <table:table-cell office:value-type="float" office:value="2.15287872043105" calcext:value-type="float">
            <text:p>2.15287872043105</text:p>
          </table:table-cell>
          <table:table-cell table:style-name="ce2" office:value-type="float" office:value="18.7929111907607" calcext:value-type="float">
            <text:p>1.88E+01</text:p>
          </table:table-cell>
          <table:table-cell office:value-type="float" office:value="1.41646034525047" calcext:value-type="float">
            <text:p>1.41646034525047</text:p>
          </table:table-cell>
          <table:table-cell table:style-name="ce2" office:value-type="float" office:value="18.447232178415" calcext:value-type="float">
            <text:p>1.84E+01</text:p>
          </table:table-cell>
          <table:table-cell office:value-type="float" office:value="1.070598883146" calcext:value-type="float">
            <text:p>1.070598883146</text:p>
          </table:table-cell>
          <table:table-cell table:style-name="ce2" office:value-type="float" office:value="10.3839949978287" calcext:value-type="float">
            <text:p>1.04E+01</text:p>
          </table:table-cell>
          <table:table-cell office:value-type="float" office:value="0.774385727820712" calcext:value-type="float">
            <text:p>0.774385727820712</text:p>
          </table:table-cell>
          <table:table-cell table:style-name="ce2" office:value-type="float" office:value="5.03814118374477" calcext:value-type="float">
            <text:p>5.04E+00</text:p>
          </table:table-cell>
          <table:table-cell office:value-type="float" office:value="0.42507739600909" calcext:value-type="float">
            <text:p>0.42507739600909</text:p>
          </table:table-cell>
          <table:table-cell table:style-name="ce2" office:value-type="float" office:value="5.34585381408397" calcext:value-type="float">
            <text:p>5.35E+00</text:p>
          </table:table-cell>
          <table:table-cell office:value-type="float" office:value="0.390800598650244" calcext:value-type="float">
            <text:p>0.390800598650244</text:p>
          </table:table-cell>
          <table:table-cell table:style-name="ce2" office:value-type="float" office:value="3.37489086239934" calcext:value-type="float">
            <text:p>3.37E+00</text:p>
          </table:table-cell>
          <table:table-cell office:value-type="float" office:value="0.334411986762239" calcext:value-type="float">
            <text:p>0.33441198676223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-970.611111111111" calcext:value-type="float">
            <text:p>-9.71E+02</text:p>
          </table:table-cell>
          <table:table-cell office:value-type="float" office:value="1793.21349317329" calcext:value-type="float">
            <text:p>1793.21349317329</text:p>
          </table:table-cell>
          <table:table-cell office:value-type="float" office:value="48102.3" calcext:value-type="float">
            <text:p>4.81E+04</text:p>
          </table:table-cell>
          <table:table-cell office:value-type="float" office:value="6620.02022991203" calcext:value-type="float">
            <text:p>6620.02022991203</text:p>
          </table:table-cell>
          <table:table-cell office:value-type="float" office:value="23565.8444444444" calcext:value-type="float">
            <text:p>2.36E+04</text:p>
          </table:table-cell>
          <table:table-cell office:value-type="float" office:value="3704.30523523676" calcext:value-type="float">
            <text:p>3704.30523523676</text:p>
          </table:table-cell>
          <table:table-cell office:value-type="float" office:value="24536.4555555556" calcext:value-type="float">
            <text:p>2.45E+04</text:p>
          </table:table-cell>
          <table:table-cell office:value-type="float" office:value="3130.21787779527" calcext:value-type="float">
            <text:p>3130.21787779527</text:p>
          </table:table-cell>
          <table:table-cell office:value-type="float" office:value="8590" calcext:value-type="float">
            <text:p>8.59E+03</text:p>
          </table:table-cell>
          <table:table-cell office:value-type="float" office:value="647.68956898948" calcext:value-type="float">
            <text:p>647.68956898948</text:p>
          </table:table-cell>
          <table:table-cell office:value-type="float" office:value="4340.11111111111" calcext:value-type="float">
            <text:p>4.34E+03</text:p>
          </table:table-cell>
          <table:table-cell office:value-type="float" office:value="407.738326883648" calcext:value-type="float">
            <text:p>407.738326883648</text:p>
          </table:table-cell>
          <table:table-cell office:value-type="float" office:value="4249.88888888889" calcext:value-type="float">
            <text:p>4.25E+03</text:p>
          </table:table-cell>
          <table:table-cell office:value-type="float" office:value="306.742542948188" calcext:value-type="float">
            <text:p>306.742542948188</text:p>
          </table:table-cell>
          <table:table-cell table:style-name="ce2" office:value-type="float" office:value="30.7885304659498" calcext:value-type="float">
            <text:p>3.08E+01</text:p>
          </table:table-cell>
          <table:table-cell office:value-type="float" office:value="2.3214679892096" calcext:value-type="float">
            <text:p>2.3214679892096</text:p>
          </table:table-cell>
          <table:table-cell table:style-name="ce2" office:value-type="float" office:value="15.5559538032656" calcext:value-type="float">
            <text:p>1.56E+01</text:p>
          </table:table-cell>
          <table:table-cell office:value-type="float" office:value="1.46142769492347" calcext:value-type="float">
            <text:p>1.46142769492347</text:p>
          </table:table-cell>
          <table:table-cell table:style-name="ce2" office:value-type="float" office:value="15.2325766626842" calcext:value-type="float">
            <text:p>1.52E+01</text:p>
          </table:table-cell>
          <table:table-cell office:value-type="float" office:value="1.09943563780713" calcext:value-type="float">
            <text:p>1.09943563780713</text:p>
          </table:table-cell>
          <table:table-cell table:style-name="ce2" office:value-type="float" office:value="11.164339855259" calcext:value-type="float">
            <text:p>1.12E+01</text:p>
          </table:table-cell>
          <table:table-cell office:value-type="float" office:value="0.853170894930221" calcext:value-type="float">
            <text:p>0.853170894930221</text:p>
          </table:table-cell>
          <table:table-cell table:style-name="ce2" office:value-type="float" office:value="5.40372474357287" calcext:value-type="float">
            <text:p>5.40E+00</text:p>
          </table:table-cell>
          <table:table-cell office:value-type="float" office:value="0.470836616737237" calcext:value-type="float">
            <text:p>0.470836616737237</text:p>
          </table:table-cell>
          <table:table-cell table:style-name="ce2" office:value-type="float" office:value="5.76061511168615" calcext:value-type="float">
            <text:p>5.76E+00</text:p>
          </table:table-cell>
          <table:table-cell office:value-type="float" office:value="0.43987058988624" calcext:value-type="float">
            <text:p>0.43987058988624</text:p>
          </table:table-cell>
          <table:table-cell table:style-name="ce2" office:value-type="float" office:value="3.2659868076875" calcext:value-type="float">
            <text:p>3.27E+00</text:p>
          </table:table-cell>
          <table:table-cell office:value-type="float" office:value="0.355741067604467" calcext:value-type="float">
            <text:p>0.355741067604467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7"/>
          <table:table-cell table:style-name="ce2" table:number-columns-repeated="2"/>
          <table:table-cell table:number-columns-repeated="2"/>
        </table:table-row>
        <table:table-row table:style-name="ro1" table:number-rows-repeated="1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7">
          <table:table-cell table:number-columns-repeated="1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ce2"/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2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4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4"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4"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8"/>
          <table:table-cell table:style-name="ce2" table:number-columns-repeated="2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1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</table:table>
      <table:table table:name="q15_2" table:style-name="ta1">
        <table:shapes>
          <draw:frame draw:z-index="0" draw:style-name="gr1" draw:text-style-name="P1" svg:width="30.012cm" svg:height="12.564cm" svg:x="68.218cm" svg:y="0.39cm">
            <draw:object draw:notify-on-update-of-ranges="q15_2.A4:q15_2.A10 q15_2.B2:q15_2.B3 q15_2.B4:q15_2.B10 q07_1.C4:q07_1.C10 q07_1.C4:q07_1.C10 q15_2.D2:q15_2.D3 q15_2.D4:q15_2.D10 q07_1.E4:q07_1.E10 q07_1.E4:q07_1.E10 q15_2.H2:q15_2.H3 q15_2.H4:q15_2.H10 q07_1.I4:q07_1.I10 q07_1.I4:q07_1.I10 q15_2.P2:q15_2.P3 q15_2.P4:q15_2.P10 q07_1.Q4:q07_1.Q10 q07_1.Q4:q07_1.Q10 q15_2.T2:q15_2.T3 q15_2.T4:q15_2.T10 q07_1.U4:q07_1.U10 q07_1.U4:q07_1.U10 q15_2.V2:q15_2.V3 q15_2.V4:q15_2.V10 q07_1.W4:q07_1.W10 q07_1.W4:q07_1.W10 q15_2.Z2:q15_2.Z3 q15_2.Z4:q15_2.Z10 q07_1.AA4:q07_1.AA10 q07_1.AA4:q07_1.AA10 q15_2.AB2:q15_2.AB3 q15_2.AB4:q15_2.AB10 q07_1.AC4:q07_1.AC10 q07_1.AC4:q07_1.A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-180.511111111111" calcext:value-type="float">
            <text:p>-1.81E+02</text:p>
          </table:table-cell>
          <table:table-cell office:value-type="float" office:value="2630.05750779731" calcext:value-type="float">
            <text:p>2630.05750779731</text:p>
          </table:table-cell>
          <table:table-cell table:style-name="ce2" office:value-type="float" office:value="104103.244444444" calcext:value-type="float">
            <text:p>1.04E+05</text:p>
          </table:table-cell>
          <table:table-cell office:value-type="float" office:value="7373.66773610455" calcext:value-type="float">
            <text:p>7373.66773610455</text:p>
          </table:table-cell>
          <table:table-cell table:style-name="ce2" office:value-type="float" office:value="51961.3666666667" calcext:value-type="float">
            <text:p>5.20E+04</text:p>
          </table:table-cell>
          <table:table-cell office:value-type="float" office:value="3162.91483252044" calcext:value-type="float">
            <text:p>3162.91483252044</text:p>
          </table:table-cell>
          <table:table-cell table:style-name="ce2" office:value-type="float" office:value="52141.8777777778" calcext:value-type="float">
            <text:p>5.21E+04</text:p>
          </table:table-cell>
          <table:table-cell office:value-type="float" office:value="4543.13316452614" calcext:value-type="float">
            <text:p>4543.13316452614</text:p>
          </table:table-cell>
          <table:table-cell table:style-name="ce2" office:value-type="float" office:value="33640.4444444444" calcext:value-type="float">
            <text:p>3.36E+04</text:p>
          </table:table-cell>
          <table:table-cell office:value-type="float" office:value="49.4707795035752" calcext:value-type="float">
            <text:p>49.4707795035752</text:p>
          </table:table-cell>
          <table:table-cell table:style-name="ce2" office:value-type="float" office:value="16950.8888888889" calcext:value-type="float">
            <text:p>1.70E+04</text:p>
          </table:table-cell>
          <table:table-cell office:value-type="float" office:value="423.295653032893" calcext:value-type="float">
            <text:p>423.295653032893</text:p>
          </table:table-cell>
          <table:table-cell table:style-name="ce2" office:value-type="float" office:value="16689.5555555556" calcext:value-type="float">
            <text:p>1.67E+04</text:p>
          </table:table-cell>
          <table:table-cell office:value-type="float" office:value="429.63346422299" calcext:value-type="float">
            <text:p>429.63346422299</text:p>
          </table:table-cell>
          <table:table-cell table:style-name="ce2" office:value-type="float" office:value="121.008792965628" calcext:value-type="float">
            <text:p>1.21E+02</text:p>
          </table:table-cell>
          <table:table-cell office:value-type="float" office:value="0.177952444257465" calcext:value-type="float">
            <text:p>0.177952444257465</text:p>
          </table:table-cell>
          <table:table-cell table:style-name="ce2" office:value-type="float" office:value="60.9744204636291" calcext:value-type="float">
            <text:p>6.10E+01</text:p>
          </table:table-cell>
          <table:table-cell office:value-type="float" office:value="1.52264623393127" calcext:value-type="float">
            <text:p>1.52264623393127</text:p>
          </table:table-cell>
          <table:table-cell table:style-name="ce2" office:value-type="float" office:value="60.0343725019984" calcext:value-type="float">
            <text:p>6.00E+01</text:p>
          </table:table-cell>
          <table:table-cell office:value-type="float" office:value="1.54544411591003" calcext:value-type="float">
            <text:p>1.54544411591003</text:p>
          </table:table-cell>
          <table:table-cell table:style-name="ce2" office:value-type="float" office:value="6.19058133188059" calcext:value-type="float">
            <text:p>6.19E+00</text:p>
          </table:table-cell>
          <table:table-cell office:value-type="float" office:value="0.434445006040411" calcext:value-type="float">
            <text:p>0.434445006040411</text:p>
          </table:table-cell>
          <table:table-cell table:style-name="ce2" office:value-type="float" office:value="3.06624316264987" calcext:value-type="float">
            <text:p>3.07E+00</text:p>
          </table:table-cell>
          <table:table-cell office:value-type="float" office:value="0.184684106772152" calcext:value-type="float">
            <text:p>0.184684106772152</text:p>
          </table:table-cell>
          <table:table-cell table:style-name="ce2" office:value-type="float" office:value="3.12433816923072" calcext:value-type="float">
            <text:p>3.12E+00</text:p>
          </table:table-cell>
          <table:table-cell office:value-type="float" office:value="0.262306220739821" calcext:value-type="float">
            <text:p>0.262306220739821</text:p>
          </table:table-cell>
          <table:table-cell table:style-name="ce2" office:value-type="float" office:value="4.5461625539858" calcext:value-type="float">
            <text:p>4.55E+00</text:p>
          </table:table-cell>
          <table:table-cell table:style-name="ce2" office:value-type="float" office:value="0.279311161552898" calcext:value-type="float">
            <text:p>2.79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-363.333333333333" calcext:value-type="float">
            <text:p>-3.63E+02</text:p>
          </table:table-cell>
          <table:table-cell office:value-type="float" office:value="2106.20662962271" calcext:value-type="float">
            <text:p>2106.20662962271</text:p>
          </table:table-cell>
          <table:table-cell table:style-name="ce2" office:value-type="float" office:value="77834.4666666667" calcext:value-type="float">
            <text:p>7.78E+04</text:p>
          </table:table-cell>
          <table:table-cell office:value-type="float" office:value="8527.93786054597" calcext:value-type="float">
            <text:p>8527.93786054597</text:p>
          </table:table-cell>
          <table:table-cell table:style-name="ce2" office:value-type="float" office:value="38735.5666666667" calcext:value-type="float">
            <text:p>3.87E+04</text:p>
          </table:table-cell>
          <table:table-cell office:value-type="float" office:value="3726.48515121451" calcext:value-type="float">
            <text:p>3726.48515121451</text:p>
          </table:table-cell>
          <table:table-cell table:style-name="ce2" office:value-type="float" office:value="39098.9" calcext:value-type="float">
            <text:p>3.91E+04</text:p>
          </table:table-cell>
          <table:table-cell office:value-type="float" office:value="4969.32829241315" calcext:value-type="float">
            <text:p>4969.32829241315</text:p>
          </table:table-cell>
          <table:table-cell table:style-name="ce2" office:value-type="float" office:value="14866" calcext:value-type="float">
            <text:p>1.49E+04</text:p>
          </table:table-cell>
          <table:table-cell office:value-type="float" office:value="1255.10442239326" calcext:value-type="float">
            <text:p>1255.10442239326</text:p>
          </table:table-cell>
          <table:table-cell table:style-name="ce2" office:value-type="float" office:value="7513.44444444444" calcext:value-type="float">
            <text:p>7.51E+03</text:p>
          </table:table-cell>
          <table:table-cell office:value-type="float" office:value="677.62544736276" calcext:value-type="float">
            <text:p>677.62544736276</text:p>
          </table:table-cell>
          <table:table-cell table:style-name="ce2" office:value-type="float" office:value="7352.55555555556" calcext:value-type="float">
            <text:p>7.35E+03</text:p>
          </table:table-cell>
          <table:table-cell office:value-type="float" office:value="663.322129069715" calcext:value-type="float">
            <text:p>663.322129069715</text:p>
          </table:table-cell>
          <table:table-cell table:style-name="ce2" office:value-type="float" office:value="53.4748201438849" calcext:value-type="float">
            <text:p>5.35E+01</text:p>
          </table:table-cell>
          <table:table-cell office:value-type="float" office:value="4.51476410932826" calcext:value-type="float">
            <text:p>4.51476410932826</text:p>
          </table:table-cell>
          <table:table-cell table:style-name="ce2" office:value-type="float" office:value="27.0267785771383" calcext:value-type="float">
            <text:p>2.70E+01</text:p>
          </table:table-cell>
          <table:table-cell office:value-type="float" office:value="2.43750160921856" calcext:value-type="float">
            <text:p>2.43750160921856</text:p>
          </table:table-cell>
          <table:table-cell table:style-name="ce2" office:value-type="float" office:value="26.4480415667466" calcext:value-type="float">
            <text:p>2.64E+01</text:p>
          </table:table-cell>
          <table:table-cell office:value-type="float" office:value="2.38605082399178" calcext:value-type="float">
            <text:p>2.38605082399178</text:p>
          </table:table-cell>
          <table:table-cell table:style-name="ce2" office:value-type="float" office:value="10.4598670476194" calcext:value-type="float">
            <text:p>1.05E+01</text:p>
          </table:table-cell>
          <table:table-cell office:value-type="float" office:value="0.347317931263358" calcext:value-type="float">
            <text:p>0.347317931263358</text:p>
          </table:table-cell>
          <table:table-cell table:style-name="ce2" office:value-type="float" office:value="5.15489739229107" calcext:value-type="float">
            <text:p>5.15E+00</text:p>
          </table:table-cell>
          <table:table-cell office:value-type="float" office:value="0.140114505876341" calcext:value-type="float">
            <text:p>0.140114505876341</text:p>
          </table:table-cell>
          <table:table-cell table:style-name="ce2" office:value-type="float" office:value="5.30496965532833" calcext:value-type="float">
            <text:p>5.30E+00</text:p>
          </table:table-cell>
          <table:table-cell office:value-type="float" office:value="0.306803277430752" calcext:value-type="float">
            <text:p>0.306803277430752</text:p>
          </table:table-cell>
          <table:table-cell table:style-name="ce2" office:value-type="float" office:value="4.1755366307795" calcext:value-type="float">
            <text:p>4.18E+00</text:p>
          </table:table-cell>
          <table:table-cell table:style-name="ce2" office:value-type="float" office:value="0.29432916499511" calcext:value-type="float">
            <text:p>2.94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-524.511111111111" calcext:value-type="float">
            <text:p>-5.25E+02</text:p>
          </table:table-cell>
          <table:table-cell office:value-type="float" office:value="1814.06703688728" calcext:value-type="float">
            <text:p>1814.06703688728</text:p>
          </table:table-cell>
          <table:table-cell table:style-name="ce2" office:value-type="float" office:value="72931.4888888889" calcext:value-type="float">
            <text:p>7.29E+04</text:p>
          </table:table-cell>
          <table:table-cell office:value-type="float" office:value="8925.12642704659" calcext:value-type="float">
            <text:p>8925.12642704659</text:p>
          </table:table-cell>
          <table:table-cell table:style-name="ce2" office:value-type="float" office:value="36203.4888888889" calcext:value-type="float">
            <text:p>3.62E+04</text:p>
          </table:table-cell>
          <table:table-cell office:value-type="float" office:value="3971.20538080609" calcext:value-type="float">
            <text:p>3971.20538080609</text:p>
          </table:table-cell>
          <table:table-cell table:style-name="ce2" office:value-type="float" office:value="36728" calcext:value-type="float">
            <text:p>3.67E+04</text:p>
          </table:table-cell>
          <table:table-cell office:value-type="float" office:value="5069.90022584271" calcext:value-type="float">
            <text:p>5069.90022584271</text:p>
          </table:table-cell>
          <table:table-cell table:style-name="ce2" office:value-type="float" office:value="13183.7777777778" calcext:value-type="float">
            <text:p>1.32E+04</text:p>
          </table:table-cell>
          <table:table-cell office:value-type="float" office:value="1380.68612393965" calcext:value-type="float">
            <text:p>1380.68612393965</text:p>
          </table:table-cell>
          <table:table-cell table:style-name="ce2" office:value-type="float" office:value="6651.22222222222" calcext:value-type="float">
            <text:p>6.65E+03</text:p>
          </table:table-cell>
          <table:table-cell office:value-type="float" office:value="753.647689246224" calcext:value-type="float">
            <text:p>753.647689246224</text:p>
          </table:table-cell>
          <table:table-cell table:style-name="ce2" office:value-type="float" office:value="6532.55555555556" calcext:value-type="float">
            <text:p>6.53E+03</text:p>
          </table:table-cell>
          <table:table-cell office:value-type="float" office:value="679.946911507903" calcext:value-type="float">
            <text:p>679.946911507903</text:p>
          </table:table-cell>
          <table:table-cell table:style-name="ce2" office:value-type="float" office:value="47.4236610711431" calcext:value-type="float">
            <text:p>4.74E+01</text:p>
          </table:table-cell>
          <table:table-cell office:value-type="float" office:value="4.96649684870379" calcext:value-type="float">
            <text:p>4.96649684870379</text:p>
          </table:table-cell>
          <table:table-cell table:style-name="ce2" office:value-type="float" office:value="23.9252597921663" calcext:value-type="float">
            <text:p>2.39E+01</text:p>
          </table:table-cell>
          <table:table-cell office:value-type="float" office:value="2.71096291095764" calcext:value-type="float">
            <text:p>2.71096291095764</text:p>
          </table:table-cell>
          <table:table-cell table:style-name="ce2" office:value-type="float" office:value="23.4984012789768" calcext:value-type="float">
            <text:p>2.35E+01</text:p>
          </table:table-cell>
          <table:table-cell office:value-type="float" office:value="2.44585219966871" calcext:value-type="float">
            <text:p>2.44585219966871</text:p>
          </table:table-cell>
          <table:table-cell table:style-name="ce2" office:value-type="float" office:value="11.0572442781785" calcext:value-type="float">
            <text:p>1.11E+01</text:p>
          </table:table-cell>
          <table:table-cell office:value-type="float" office:value="0.323855256259837" calcext:value-type="float">
            <text:p>0.323855256259837</text:p>
          </table:table-cell>
          <table:table-cell table:style-name="ce2" office:value-type="float" office:value="5.44918403192474" calcext:value-type="float">
            <text:p>5.45E+00</text:p>
          </table:table-cell>
          <table:table-cell office:value-type="float" office:value="0.168412143030005" calcext:value-type="float">
            <text:p>0.168412143030005</text:p>
          </table:table-cell>
          <table:table-cell table:style-name="ce2" office:value-type="float" office:value="5.60806024625374" calcext:value-type="float">
            <text:p>5.61E+00</text:p>
          </table:table-cell>
          <table:table-cell office:value-type="float" office:value="0.316254301824504" calcext:value-type="float">
            <text:p>0.316254301824504</text:p>
          </table:table-cell>
          <table:table-cell table:style-name="ce2" office:value-type="float" office:value="4.11800926026143" calcext:value-type="float">
            <text:p>4.12E+00</text:p>
          </table:table-cell>
          <table:table-cell table:style-name="ce2" office:value-type="float" office:value="0.303348030479888" calcext:value-type="float">
            <text:p>3.03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-411.644444444444" calcext:value-type="float">
            <text:p>-4.12E+02</text:p>
          </table:table-cell>
          <table:table-cell office:value-type="float" office:value="1842.33527598421" calcext:value-type="float">
            <text:p>1842.33527598421</text:p>
          </table:table-cell>
          <table:table-cell table:style-name="ce2" office:value-type="float" office:value="74057.7555555556" calcext:value-type="float">
            <text:p>7.41E+04</text:p>
          </table:table-cell>
          <table:table-cell office:value-type="float" office:value="9080.14799550354" calcext:value-type="float">
            <text:p>9080.14799550354</text:p>
          </table:table-cell>
          <table:table-cell table:style-name="ce2" office:value-type="float" office:value="36823.0555555555" calcext:value-type="float">
            <text:p>3.68E+04</text:p>
          </table:table-cell>
          <table:table-cell office:value-type="float" office:value="4066.9675214153" calcext:value-type="float">
            <text:p>4066.9675214153</text:p>
          </table:table-cell>
          <table:table-cell table:style-name="ce2" office:value-type="float" office:value="37234.7" calcext:value-type="float">
            <text:p>3.72E+04</text:p>
          </table:table-cell>
          <table:table-cell office:value-type="float" office:value="5136.2845155272" calcext:value-type="float">
            <text:p>5136.2845155272</text:p>
          </table:table-cell>
          <table:table-cell table:style-name="ce2" office:value-type="float" office:value="13523.4444444444" calcext:value-type="float">
            <text:p>1.35E+04</text:p>
          </table:table-cell>
          <table:table-cell office:value-type="float" office:value="1435.44674510227" calcext:value-type="float">
            <text:p>1435.44674510227</text:p>
          </table:table-cell>
          <table:table-cell table:style-name="ce2" office:value-type="float" office:value="6837.22222222222" calcext:value-type="float">
            <text:p>6.84E+03</text:p>
          </table:table-cell>
          <table:table-cell office:value-type="float" office:value="786.725390149684" calcext:value-type="float">
            <text:p>786.725390149684</text:p>
          </table:table-cell>
          <table:table-cell table:style-name="ce2" office:value-type="float" office:value="6686.22222222222" calcext:value-type="float">
            <text:p>6.69E+03</text:p>
          </table:table-cell>
          <table:table-cell office:value-type="float" office:value="708.565182099679" calcext:value-type="float">
            <text:p>708.565182099679</text:p>
          </table:table-cell>
          <table:table-cell table:style-name="ce2" office:value-type="float" office:value="48.6454836131095" calcext:value-type="float">
            <text:p>4.86E+01</text:p>
          </table:table-cell>
          <table:table-cell office:value-type="float" office:value="5.16347750036787" calcext:value-type="float">
            <text:p>5.16347750036787</text:p>
          </table:table-cell>
          <table:table-cell table:style-name="ce2" office:value-type="float" office:value="24.5943245403677" calcext:value-type="float">
            <text:p>2.46E+01</text:p>
          </table:table-cell>
          <table:table-cell office:value-type="float" office:value="2.8299474465816" calcext:value-type="float">
            <text:p>2.8299474465816</text:p>
          </table:table-cell>
          <table:table-cell table:style-name="ce2" office:value-type="float" office:value="24.0511590727418" calcext:value-type="float">
            <text:p>2.41E+01</text:p>
          </table:table-cell>
          <table:table-cell office:value-type="float" office:value="2.54879561906359" calcext:value-type="float">
            <text:p>2.54879561906359</text:p>
          </table:table-cell>
          <table:table-cell table:style-name="ce2" office:value-type="float" office:value="10.9483330794253" calcext:value-type="float">
            <text:p>1.09E+01</text:p>
          </table:table-cell>
          <table:table-cell office:value-type="float" office:value="0.320562677526" calcext:value-type="float">
            <text:p>0.320562677526</text:p>
          </table:table-cell>
          <table:table-cell table:style-name="ce2" office:value-type="float" office:value="5.39237572056337" calcext:value-type="float">
            <text:p>5.39E+00</text:p>
          </table:table-cell>
          <table:table-cell office:value-type="float" office:value="0.168523634911142" calcext:value-type="float">
            <text:p>0.168523634911142</text:p>
          </table:table-cell>
          <table:table-cell table:style-name="ce2" office:value-type="float" office:value="5.55595735886196" calcext:value-type="float">
            <text:p>5.56E+00</text:p>
          </table:table-cell>
          <table:table-cell office:value-type="float" office:value="0.315148402169879" calcext:value-type="float">
            <text:p>0.315148402169879</text:p>
          </table:table-cell>
          <table:table-cell table:style-name="ce2" office:value-type="float" office:value="4.13276034460234" calcext:value-type="float">
            <text:p>4.13E+00</text:p>
          </table:table-cell>
          <table:table-cell table:style-name="ce2" office:value-type="float" office:value="0.304092924714015" calcext:value-type="float">
            <text:p>3.04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-613.477777777778" calcext:value-type="float">
            <text:p>-6.13E+02</text:p>
          </table:table-cell>
          <table:table-cell office:value-type="float" office:value="1855.27838089525" calcext:value-type="float">
            <text:p>1855.27838089525</text:p>
          </table:table-cell>
          <table:table-cell table:style-name="ce2" office:value-type="float" office:value="67245.5444444444" calcext:value-type="float">
            <text:p>6.72E+04</text:p>
          </table:table-cell>
          <table:table-cell office:value-type="float" office:value="8940.48075976916" calcext:value-type="float">
            <text:p>8940.48075976916</text:p>
          </table:table-cell>
          <table:table-cell table:style-name="ce2" office:value-type="float" office:value="33316.0333333333" calcext:value-type="float">
            <text:p>3.33E+04</text:p>
          </table:table-cell>
          <table:table-cell office:value-type="float" office:value="3930.71668952792" calcext:value-type="float">
            <text:p>3930.71668952792</text:p>
          </table:table-cell>
          <table:table-cell table:style-name="ce2" office:value-type="float" office:value="33929.5111111111" calcext:value-type="float">
            <text:p>3.39E+04</text:p>
          </table:table-cell>
          <table:table-cell office:value-type="float" office:value="5122.16686079989" calcext:value-type="float">
            <text:p>5122.16686079989</text:p>
          </table:table-cell>
          <table:table-cell table:style-name="ce2" office:value-type="float" office:value="11519.8888888889" calcext:value-type="float">
            <text:p>1.15E+04</text:p>
          </table:table-cell>
          <table:table-cell office:value-type="float" office:value="1391.98846135419" calcext:value-type="float">
            <text:p>1391.98846135419</text:p>
          </table:table-cell>
          <table:table-cell table:style-name="ce2" office:value-type="float" office:value="5803.22222222222" calcext:value-type="float">
            <text:p>5.80E+03</text:p>
          </table:table-cell>
          <table:table-cell office:value-type="float" office:value="756.251248340976" calcext:value-type="float">
            <text:p>756.251248340976</text:p>
          </table:table-cell>
          <table:table-cell table:style-name="ce2" office:value-type="float" office:value="5716.66666666667" calcext:value-type="float">
            <text:p>5.72E+03</text:p>
          </table:table-cell>
          <table:table-cell office:value-type="float" office:value="679.549851004325" calcext:value-type="float">
            <text:p>679.549851004325</text:p>
          </table:table-cell>
          <table:table-cell table:style-name="ce2" office:value-type="float" office:value="41.4384492406075" calcext:value-type="float">
            <text:p>4.14E+01</text:p>
          </table:table-cell>
          <table:table-cell office:value-type="float" office:value="5.00715273868414" calcext:value-type="float">
            <text:p>5.00715273868414</text:p>
          </table:table-cell>
          <table:table-cell table:style-name="ce2" office:value-type="float" office:value="20.874900079936" calcext:value-type="float">
            <text:p>2.09E+01</text:p>
          </table:table-cell>
          <table:table-cell office:value-type="float" office:value="2.72032823144236" calcext:value-type="float">
            <text:p>2.72032823144236</text:p>
          </table:table-cell>
          <table:table-cell table:style-name="ce2" office:value-type="float" office:value="20.5635491606715" calcext:value-type="float">
            <text:p>2.06E+01</text:p>
          </table:table-cell>
          <table:table-cell office:value-type="float" office:value="2.44442392447599" calcext:value-type="float">
            <text:p>2.44442392447599</text:p>
          </table:table-cell>
          <table:table-cell table:style-name="ce2" office:value-type="float" office:value="11.6751261272489" calcext:value-type="float">
            <text:p>1.17E+01</text:p>
          </table:table-cell>
          <table:table-cell office:value-type="float" office:value="0.316538140330143" calcext:value-type="float">
            <text:p>0.316538140330143</text:p>
          </table:table-cell>
          <table:table-cell table:style-name="ce2" office:value-type="float" office:value="5.75538805153032" calcext:value-type="float">
            <text:p>5.76E+00</text:p>
          </table:table-cell>
          <table:table-cell office:value-type="float" office:value="0.204844410673895" calcext:value-type="float">
            <text:p>0.204844410673895</text:p>
          </table:table-cell>
          <table:table-cell table:style-name="ce2" office:value-type="float" office:value="5.91973807571859" calcext:value-type="float">
            <text:p>5.92E+00</text:p>
          </table:table-cell>
          <table:table-cell office:value-type="float" office:value="0.341917549783656" calcext:value-type="float">
            <text:p>0.341917549783656</text:p>
          </table:table-cell>
          <table:table-cell table:style-name="ce2" office:value-type="float" office:value="4.01961889557153" calcext:value-type="float">
            <text:p>4.02E+00</text:p>
          </table:table-cell>
          <table:table-cell table:style-name="ce2" office:value-type="float" office:value="0.310259583319887" calcext:value-type="float">
            <text:p>3.10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-637.6" calcext:value-type="float">
            <text:p>-6.38E+02</text:p>
          </table:table-cell>
          <table:table-cell office:value-type="float" office:value="1862.54771870265" calcext:value-type="float">
            <text:p>1862.54771870265</text:p>
          </table:table-cell>
          <table:table-cell table:style-name="ce2" office:value-type="float" office:value="67037.4666666667" calcext:value-type="float">
            <text:p>6.70E+04</text:p>
          </table:table-cell>
          <table:table-cell office:value-type="float" office:value="8922.3045062485" calcext:value-type="float">
            <text:p>8922.3045062485</text:p>
          </table:table-cell>
          <table:table-cell table:style-name="ce2" office:value-type="float" office:value="33199.9333333333" calcext:value-type="float">
            <text:p>3.32E+04</text:p>
          </table:table-cell>
          <table:table-cell office:value-type="float" office:value="3912.36178939411" calcext:value-type="float">
            <text:p>3912.36178939411</text:p>
          </table:table-cell>
          <table:table-cell table:style-name="ce2" office:value-type="float" office:value="33837.5333333333" calcext:value-type="float">
            <text:p>3.38E+04</text:p>
          </table:table-cell>
          <table:table-cell office:value-type="float" office:value="5121.69172073273" calcext:value-type="float">
            <text:p>5121.69172073273</text:p>
          </table:table-cell>
          <table:table-cell table:style-name="ce2" office:value-type="float" office:value="11459.7777777778" calcext:value-type="float">
            <text:p>1.15E+04</text:p>
          </table:table-cell>
          <table:table-cell office:value-type="float" office:value="1386.10050764147" calcext:value-type="float">
            <text:p>1386.10050764147</text:p>
          </table:table-cell>
          <table:table-cell table:style-name="ce2" office:value-type="float" office:value="5769.33333333333" calcext:value-type="float">
            <text:p>5.77E+03</text:p>
          </table:table-cell>
          <table:table-cell office:value-type="float" office:value="751.180996091414" calcext:value-type="float">
            <text:p>751.180996091414</text:p>
          </table:table-cell>
          <table:table-cell table:style-name="ce2" office:value-type="float" office:value="5690.44444444444" calcext:value-type="float">
            <text:p>5.69E+03</text:p>
          </table:table-cell>
          <table:table-cell office:value-type="float" office:value="678.17780544815" calcext:value-type="float">
            <text:p>678.17780544815</text:p>
          </table:table-cell>
          <table:table-cell table:style-name="ce2" office:value-type="float" office:value="41.2222222222222" calcext:value-type="float">
            <text:p>4.12E+01</text:p>
          </table:table-cell>
          <table:table-cell office:value-type="float" office:value="4.98597304907005" calcext:value-type="float">
            <text:p>4.98597304907005</text:p>
          </table:table-cell>
          <table:table-cell table:style-name="ce2" office:value-type="float" office:value="20.7529976019185" calcext:value-type="float">
            <text:p>2.08E+01</text:p>
          </table:table-cell>
          <table:table-cell office:value-type="float" office:value="2.70208991399789" calcext:value-type="float">
            <text:p>2.70208991399789</text:p>
          </table:table-cell>
          <table:table-cell table:style-name="ce2" office:value-type="float" office:value="20.4692246203038" calcext:value-type="float">
            <text:p>2.05E+01</text:p>
          </table:table-cell>
          <table:table-cell office:value-type="float" office:value="2.4394885088063" calcext:value-type="float">
            <text:p>2.4394885088063</text:p>
          </table:table-cell>
          <table:table-cell table:style-name="ce2" office:value-type="float" office:value="11.6998248582443" calcext:value-type="float">
            <text:p>1.17E+01</text:p>
          </table:table-cell>
          <table:table-cell office:value-type="float" office:value="0.317649921732415" calcext:value-type="float">
            <text:p>0.317649921732415</text:p>
          </table:table-cell>
          <table:table-cell table:style-name="ce2" office:value-type="float" office:value="5.76905441651089" calcext:value-type="float">
            <text:p>5.77E+00</text:p>
          </table:table-cell>
          <table:table-cell office:value-type="float" office:value="0.20618794514649" calcext:value-type="float">
            <text:p>0.20618794514649</text:p>
          </table:table-cell>
          <table:table-cell table:style-name="ce2" office:value-type="float" office:value="5.93077044173341" calcext:value-type="float">
            <text:p>5.93E+00</text:p>
          </table:table-cell>
          <table:table-cell office:value-type="float" office:value="0.342522794665287" calcext:value-type="float">
            <text:p>0.342522794665287</text:p>
          </table:table-cell>
          <table:table-cell table:style-name="ce2" office:value-type="float" office:value="4.01623604794585" calcext:value-type="float">
            <text:p>4.02E+00</text:p>
          </table:table-cell>
          <table:table-cell table:style-name="ce2" office:value-type="float" office:value="0.310343273457518" calcext:value-type="float">
            <text:p>3.10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-637.6" calcext:value-type="float">
            <text:p>-6.38E+02</text:p>
          </table:table-cell>
          <table:table-cell office:value-type="float" office:value="1862.54771870265" calcext:value-type="float">
            <text:p>1862.54771870265</text:p>
          </table:table-cell>
          <table:table-cell table:style-name="ce2" office:value-type="float" office:value="67037.4666666667" calcext:value-type="float">
            <text:p>6.70E+04</text:p>
          </table:table-cell>
          <table:table-cell office:value-type="float" office:value="8922.3045062485" calcext:value-type="float">
            <text:p>8922.3045062485</text:p>
          </table:table-cell>
          <table:table-cell table:style-name="ce2" office:value-type="float" office:value="33199.9333333333" calcext:value-type="float">
            <text:p>3.32E+04</text:p>
          </table:table-cell>
          <table:table-cell office:value-type="float" office:value="3912.36178939411" calcext:value-type="float">
            <text:p>3912.36178939411</text:p>
          </table:table-cell>
          <table:table-cell table:style-name="ce2" office:value-type="float" office:value="33837.5333333333" calcext:value-type="float">
            <text:p>3.38E+04</text:p>
          </table:table-cell>
          <table:table-cell office:value-type="float" office:value="5121.69172073273" calcext:value-type="float">
            <text:p>5121.69172073273</text:p>
          </table:table-cell>
          <table:table-cell table:style-name="ce2" office:value-type="float" office:value="11459.7777777778" calcext:value-type="float">
            <text:p>1.15E+04</text:p>
          </table:table-cell>
          <table:table-cell office:value-type="float" office:value="1386.10050764147" calcext:value-type="float">
            <text:p>1386.10050764147</text:p>
          </table:table-cell>
          <table:table-cell table:style-name="ce2" office:value-type="float" office:value="5769.33333333333" calcext:value-type="float">
            <text:p>5.77E+03</text:p>
          </table:table-cell>
          <table:table-cell office:value-type="float" office:value="751.180996091414" calcext:value-type="float">
            <text:p>751.180996091414</text:p>
          </table:table-cell>
          <table:table-cell table:style-name="ce2" office:value-type="float" office:value="5690.44444444444" calcext:value-type="float">
            <text:p>5.69E+03</text:p>
          </table:table-cell>
          <table:table-cell office:value-type="float" office:value="678.17780544815" calcext:value-type="float">
            <text:p>678.17780544815</text:p>
          </table:table-cell>
          <table:table-cell table:style-name="ce2" office:value-type="float" office:value="41.2222222222222" calcext:value-type="float">
            <text:p>4.12E+01</text:p>
          </table:table-cell>
          <table:table-cell office:value-type="float" office:value="4.98597304907005" calcext:value-type="float">
            <text:p>4.98597304907005</text:p>
          </table:table-cell>
          <table:table-cell table:style-name="ce2" office:value-type="float" office:value="20.7529976019185" calcext:value-type="float">
            <text:p>2.08E+01</text:p>
          </table:table-cell>
          <table:table-cell office:value-type="float" office:value="2.70208991399789" calcext:value-type="float">
            <text:p>2.70208991399789</text:p>
          </table:table-cell>
          <table:table-cell table:style-name="ce2" office:value-type="float" office:value="20.4692246203038" calcext:value-type="float">
            <text:p>2.05E+01</text:p>
          </table:table-cell>
          <table:table-cell office:value-type="float" office:value="2.4394885088063" calcext:value-type="float">
            <text:p>2.4394885088063</text:p>
          </table:table-cell>
          <table:table-cell table:style-name="ce2" office:value-type="float" office:value="11.6998248582443" calcext:value-type="float">
            <text:p>1.17E+01</text:p>
          </table:table-cell>
          <table:table-cell office:value-type="float" office:value="0.317649921732415" calcext:value-type="float">
            <text:p>0.317649921732415</text:p>
          </table:table-cell>
          <table:table-cell table:style-name="ce2" office:value-type="float" office:value="5.76905441651089" calcext:value-type="float">
            <text:p>5.77E+00</text:p>
          </table:table-cell>
          <table:table-cell office:value-type="float" office:value="0.20618794514649" calcext:value-type="float">
            <text:p>0.20618794514649</text:p>
          </table:table-cell>
          <table:table-cell table:style-name="ce2" office:value-type="float" office:value="5.93077044173341" calcext:value-type="float">
            <text:p>5.93E+00</text:p>
          </table:table-cell>
          <table:table-cell office:value-type="float" office:value="0.342522794665287" calcext:value-type="float">
            <text:p>0.342522794665287</text:p>
          </table:table-cell>
          <table:table-cell table:style-name="ce2" office:value-type="float" office:value="4.01623604794585" calcext:value-type="float">
            <text:p>4.02E+00</text:p>
          </table:table-cell>
          <table:table-cell table:style-name="ce2" office:value-type="float" office:value="0.310343273457518" calcext:value-type="float">
            <text:p>3.10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number-columns-repeated="14"/>
          <table:table-cell table:number-columns-repeated="21"/>
        </table:table-row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3"/>
        </table:table-row>
        <table:table-row table:style-name="ro1" table:number-rows-repeated="15">
          <table:table-cell table:number-columns-repeated="36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8"/>
          <table:table-cell table:style-name="ce2"/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  <table:table-cell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4">
          <table:table-cell table:number-columns-repeated="29"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3"/>
          <table:table-cell table:style-name="ce2" table:number-columns-repeated="2"/>
          <table:table-cell/>
        </table:table-row>
        <table:table-row table:style-name="ro1">
          <table:table-cell table:number-columns-repeated="33"/>
          <table:table-cell table:style-name="ce2" table:number-columns-repeated="2"/>
          <table:table-cell/>
        </table:table-row>
      </table:table>
      <table:table table:name="q20_2" table:style-name="ta1">
        <table:shapes>
          <draw:frame draw:z-index="0" draw:style-name="gr1" draw:text-style-name="P1" svg:width="30.012cm" svg:height="12.564cm" svg:x="68.218cm" svg:y="0.39cm">
            <draw:object draw:notify-on-update-of-ranges="q20_2.A4:q20_2.A10 q20_2.B2:q20_2.B3 q20_2.B4:q20_2.B10 q07_1.C4:q07_1.C10 q07_1.C4:q07_1.C10 q20_2.D2:q20_2.D3 q20_2.D4:q20_2.D10 q07_1.E4:q07_1.E10 q07_1.E4:q07_1.E10 q20_2.H2:q20_2.H3 q20_2.H4:q20_2.H10 q07_1.I4:q07_1.I10 q07_1.I4:q07_1.I10 q20_2.P2:q20_2.P3 q20_2.P4:q20_2.P10 q07_1.Q4:q07_1.Q10 q07_1.Q4:q07_1.Q10 q20_2.T2:q20_2.T3 q20_2.T4:q20_2.T10 q07_1.U4:q07_1.U10 q07_1.U4:q07_1.U10 q20_2.V2:q20_2.V3 q20_2.V4:q20_2.V10 q07_1.W4:q07_1.W10 q07_1.W4:q07_1.W10 q20_2.Z2:q20_2.Z3 q20_2.Z4:q20_2.Z10 q07_1.AA4:q07_1.AA10 q07_1.AA4:q07_1.AA10 q20_2.AB2:q20_2.AB3 q20_2.AB4:q20_2.AB10 q07_1.AC4:q07_1.AC10 q07_1.AC4:q07_1.AC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1045.03333333333" calcext:value-type="float">
            <text:p>1.05E+03</text:p>
          </table:table-cell>
          <table:table-cell office:value-type="float" office:value="3978.58483662498" calcext:value-type="float">
            <text:p>3978.58483662498</text:p>
          </table:table-cell>
          <table:table-cell table:style-name="ce2" office:value-type="float" office:value="102211.344444444" calcext:value-type="float">
            <text:p>1.02E+05</text:p>
          </table:table-cell>
          <table:table-cell office:value-type="float" office:value="6724.29559584102" calcext:value-type="float">
            <text:p>6724.29559584102</text:p>
          </table:table-cell>
          <table:table-cell table:style-name="ce2" office:value-type="float" office:value="51628.1888888889" calcext:value-type="float">
            <text:p>5.16E+04</text:p>
          </table:table-cell>
          <table:table-cell office:value-type="float" office:value="3991.95972965784" calcext:value-type="float">
            <text:p>3991.95972965784</text:p>
          </table:table-cell>
          <table:table-cell table:style-name="ce2" office:value-type="float" office:value="50583.1555555556" calcext:value-type="float">
            <text:p>5.06E+04</text:p>
          </table:table-cell>
          <table:table-cell office:value-type="float" office:value="3819.28027225349" calcext:value-type="float">
            <text:p>3819.28027225349</text:p>
          </table:table-cell>
          <table:table-cell table:style-name="ce2" office:value-type="float" office:value="33540.7777777778" calcext:value-type="float">
            <text:p>3.35E+04</text:p>
          </table:table-cell>
          <table:table-cell office:value-type="float" office:value="32.7406569464321" calcext:value-type="float">
            <text:p>32.7406569464321</text:p>
          </table:table-cell>
          <table:table-cell table:style-name="ce2" office:value-type="float" office:value="17218.6666666667" calcext:value-type="float">
            <text:p>1.72E+04</text:p>
          </table:table-cell>
          <table:table-cell office:value-type="float" office:value="558.22496460756" calcext:value-type="float">
            <text:p>558.22496460756</text:p>
          </table:table-cell>
          <table:table-cell table:style-name="ce2" office:value-type="float" office:value="16322.1111111111" calcext:value-type="float">
            <text:p>1.63E+04</text:p>
          </table:table-cell>
          <table:table-cell office:value-type="float" office:value="556.328528927616" calcext:value-type="float">
            <text:p>556.328528927616</text:p>
          </table:table-cell>
          <table:table-cell table:style-name="ce2" office:value-type="float" office:value="120.217841497411" calcext:value-type="float">
            <text:p>1.20E+02</text:p>
          </table:table-cell>
          <table:table-cell office:value-type="float" office:value="0.117350024897608" calcext:value-type="float">
            <text:p>0.117350024897608</text:p>
          </table:table-cell>
          <table:table-cell table:style-name="ce2" office:value-type="float" office:value="61.715651135006" calcext:value-type="float">
            <text:p>6.17E+01</text:p>
          </table:table-cell>
          <table:table-cell office:value-type="float" office:value="2.00080632475828" calcext:value-type="float">
            <text:p>2.00080632475828</text:p>
          </table:table-cell>
          <table:table-cell table:style-name="ce2" office:value-type="float" office:value="58.5021903624054" calcext:value-type="float">
            <text:p>5.85E+01</text:p>
          </table:table-cell>
          <table:table-cell office:value-type="float" office:value="1.99400906425669" calcext:value-type="float">
            <text:p>1.99400906425669</text:p>
          </table:table-cell>
          <table:table-cell table:style-name="ce2" office:value-type="float" office:value="6.09839898597892" calcext:value-type="float">
            <text:p>6.10E+00</text:p>
          </table:table-cell>
          <table:table-cell office:value-type="float" office:value="0.40600617834876" calcext:value-type="float">
            <text:p>0.40600617834876</text:p>
          </table:table-cell>
          <table:table-cell table:style-name="ce2" office:value-type="float" office:value="2.99537064383683" calcext:value-type="float">
            <text:p>3.00E+00</text:p>
          </table:table-cell>
          <table:table-cell office:value-type="float" office:value="0.166479616548014" calcext:value-type="float">
            <text:p>0.166479616548014</text:p>
          </table:table-cell>
          <table:table-cell table:style-name="ce2" office:value-type="float" office:value="3.10302834214208" calcext:value-type="float">
            <text:p>3.10E+00</text:p>
          </table:table-cell>
          <table:table-cell office:value-type="float" office:value="0.262002505608068" calcext:value-type="float">
            <text:p>0.262002505608068</text:p>
          </table:table-cell>
          <table:table-cell table:style-name="ce2" office:value-type="float" office:value="4.42585148946228" calcext:value-type="float">
            <text:p>4.43E+00</text:p>
          </table:table-cell>
          <table:table-cell office:value-type="float" office:value="0.382436951769144" calcext:value-type="float">
            <text:p>0.382436951769144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188.855555555556" calcext:value-type="float">
            <text:p>1.89E+02</text:p>
          </table:table-cell>
          <table:table-cell office:value-type="float" office:value="3616.87489480786" calcext:value-type="float">
            <text:p>3616.87489480786</text:p>
          </table:table-cell>
          <table:table-cell table:style-name="ce2" office:value-type="float" office:value="75748.5444444444" calcext:value-type="float">
            <text:p>7.57E+04</text:p>
          </table:table-cell>
          <table:table-cell office:value-type="float" office:value="7367.8397379891" calcext:value-type="float">
            <text:p>7367.8397379891</text:p>
          </table:table-cell>
          <table:table-cell table:style-name="ce2" office:value-type="float" office:value="37968.7" calcext:value-type="float">
            <text:p>3.80E+04</text:p>
          </table:table-cell>
          <table:table-cell office:value-type="float" office:value="4065.56392808345" calcext:value-type="float">
            <text:p>4065.56392808345</text:p>
          </table:table-cell>
          <table:table-cell table:style-name="ce2" office:value-type="float" office:value="37779.8444444444" calcext:value-type="float">
            <text:p>3.78E+04</text:p>
          </table:table-cell>
          <table:table-cell office:value-type="float" office:value="4141.8127856481" calcext:value-type="float">
            <text:p>4141.8127856481</text:p>
          </table:table-cell>
          <table:table-cell table:style-name="ce2" office:value-type="float" office:value="15081.5555555556" calcext:value-type="float">
            <text:p>1.51E+04</text:p>
          </table:table-cell>
          <table:table-cell office:value-type="float" office:value="739.716629093888" calcext:value-type="float">
            <text:p>739.716629093888</text:p>
          </table:table-cell>
          <table:table-cell table:style-name="ce2" office:value-type="float" office:value="7760.77777777778" calcext:value-type="float">
            <text:p>7.76E+03</text:p>
          </table:table-cell>
          <table:table-cell office:value-type="float" office:value="732.528312350493" calcext:value-type="float">
            <text:p>732.528312350493</text:p>
          </table:table-cell>
          <table:table-cell table:style-name="ce2" office:value-type="float" office:value="7320.77777777778" calcext:value-type="float">
            <text:p>7.32E+03</text:p>
          </table:table-cell>
          <table:table-cell office:value-type="float" office:value="346.425806639997" calcext:value-type="float">
            <text:p>346.425806639997</text:p>
          </table:table-cell>
          <table:table-cell table:style-name="ce2" office:value-type="float" office:value="54.0557546794106" calcext:value-type="float">
            <text:p>5.41E+01</text:p>
          </table:table-cell>
          <table:table-cell office:value-type="float" office:value="2.65131408277379" calcext:value-type="float">
            <text:p>2.65131408277379</text:p>
          </table:table-cell>
          <table:table-cell table:style-name="ce2" office:value-type="float" office:value="27.8164078056551" calcext:value-type="float">
            <text:p>2.78E+01</text:p>
          </table:table-cell>
          <table:table-cell office:value-type="float" office:value="2.62554950663259" calcext:value-type="float">
            <text:p>2.62554950663259</text:p>
          </table:table-cell>
          <table:table-cell table:style-name="ce2" office:value-type="float" office:value="26.2393468737555" calcext:value-type="float">
            <text:p>2.62E+01</text:p>
          </table:table-cell>
          <table:table-cell office:value-type="float" office:value="1.24166955784945" calcext:value-type="float">
            <text:p>1.24166955784945</text:p>
          </table:table-cell>
          <table:table-cell table:style-name="ce2" office:value-type="float" office:value="10.0430455707669" calcext:value-type="float">
            <text:p>1.00E+01</text:p>
          </table:table-cell>
          <table:table-cell office:value-type="float" office:value="0.561175150400347" calcext:value-type="float">
            <text:p>0.561175150400347</text:p>
          </table:table-cell>
          <table:table-cell table:style-name="ce2" office:value-type="float" office:value="4.88890126255829" calcext:value-type="float">
            <text:p>4.89E+00</text:p>
          </table:table-cell>
          <table:table-cell office:value-type="float" office:value="0.202551131223268" calcext:value-type="float">
            <text:p>0.202551131223268</text:p>
          </table:table-cell>
          <table:table-cell table:style-name="ce2" office:value-type="float" office:value="5.15414430820866" calcext:value-type="float">
            <text:p>5.15E+00</text:p>
          </table:table-cell>
          <table:table-cell office:value-type="float" office:value="0.443181155816288" calcext:value-type="float">
            <text:p>0.443181155816288</text:p>
          </table:table-cell>
          <table:table-cell table:style-name="ce2" office:value-type="float" office:value="4.02877762849692" calcext:value-type="float">
            <text:p>4.03E+00</text:p>
          </table:table-cell>
          <table:table-cell office:value-type="float" office:value="0.39820606639015" calcext:value-type="float">
            <text:p>0.39820606639015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-207.833333333333" calcext:value-type="float">
            <text:p>-2.08E+02</text:p>
          </table:table-cell>
          <table:table-cell office:value-type="float" office:value="3422.55562474073" calcext:value-type="float">
            <text:p>3422.55562474073</text:p>
          </table:table-cell>
          <table:table-cell table:style-name="ce2" office:value-type="float" office:value="71061.5444444444" calcext:value-type="float">
            <text:p>7.11E+04</text:p>
          </table:table-cell>
          <table:table-cell office:value-type="float" office:value="7507.35127682062" calcext:value-type="float">
            <text:p>7507.35127682062</text:p>
          </table:table-cell>
          <table:table-cell table:style-name="ce2" office:value-type="float" office:value="35426.8555555555" calcext:value-type="float">
            <text:p>3.54E+04</text:p>
          </table:table-cell>
          <table:table-cell office:value-type="float" office:value="4038.74024944278" calcext:value-type="float">
            <text:p>4038.74024944278</text:p>
          </table:table-cell>
          <table:table-cell table:style-name="ce2" office:value-type="float" office:value="35634.6888888889" calcext:value-type="float">
            <text:p>3.56E+04</text:p>
          </table:table-cell>
          <table:table-cell office:value-type="float" office:value="4210.18791701074" calcext:value-type="float">
            <text:p>4210.18791701074</text:p>
          </table:table-cell>
          <table:table-cell table:style-name="ce2" office:value-type="float" office:value="13443.6666666667" calcext:value-type="float">
            <text:p>1.34E+04</text:p>
          </table:table-cell>
          <table:table-cell office:value-type="float" office:value="791.013976558639" calcext:value-type="float">
            <text:p>791.013976558639</text:p>
          </table:table-cell>
          <table:table-cell table:style-name="ce2" office:value-type="float" office:value="6873.88888888889" calcext:value-type="float">
            <text:p>6.87E+03</text:p>
          </table:table-cell>
          <table:table-cell office:value-type="float" office:value="734.892500747096" calcext:value-type="float">
            <text:p>734.892500747096</text:p>
          </table:table-cell>
          <table:table-cell table:style-name="ce2" office:value-type="float" office:value="6569.77777777778" calcext:value-type="float">
            <text:p>6.57E+03</text:p>
          </table:table-cell>
          <table:table-cell office:value-type="float" office:value="350.883892723561" calcext:value-type="float">
            <text:p>350.883892723561</text:p>
          </table:table-cell>
          <table:table-cell table:style-name="ce2" office:value-type="float" office:value="48.1851851851852" calcext:value-type="float">
            <text:p>4.82E+01</text:p>
          </table:table-cell>
          <table:table-cell office:value-type="float" office:value="2.83517554322093" calcext:value-type="float">
            <text:p>2.83517554322093</text:p>
          </table:table-cell>
          <table:table-cell table:style-name="ce2" office:value-type="float" office:value="24.6375945838311" calcext:value-type="float">
            <text:p>2.46E+01</text:p>
          </table:table-cell>
          <table:table-cell office:value-type="float" office:value="2.6340233001688" calcext:value-type="float">
            <text:p>2.6340233001688</text:p>
          </table:table-cell>
          <table:table-cell table:style-name="ce2" office:value-type="float" office:value="23.547590601354" calcext:value-type="float">
            <text:p>2.35E+01</text:p>
          </table:table-cell>
          <table:table-cell office:value-type="float" office:value="1.25764836101635" calcext:value-type="float">
            <text:p>1.25764836101635</text:p>
          </table:table-cell>
          <table:table-cell table:style-name="ce2" office:value-type="float" office:value="10.5671403417933" calcext:value-type="float">
            <text:p>1.06E+01</text:p>
          </table:table-cell>
          <table:table-cell office:value-type="float" office:value="0.583351456965385" calcext:value-type="float">
            <text:p>0.583351456965385</text:p>
          </table:table-cell>
          <table:table-cell table:style-name="ce2" office:value-type="float" office:value="5.15291894961647" calcext:value-type="float">
            <text:p>5.15E+00</text:p>
          </table:table-cell>
          <table:table-cell office:value-type="float" office:value="0.22659221815346" calcext:value-type="float">
            <text:p>0.22659221815346</text:p>
          </table:table-cell>
          <table:table-cell table:style-name="ce2" office:value-type="float" office:value="5.41422139217683" calcext:value-type="float">
            <text:p>5.41E+00</text:p>
          </table:table-cell>
          <table:table-cell office:value-type="float" office:value="0.475174413966694" calcext:value-type="float">
            <text:p>0.475174413966694</text:p>
          </table:table-cell>
          <table:table-cell table:style-name="ce2" office:value-type="float" office:value="3.97332291471145" calcext:value-type="float">
            <text:p>3.97E+00</text:p>
          </table:table-cell>
          <table:table-cell office:value-type="float" office:value="0.405993749624134" calcext:value-type="float">
            <text:p>0.405993749624134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-119.822222222222" calcext:value-type="float">
            <text:p>-1.20E+02</text:p>
          </table:table-cell>
          <table:table-cell office:value-type="float" office:value="3503.37993301636" calcext:value-type="float">
            <text:p>3503.37993301636</text:p>
          </table:table-cell>
          <table:table-cell table:style-name="ce2" office:value-type="float" office:value="72336.8888888889" calcext:value-type="float">
            <text:p>7.23E+04</text:p>
          </table:table-cell>
          <table:table-cell office:value-type="float" office:value="7590.36537876866" calcext:value-type="float">
            <text:p>7590.36537876866</text:p>
          </table:table-cell>
          <table:table-cell table:style-name="ce2" office:value-type="float" office:value="36108.5333333333" calcext:value-type="float">
            <text:p>3.61E+04</text:p>
          </table:table-cell>
          <table:table-cell office:value-type="float" office:value="4127.03432826366" calcext:value-type="float">
            <text:p>4127.03432826366</text:p>
          </table:table-cell>
          <table:table-cell table:style-name="ce2" office:value-type="float" office:value="36228.3555555556" calcext:value-type="float">
            <text:p>3.62E+04</text:p>
          </table:table-cell>
          <table:table-cell office:value-type="float" office:value="4232.16805224806" calcext:value-type="float">
            <text:p>4232.16805224806</text:p>
          </table:table-cell>
          <table:table-cell table:style-name="ce2" office:value-type="float" office:value="13836.8888888889" calcext:value-type="float">
            <text:p>1.38E+04</text:p>
          </table:table-cell>
          <table:table-cell office:value-type="float" office:value="812.831053163973" calcext:value-type="float">
            <text:p>812.831053163973</text:p>
          </table:table-cell>
          <table:table-cell table:style-name="ce2" office:value-type="float" office:value="7087.11111111111" calcext:value-type="float">
            <text:p>7.09E+03</text:p>
          </table:table-cell>
          <table:table-cell office:value-type="float" office:value="769.096792701159" calcext:value-type="float">
            <text:p>769.096792701159</text:p>
          </table:table-cell>
          <table:table-cell table:style-name="ce2" office:value-type="float" office:value="6749.77777777778" calcext:value-type="float">
            <text:p>6.75E+03</text:p>
          </table:table-cell>
          <table:table-cell office:value-type="float" office:value="363.784361577563" calcext:value-type="float">
            <text:p>363.784361577563</text:p>
          </table:table-cell>
          <table:table-cell table:style-name="ce2" office:value-type="float" office:value="49.594583831143" calcext:value-type="float">
            <text:p>4.96E+01</text:p>
          </table:table-cell>
          <table:table-cell office:value-type="float" office:value="2.91337295040851" calcext:value-type="float">
            <text:p>2.91337295040851</text:p>
          </table:table-cell>
          <table:table-cell table:style-name="ce2" office:value-type="float" office:value="25.4018319394663" calcext:value-type="float">
            <text:p>2.54E+01</text:p>
          </table:table-cell>
          <table:table-cell office:value-type="float" office:value="2.75661932867799" calcext:value-type="float">
            <text:p>2.75661932867799</text:p>
          </table:table-cell>
          <table:table-cell table:style-name="ce2" office:value-type="float" office:value="24.1927518916766" calcext:value-type="float">
            <text:p>2.42E+01</text:p>
          </table:table-cell>
          <table:table-cell office:value-type="float" office:value="1.30388660063643" calcext:value-type="float">
            <text:p>1.30388660063643</text:p>
          </table:table-cell>
          <table:table-cell table:style-name="ce2" office:value-type="float" office:value="10.4535552127584" calcext:value-type="float">
            <text:p>1.05E+01</text:p>
          </table:table-cell>
          <table:table-cell office:value-type="float" office:value="0.577679344052656" calcext:value-type="float">
            <text:p>0.577679344052656</text:p>
          </table:table-cell>
          <table:table-cell table:style-name="ce2" office:value-type="float" office:value="5.09489376006562" calcext:value-type="float">
            <text:p>5.09E+00</text:p>
          </table:table-cell>
          <table:table-cell office:value-type="float" office:value="0.227641306247732" calcext:value-type="float">
            <text:p>0.227641306247732</text:p>
          </table:table-cell>
          <table:table-cell table:style-name="ce2" office:value-type="float" office:value="5.35866145269277" calcext:value-type="float">
            <text:p>5.36E+00</text:p>
          </table:table-cell>
          <table:table-cell office:value-type="float" office:value="0.469927584301796" calcext:value-type="float">
            <text:p>0.469927584301796</text:p>
          </table:table-cell>
          <table:table-cell table:style-name="ce2" office:value-type="float" office:value="3.99007646151818" calcext:value-type="float">
            <text:p>3.99E+00</text:p>
          </table:table-cell>
          <table:table-cell office:value-type="float" office:value="0.40555346054965" calcext:value-type="float">
            <text:p>0.40555346054965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-658.711111111111" calcext:value-type="float">
            <text:p>-6.59E+02</text:p>
          </table:table-cell>
          <table:table-cell office:value-type="float" office:value="3486.80767829717" calcext:value-type="float">
            <text:p>3486.80767829717</text:p>
          </table:table-cell>
          <table:table-cell table:style-name="ce2" office:value-type="float" office:value="65491.9333333333" calcext:value-type="float">
            <text:p>6.55E+04</text:p>
          </table:table-cell>
          <table:table-cell office:value-type="float" office:value="7401.21728411392" calcext:value-type="float">
            <text:p>7401.21728411392</text:p>
          </table:table-cell>
          <table:table-cell table:style-name="ce2" office:value-type="float" office:value="32416.6111111111" calcext:value-type="float">
            <text:p>3.24E+04</text:p>
          </table:table-cell>
          <table:table-cell office:value-type="float" office:value="3894.01395975482" calcext:value-type="float">
            <text:p>3894.01395975482</text:p>
          </table:table-cell>
          <table:table-cell table:style-name="ce2" office:value-type="float" office:value="33075.3222222222" calcext:value-type="float">
            <text:p>3.31E+04</text:p>
          </table:table-cell>
          <table:table-cell office:value-type="float" office:value="4278.38495431208" calcext:value-type="float">
            <text:p>4278.38495431208</text:p>
          </table:table-cell>
          <table:table-cell table:style-name="ce2" office:value-type="float" office:value="11830.6666666667" calcext:value-type="float">
            <text:p>1.18E+04</text:p>
          </table:table-cell>
          <table:table-cell office:value-type="float" office:value="797.143232633467" calcext:value-type="float">
            <text:p>797.143232633467</text:p>
          </table:table-cell>
          <table:table-cell table:style-name="ce2" office:value-type="float" office:value="6013.77777777778" calcext:value-type="float">
            <text:p>6.01E+03</text:p>
          </table:table-cell>
          <table:table-cell office:value-type="float" office:value="718.845799842092" calcext:value-type="float">
            <text:p>718.845799842092</text:p>
          </table:table-cell>
          <table:table-cell table:style-name="ce2" office:value-type="float" office:value="5816.88888888889" calcext:value-type="float">
            <text:p>5.82E+03</text:p>
          </table:table-cell>
          <table:table-cell office:value-type="float" office:value="375.199337965669" calcext:value-type="float">
            <text:p>375.199337965669</text:p>
          </table:table-cell>
          <table:table-cell table:style-name="ce2" office:value-type="float" office:value="42.4038231780167" calcext:value-type="float">
            <text:p>4.24E+01</text:p>
          </table:table-cell>
          <table:table-cell office:value-type="float" office:value="2.85714420298734" calcext:value-type="float">
            <text:p>2.85714420298734</text:p>
          </table:table-cell>
          <table:table-cell table:style-name="ce2" office:value-type="float" office:value="21.5547590601354" calcext:value-type="float">
            <text:p>2.16E+01</text:p>
          </table:table-cell>
          <table:table-cell office:value-type="float" office:value="2.57650824316162" calcext:value-type="float">
            <text:p>2.57650824316162</text:p>
          </table:table-cell>
          <table:table-cell table:style-name="ce2" office:value-type="float" office:value="20.8490641178813" calcext:value-type="float">
            <text:p>2.08E+01</text:p>
          </table:table-cell>
          <table:table-cell office:value-type="float" office:value="1.34480049450061" calcext:value-type="float">
            <text:p>1.34480049450061</text:p>
          </table:table-cell>
          <table:table-cell table:style-name="ce2" office:value-type="float" office:value="11.0668167345991" calcext:value-type="float">
            <text:p>1.11E+01</text:p>
          </table:table-cell>
          <table:table-cell office:value-type="float" office:value="0.627890412419007" calcext:value-type="float">
            <text:p>0.627890412419007</text:p>
          </table:table-cell>
          <table:table-cell table:style-name="ce2" office:value-type="float" office:value="5.39346345181169" calcext:value-type="float">
            <text:p>5.39E+00</text:p>
          </table:table-cell>
          <table:table-cell office:value-type="float" office:value="0.254031499405702" calcext:value-type="float">
            <text:p>0.254031499405702</text:p>
          </table:table-cell>
          <table:table-cell table:style-name="ce2" office:value-type="float" office:value="5.67335328278741" calcext:value-type="float">
            <text:p>5.67E+00</text:p>
          </table:table-cell>
          <table:table-cell office:value-type="float" office:value="0.516361588129367" calcext:value-type="float">
            <text:p>0.516361588129367</text:p>
          </table:table-cell>
          <table:table-cell table:style-name="ce2" office:value-type="float" office:value="3.86936930714857" calcext:value-type="float">
            <text:p>3.87E+00</text:p>
          </table:table-cell>
          <table:table-cell table:style-name="ce2" office:value-type="float" office:value="0.407957917652982" calcext:value-type="float">
            <text:p>4.08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-655.888888888889" calcext:value-type="float">
            <text:p>-6.56E+02</text:p>
          </table:table-cell>
          <table:table-cell office:value-type="float" office:value="3477.83617767793" calcext:value-type="float">
            <text:p>3477.83617767793</text:p>
          </table:table-cell>
          <table:table-cell table:style-name="ce2" office:value-type="float" office:value="65313.5555555556" calcext:value-type="float">
            <text:p>6.53E+04</text:p>
          </table:table-cell>
          <table:table-cell office:value-type="float" office:value="7384.54878665373" calcext:value-type="float">
            <text:p>7384.54878665373</text:p>
          </table:table-cell>
          <table:table-cell table:style-name="ce2" office:value-type="float" office:value="32328.8333333333" calcext:value-type="float">
            <text:p>3.23E+04</text:p>
          </table:table-cell>
          <table:table-cell office:value-type="float" office:value="3883.74195389504" calcext:value-type="float">
            <text:p>3883.74195389504</text:p>
          </table:table-cell>
          <table:table-cell table:style-name="ce2" office:value-type="float" office:value="32984.7222222222" calcext:value-type="float">
            <text:p>3.30E+04</text:p>
          </table:table-cell>
          <table:table-cell office:value-type="float" office:value="4269.66053289636" calcext:value-type="float">
            <text:p>4269.66053289636</text:p>
          </table:table-cell>
          <table:table-cell table:style-name="ce2" office:value-type="float" office:value="11774" calcext:value-type="float">
            <text:p>1.18E+04</text:p>
          </table:table-cell>
          <table:table-cell office:value-type="float" office:value="795.220304905083" calcext:value-type="float">
            <text:p>795.220304905083</text:p>
          </table:table-cell>
          <table:table-cell table:style-name="ce2" office:value-type="float" office:value="5985.77777777778" calcext:value-type="float">
            <text:p>5.99E+03</text:p>
          </table:table-cell>
          <table:table-cell office:value-type="float" office:value="715.371042463323" calcext:value-type="float">
            <text:p>715.371042463323</text:p>
          </table:table-cell>
          <table:table-cell table:style-name="ce2" office:value-type="float" office:value="5788.22222222222" calcext:value-type="float">
            <text:p>5.79E+03</text:p>
          </table:table-cell>
          <table:table-cell office:value-type="float" office:value="374.122017463043" calcext:value-type="float">
            <text:p>374.122017463043</text:p>
          </table:table-cell>
          <table:table-cell table:style-name="ce2" office:value-type="float" office:value="42.2007168458781" calcext:value-type="float">
            <text:p>4.22E+01</text:p>
          </table:table-cell>
          <table:table-cell office:value-type="float" office:value="2.85025198890711" calcext:value-type="float">
            <text:p>2.85025198890711</text:p>
          </table:table-cell>
          <table:table-cell table:style-name="ce2" office:value-type="float" office:value="21.4544006371963" calcext:value-type="float">
            <text:p>2.15E+01</text:p>
          </table:table-cell>
          <table:table-cell office:value-type="float" office:value="2.56405391563915" calcext:value-type="float">
            <text:p>2.56405391563915</text:p>
          </table:table-cell>
          <table:table-cell table:style-name="ce2" office:value-type="float" office:value="20.7463162086818" calcext:value-type="float">
            <text:p>2.07E+01</text:p>
          </table:table-cell>
          <table:table-cell office:value-type="float" office:value="1.34093913069191" calcext:value-type="float">
            <text:p>1.34093913069191</text:p>
          </table:table-cell>
          <table:table-cell table:style-name="ce2" office:value-type="float" office:value="11.0898827736074" calcext:value-type="float">
            <text:p>1.11E+01</text:p>
          </table:table-cell>
          <table:table-cell office:value-type="float" office:value="0.629504551861189" calcext:value-type="float">
            <text:p>0.629504551861189</text:p>
          </table:table-cell>
          <table:table-cell table:style-name="ce2" office:value-type="float" office:value="5.40398395718076" calcext:value-type="float">
            <text:p>5.40E+00</text:p>
          </table:table-cell>
          <table:table-cell office:value-type="float" office:value="0.254177576033438" calcext:value-type="float">
            <text:p>0.254177576033438</text:p>
          </table:table-cell>
          <table:table-cell table:style-name="ce2" office:value-type="float" office:value="5.68589881642668" calcext:value-type="float">
            <text:p>5.69E+00</text:p>
          </table:table-cell>
          <table:table-cell office:value-type="float" office:value="0.518170687188544" calcext:value-type="float">
            <text:p>0.518170687188544</text:p>
          </table:table-cell>
          <table:table-cell table:style-name="ce2" office:value-type="float" office:value="3.86675630898593" calcext:value-type="float">
            <text:p>3.87E+00</text:p>
          </table:table-cell>
          <table:table-cell table:style-name="ce2" office:value-type="float" office:value="0.407628743637716" calcext:value-type="float">
            <text:p>4.08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-655.888888888889" calcext:value-type="float">
            <text:p>-6.56E+02</text:p>
          </table:table-cell>
          <table:table-cell office:value-type="float" office:value="3477.83617767793" calcext:value-type="float">
            <text:p>3477.83617767793</text:p>
          </table:table-cell>
          <table:table-cell table:style-name="ce2" office:value-type="float" office:value="65313.5555555556" calcext:value-type="float">
            <text:p>6.53E+04</text:p>
          </table:table-cell>
          <table:table-cell office:value-type="float" office:value="7384.54878665373" calcext:value-type="float">
            <text:p>7384.54878665373</text:p>
          </table:table-cell>
          <table:table-cell table:style-name="ce2" office:value-type="float" office:value="32328.8333333333" calcext:value-type="float">
            <text:p>3.23E+04</text:p>
          </table:table-cell>
          <table:table-cell office:value-type="float" office:value="3883.74195389504" calcext:value-type="float">
            <text:p>3883.74195389504</text:p>
          </table:table-cell>
          <table:table-cell table:style-name="ce2" office:value-type="float" office:value="32984.7222222222" calcext:value-type="float">
            <text:p>3.30E+04</text:p>
          </table:table-cell>
          <table:table-cell office:value-type="float" office:value="4269.66053289636" calcext:value-type="float">
            <text:p>4269.66053289636</text:p>
          </table:table-cell>
          <table:table-cell table:style-name="ce2" office:value-type="float" office:value="11774" calcext:value-type="float">
            <text:p>1.18E+04</text:p>
          </table:table-cell>
          <table:table-cell office:value-type="float" office:value="795.220304905083" calcext:value-type="float">
            <text:p>795.220304905083</text:p>
          </table:table-cell>
          <table:table-cell table:style-name="ce2" office:value-type="float" office:value="5985.77777777778" calcext:value-type="float">
            <text:p>5.99E+03</text:p>
          </table:table-cell>
          <table:table-cell office:value-type="float" office:value="715.371042463323" calcext:value-type="float">
            <text:p>715.371042463323</text:p>
          </table:table-cell>
          <table:table-cell table:style-name="ce2" office:value-type="float" office:value="5788.22222222222" calcext:value-type="float">
            <text:p>5.79E+03</text:p>
          </table:table-cell>
          <table:table-cell office:value-type="float" office:value="374.122017463043" calcext:value-type="float">
            <text:p>374.122017463043</text:p>
          </table:table-cell>
          <table:table-cell table:style-name="ce2" office:value-type="float" office:value="42.2007168458781" calcext:value-type="float">
            <text:p>4.22E+01</text:p>
          </table:table-cell>
          <table:table-cell office:value-type="float" office:value="2.85025198890711" calcext:value-type="float">
            <text:p>2.85025198890711</text:p>
          </table:table-cell>
          <table:table-cell table:style-name="ce2" office:value-type="float" office:value="21.4544006371963" calcext:value-type="float">
            <text:p>2.15E+01</text:p>
          </table:table-cell>
          <table:table-cell office:value-type="float" office:value="2.56405391563915" calcext:value-type="float">
            <text:p>2.56405391563915</text:p>
          </table:table-cell>
          <table:table-cell table:style-name="ce2" office:value-type="float" office:value="20.7463162086818" calcext:value-type="float">
            <text:p>2.07E+01</text:p>
          </table:table-cell>
          <table:table-cell office:value-type="float" office:value="1.34093913069191" calcext:value-type="float">
            <text:p>1.34093913069191</text:p>
          </table:table-cell>
          <table:table-cell table:style-name="ce2" office:value-type="float" office:value="11.0898827736074" calcext:value-type="float">
            <text:p>1.11E+01</text:p>
          </table:table-cell>
          <table:table-cell office:value-type="float" office:value="0.629504551861189" calcext:value-type="float">
            <text:p>0.629504551861189</text:p>
          </table:table-cell>
          <table:table-cell table:style-name="ce2" office:value-type="float" office:value="5.40398395718076" calcext:value-type="float">
            <text:p>5.40E+00</text:p>
          </table:table-cell>
          <table:table-cell office:value-type="float" office:value="0.254177576033438" calcext:value-type="float">
            <text:p>0.254177576033438</text:p>
          </table:table-cell>
          <table:table-cell table:style-name="ce2" office:value-type="float" office:value="5.68589881642668" calcext:value-type="float">
            <text:p>5.69E+00</text:p>
          </table:table-cell>
          <table:table-cell office:value-type="float" office:value="0.518170687188544" calcext:value-type="float">
            <text:p>0.518170687188544</text:p>
          </table:table-cell>
          <table:table-cell table:style-name="ce2" office:value-type="float" office:value="3.86675630898593" calcext:value-type="float">
            <text:p>3.87E+00</text:p>
          </table:table-cell>
          <table:table-cell table:style-name="ce2" office:value-type="float" office:value="0.407628743637716" calcext:value-type="float">
            <text:p>4.08E-0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number-columns-repeated="14"/>
          <table:table-cell table:number-columns-repeated="21"/>
        </table:table-row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3"/>
        </table:table-row>
        <table:table-row table:style-name="ro1" table:number-rows-repeated="7">
          <table:table-cell table:number-columns-repeated="36"/>
        </table:table-row>
        <table:table-row table:style-name="ro1">
          <table:table-cell/>
          <table:table-cell table:style-name="ce2" office:value-type="float" office:value="1045.03333333333" calcext:value-type="float">
            <text:p>1.05E+03</text:p>
          </table:table-cell>
          <table:table-cell office:value-type="float" office:value="3978.58483662498" calcext:value-type="float">
            <text:p>3978.58483662498</text:p>
          </table:table-cell>
          <table:table-cell table:style-name="ce2" office:value-type="float" office:value="102211.344444444" calcext:value-type="float">
            <text:p>1.02E+05</text:p>
          </table:table-cell>
          <table:table-cell office:value-type="float" office:value="6724.29559584102" calcext:value-type="float">
            <text:p>6724.29559584102</text:p>
          </table:table-cell>
          <table:table-cell table:style-name="ce2" office:value-type="float" office:value="51628.1888888889" calcext:value-type="float">
            <text:p>5.16E+04</text:p>
          </table:table-cell>
          <table:table-cell office:value-type="float" office:value="3991.95972965784" calcext:value-type="float">
            <text:p>3991.95972965784</text:p>
          </table:table-cell>
          <table:table-cell table:style-name="ce2" office:value-type="float" office:value="-50583.1555555556" calcext:value-type="float">
            <text:p>-5.06E+04</text:p>
          </table:table-cell>
          <table:table-cell office:value-type="float" office:value="3819.28027225349" calcext:value-type="float">
            <text:p>3819.28027225349</text:p>
          </table:table-cell>
          <table:table-cell table:style-name="ce2" office:value-type="float" office:value="33540.7777777778" calcext:value-type="float">
            <text:p>3.35E+04</text:p>
          </table:table-cell>
          <table:table-cell office:value-type="float" office:value="32.7406569464321" calcext:value-type="float">
            <text:p>32.7406569464321</text:p>
          </table:table-cell>
          <table:table-cell table:style-name="ce2" office:value-type="float" office:value="17218.6666666667" calcext:value-type="float">
            <text:p>1.72E+04</text:p>
          </table:table-cell>
          <table:table-cell office:value-type="float" office:value="558.22496460756" calcext:value-type="float">
            <text:p>558.22496460756</text:p>
          </table:table-cell>
          <table:table-cell table:style-name="ce2" office:value-type="float" office:value="16322.1111111111" calcext:value-type="float">
            <text:p>1.63E+04</text:p>
          </table:table-cell>
          <table:table-cell office:value-type="float" office:value="556.328528927616" calcext:value-type="float">
            <text:p>556.328528927616</text:p>
          </table:table-cell>
          <table:table-cell table:style-name="ce2" office:value-type="float" office:value="120.217841497411" calcext:value-type="float">
            <text:p>1.20E+02</text:p>
          </table:table-cell>
          <table:table-cell office:value-type="float" office:value="0.117350024897608" calcext:value-type="float">
            <text:p>0.117350024897608</text:p>
          </table:table-cell>
          <table:table-cell table:style-name="ce2" office:value-type="float" office:value="61.715651135006" calcext:value-type="float">
            <text:p>6.17E+01</text:p>
          </table:table-cell>
          <table:table-cell office:value-type="float" office:value="2.00080632475828" calcext:value-type="float">
            <text:p>2.00080632475828</text:p>
          </table:table-cell>
          <table:table-cell table:style-name="ce2" office:value-type="float" office:value="58.5021903624054" calcext:value-type="float">
            <text:p>5.85E+01</text:p>
          </table:table-cell>
          <table:table-cell office:value-type="float" office:value="1.99400906425669" calcext:value-type="float">
            <text:p>1.99400906425669</text:p>
          </table:table-cell>
          <table:table-cell table:style-name="ce2" office:value-type="float" office:value="6.09839898597892" calcext:value-type="float">
            <text:p>6.10E+00</text:p>
          </table:table-cell>
          <table:table-cell office:value-type="float" office:value="0.40600617834876" calcext:value-type="float">
            <text:p>0.40600617834876</text:p>
          </table:table-cell>
          <table:table-cell table:style-name="ce2" office:value-type="float" office:value="2.99537064383683" calcext:value-type="float">
            <text:p>3.00E+00</text:p>
          </table:table-cell>
          <table:table-cell office:value-type="float" office:value="0.166479616548014" calcext:value-type="float">
            <text:p>0.166479616548014</text:p>
          </table:table-cell>
          <table:table-cell table:style-name="ce2" office:value-type="float" office:value="3.10302834214208" calcext:value-type="float">
            <text:p>3.10E+00</text:p>
          </table:table-cell>
          <table:table-cell office:value-type="float" office:value="0.262002505608068" calcext:value-type="float">
            <text:p>0.262002505608068</text:p>
          </table:table-cell>
          <table:table-cell table:style-name="ce2" office:value-type="float" office:value="4.42585148946228" calcext:value-type="float">
            <text:p>4.43E+00</text:p>
          </table:table-cell>
          <table:table-cell office:value-type="float" office:value="0.382436951769144" calcext:value-type="float">
            <text:p>0.38243695176914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88.855555555556" calcext:value-type="float">
            <text:p>1.89E+02</text:p>
          </table:table-cell>
          <table:table-cell office:value-type="float" office:value="3616.87489480786" calcext:value-type="float">
            <text:p>3616.87489480786</text:p>
          </table:table-cell>
          <table:table-cell table:style-name="ce2" office:value-type="float" office:value="75748.5444444444" calcext:value-type="float">
            <text:p>7.57E+04</text:p>
          </table:table-cell>
          <table:table-cell office:value-type="float" office:value="7367.8397379891" calcext:value-type="float">
            <text:p>7367.8397379891</text:p>
          </table:table-cell>
          <table:table-cell table:style-name="ce2" office:value-type="float" office:value="37968.7" calcext:value-type="float">
            <text:p>3.80E+04</text:p>
          </table:table-cell>
          <table:table-cell office:value-type="float" office:value="4065.56392808345" calcext:value-type="float">
            <text:p>4065.56392808345</text:p>
          </table:table-cell>
          <table:table-cell table:style-name="ce2" office:value-type="float" office:value="-37779.8444444444" calcext:value-type="float">
            <text:p>-3.78E+04</text:p>
          </table:table-cell>
          <table:table-cell office:value-type="float" office:value="4141.8127856481" calcext:value-type="float">
            <text:p>4141.8127856481</text:p>
          </table:table-cell>
          <table:table-cell table:style-name="ce2" office:value-type="float" office:value="15081.5555555556" calcext:value-type="float">
            <text:p>1.51E+04</text:p>
          </table:table-cell>
          <table:table-cell office:value-type="float" office:value="739.716629093888" calcext:value-type="float">
            <text:p>739.716629093888</text:p>
          </table:table-cell>
          <table:table-cell table:style-name="ce2" office:value-type="float" office:value="7760.77777777778" calcext:value-type="float">
            <text:p>7.76E+03</text:p>
          </table:table-cell>
          <table:table-cell office:value-type="float" office:value="732.528312350493" calcext:value-type="float">
            <text:p>732.528312350493</text:p>
          </table:table-cell>
          <table:table-cell table:style-name="ce2" office:value-type="float" office:value="7320.77777777778" calcext:value-type="float">
            <text:p>7.32E+03</text:p>
          </table:table-cell>
          <table:table-cell office:value-type="float" office:value="346.425806639997" calcext:value-type="float">
            <text:p>346.425806639997</text:p>
          </table:table-cell>
          <table:table-cell table:style-name="ce2" office:value-type="float" office:value="54.0557546794106" calcext:value-type="float">
            <text:p>5.41E+01</text:p>
          </table:table-cell>
          <table:table-cell office:value-type="float" office:value="2.65131408277379" calcext:value-type="float">
            <text:p>2.65131408277379</text:p>
          </table:table-cell>
          <table:table-cell table:style-name="ce2" office:value-type="float" office:value="27.8164078056551" calcext:value-type="float">
            <text:p>2.78E+01</text:p>
          </table:table-cell>
          <table:table-cell office:value-type="float" office:value="2.62554950663259" calcext:value-type="float">
            <text:p>2.62554950663259</text:p>
          </table:table-cell>
          <table:table-cell table:style-name="ce2" office:value-type="float" office:value="26.2393468737555" calcext:value-type="float">
            <text:p>2.62E+01</text:p>
          </table:table-cell>
          <table:table-cell office:value-type="float" office:value="1.24166955784945" calcext:value-type="float">
            <text:p>1.24166955784945</text:p>
          </table:table-cell>
          <table:table-cell table:style-name="ce2" office:value-type="float" office:value="10.0430455707669" calcext:value-type="float">
            <text:p>1.00E+01</text:p>
          </table:table-cell>
          <table:table-cell office:value-type="float" office:value="0.561175150400347" calcext:value-type="float">
            <text:p>0.561175150400347</text:p>
          </table:table-cell>
          <table:table-cell table:style-name="ce2" office:value-type="float" office:value="4.88890126255829" calcext:value-type="float">
            <text:p>4.89E+00</text:p>
          </table:table-cell>
          <table:table-cell office:value-type="float" office:value="0.202551131223268" calcext:value-type="float">
            <text:p>0.202551131223268</text:p>
          </table:table-cell>
          <table:table-cell table:style-name="ce2" office:value-type="float" office:value="5.15414430820866" calcext:value-type="float">
            <text:p>5.15E+00</text:p>
          </table:table-cell>
          <table:table-cell office:value-type="float" office:value="0.443181155816288" calcext:value-type="float">
            <text:p>0.443181155816288</text:p>
          </table:table-cell>
          <table:table-cell table:style-name="ce2" office:value-type="float" office:value="4.02877762849692" calcext:value-type="float">
            <text:p>4.03E+00</text:p>
          </table:table-cell>
          <table:table-cell office:value-type="float" office:value="0.39820606639015" calcext:value-type="float">
            <text:p>0.3982060663901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207.833333333333" calcext:value-type="float">
            <text:p>-2.08E+02</text:p>
          </table:table-cell>
          <table:table-cell office:value-type="float" office:value="3422.55562474073" calcext:value-type="float">
            <text:p>3422.55562474073</text:p>
          </table:table-cell>
          <table:table-cell table:style-name="ce2" office:value-type="float" office:value="71061.5444444444" calcext:value-type="float">
            <text:p>7.11E+04</text:p>
          </table:table-cell>
          <table:table-cell office:value-type="float" office:value="7507.35127682062" calcext:value-type="float">
            <text:p>7507.35127682062</text:p>
          </table:table-cell>
          <table:table-cell table:style-name="ce2" office:value-type="float" office:value="35426.8555555555" calcext:value-type="float">
            <text:p>3.54E+04</text:p>
          </table:table-cell>
          <table:table-cell office:value-type="float" office:value="4038.74024944278" calcext:value-type="float">
            <text:p>4038.74024944278</text:p>
          </table:table-cell>
          <table:table-cell table:style-name="ce2" office:value-type="float" office:value="-35634.6888888889" calcext:value-type="float">
            <text:p>-3.56E+04</text:p>
          </table:table-cell>
          <table:table-cell office:value-type="float" office:value="4210.18791701074" calcext:value-type="float">
            <text:p>4210.18791701074</text:p>
          </table:table-cell>
          <table:table-cell table:style-name="ce2" office:value-type="float" office:value="13443.6666666667" calcext:value-type="float">
            <text:p>1.34E+04</text:p>
          </table:table-cell>
          <table:table-cell office:value-type="float" office:value="791.013976558639" calcext:value-type="float">
            <text:p>791.013976558639</text:p>
          </table:table-cell>
          <table:table-cell table:style-name="ce2" office:value-type="float" office:value="6873.88888888889" calcext:value-type="float">
            <text:p>6.87E+03</text:p>
          </table:table-cell>
          <table:table-cell office:value-type="float" office:value="734.892500747096" calcext:value-type="float">
            <text:p>734.892500747096</text:p>
          </table:table-cell>
          <table:table-cell table:style-name="ce2" office:value-type="float" office:value="6569.77777777778" calcext:value-type="float">
            <text:p>6.57E+03</text:p>
          </table:table-cell>
          <table:table-cell office:value-type="float" office:value="350.883892723561" calcext:value-type="float">
            <text:p>350.883892723561</text:p>
          </table:table-cell>
          <table:table-cell table:style-name="ce2" office:value-type="float" office:value="48.1851851851852" calcext:value-type="float">
            <text:p>4.82E+01</text:p>
          </table:table-cell>
          <table:table-cell office:value-type="float" office:value="2.83517554322093" calcext:value-type="float">
            <text:p>2.83517554322093</text:p>
          </table:table-cell>
          <table:table-cell table:style-name="ce2" office:value-type="float" office:value="24.6375945838311" calcext:value-type="float">
            <text:p>2.46E+01</text:p>
          </table:table-cell>
          <table:table-cell office:value-type="float" office:value="2.6340233001688" calcext:value-type="float">
            <text:p>2.6340233001688</text:p>
          </table:table-cell>
          <table:table-cell table:style-name="ce2" office:value-type="float" office:value="23.547590601354" calcext:value-type="float">
            <text:p>2.35E+01</text:p>
          </table:table-cell>
          <table:table-cell office:value-type="float" office:value="1.25764836101635" calcext:value-type="float">
            <text:p>1.25764836101635</text:p>
          </table:table-cell>
          <table:table-cell table:style-name="ce2" office:value-type="float" office:value="10.5671403417933" calcext:value-type="float">
            <text:p>1.06E+01</text:p>
          </table:table-cell>
          <table:table-cell office:value-type="float" office:value="0.583351456965385" calcext:value-type="float">
            <text:p>0.583351456965385</text:p>
          </table:table-cell>
          <table:table-cell table:style-name="ce2" office:value-type="float" office:value="5.15291894961647" calcext:value-type="float">
            <text:p>5.15E+00</text:p>
          </table:table-cell>
          <table:table-cell office:value-type="float" office:value="0.22659221815346" calcext:value-type="float">
            <text:p>0.22659221815346</text:p>
          </table:table-cell>
          <table:table-cell table:style-name="ce2" office:value-type="float" office:value="5.41422139217683" calcext:value-type="float">
            <text:p>5.41E+00</text:p>
          </table:table-cell>
          <table:table-cell office:value-type="float" office:value="0.475174413966694" calcext:value-type="float">
            <text:p>0.475174413966694</text:p>
          </table:table-cell>
          <table:table-cell table:style-name="ce2" office:value-type="float" office:value="3.97332291471145" calcext:value-type="float">
            <text:p>3.97E+00</text:p>
          </table:table-cell>
          <table:table-cell office:value-type="float" office:value="0.405993749624134" calcext:value-type="float">
            <text:p>0.40599374962413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119.822222222222" calcext:value-type="float">
            <text:p>-1.20E+02</text:p>
          </table:table-cell>
          <table:table-cell office:value-type="float" office:value="3503.37993301636" calcext:value-type="float">
            <text:p>3503.37993301636</text:p>
          </table:table-cell>
          <table:table-cell table:style-name="ce2" office:value-type="float" office:value="72336.8888888889" calcext:value-type="float">
            <text:p>7.23E+04</text:p>
          </table:table-cell>
          <table:table-cell office:value-type="float" office:value="7590.36537876866" calcext:value-type="float">
            <text:p>7590.36537876866</text:p>
          </table:table-cell>
          <table:table-cell table:style-name="ce2" office:value-type="float" office:value="36108.5333333333" calcext:value-type="float">
            <text:p>3.61E+04</text:p>
          </table:table-cell>
          <table:table-cell office:value-type="float" office:value="4127.03432826366" calcext:value-type="float">
            <text:p>4127.03432826366</text:p>
          </table:table-cell>
          <table:table-cell table:style-name="ce2" office:value-type="float" office:value="-36228.3555555556" calcext:value-type="float">
            <text:p>-3.62E+04</text:p>
          </table:table-cell>
          <table:table-cell office:value-type="float" office:value="4232.16805224806" calcext:value-type="float">
            <text:p>4232.16805224806</text:p>
          </table:table-cell>
          <table:table-cell table:style-name="ce2" office:value-type="float" office:value="13836.8888888889" calcext:value-type="float">
            <text:p>1.38E+04</text:p>
          </table:table-cell>
          <table:table-cell office:value-type="float" office:value="812.831053163973" calcext:value-type="float">
            <text:p>812.831053163973</text:p>
          </table:table-cell>
          <table:table-cell table:style-name="ce2" office:value-type="float" office:value="7087.11111111111" calcext:value-type="float">
            <text:p>7.09E+03</text:p>
          </table:table-cell>
          <table:table-cell office:value-type="float" office:value="769.096792701159" calcext:value-type="float">
            <text:p>769.096792701159</text:p>
          </table:table-cell>
          <table:table-cell table:style-name="ce2" office:value-type="float" office:value="6749.77777777778" calcext:value-type="float">
            <text:p>6.75E+03</text:p>
          </table:table-cell>
          <table:table-cell office:value-type="float" office:value="363.784361577563" calcext:value-type="float">
            <text:p>363.784361577563</text:p>
          </table:table-cell>
          <table:table-cell table:style-name="ce2" office:value-type="float" office:value="49.594583831143" calcext:value-type="float">
            <text:p>4.96E+01</text:p>
          </table:table-cell>
          <table:table-cell office:value-type="float" office:value="2.91337295040851" calcext:value-type="float">
            <text:p>2.91337295040851</text:p>
          </table:table-cell>
          <table:table-cell table:style-name="ce2" office:value-type="float" office:value="25.4018319394663" calcext:value-type="float">
            <text:p>2.54E+01</text:p>
          </table:table-cell>
          <table:table-cell office:value-type="float" office:value="2.75661932867799" calcext:value-type="float">
            <text:p>2.75661932867799</text:p>
          </table:table-cell>
          <table:table-cell table:style-name="ce2" office:value-type="float" office:value="24.1927518916766" calcext:value-type="float">
            <text:p>2.42E+01</text:p>
          </table:table-cell>
          <table:table-cell office:value-type="float" office:value="1.30388660063643" calcext:value-type="float">
            <text:p>1.30388660063643</text:p>
          </table:table-cell>
          <table:table-cell table:style-name="ce2" office:value-type="float" office:value="10.4535552127584" calcext:value-type="float">
            <text:p>1.05E+01</text:p>
          </table:table-cell>
          <table:table-cell office:value-type="float" office:value="0.577679344052656" calcext:value-type="float">
            <text:p>0.577679344052656</text:p>
          </table:table-cell>
          <table:table-cell table:style-name="ce2" office:value-type="float" office:value="5.09489376006562" calcext:value-type="float">
            <text:p>5.09E+00</text:p>
          </table:table-cell>
          <table:table-cell office:value-type="float" office:value="0.227641306247732" calcext:value-type="float">
            <text:p>0.227641306247732</text:p>
          </table:table-cell>
          <table:table-cell table:style-name="ce2" office:value-type="float" office:value="5.35866145269277" calcext:value-type="float">
            <text:p>5.36E+00</text:p>
          </table:table-cell>
          <table:table-cell office:value-type="float" office:value="0.469927584301796" calcext:value-type="float">
            <text:p>0.469927584301796</text:p>
          </table:table-cell>
          <table:table-cell table:style-name="ce2" office:value-type="float" office:value="3.99007646151818" calcext:value-type="float">
            <text:p>3.99E+00</text:p>
          </table:table-cell>
          <table:table-cell office:value-type="float" office:value="0.40555346054965" calcext:value-type="float">
            <text:p>0.40555346054965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658.711111111111" calcext:value-type="float">
            <text:p>-6.59E+02</text:p>
          </table:table-cell>
          <table:table-cell office:value-type="float" office:value="3486.80767829717" calcext:value-type="float">
            <text:p>3486.80767829717</text:p>
          </table:table-cell>
          <table:table-cell table:style-name="ce2" office:value-type="float" office:value="65491.9333333333" calcext:value-type="float">
            <text:p>6.55E+04</text:p>
          </table:table-cell>
          <table:table-cell office:value-type="float" office:value="7401.21728411392" calcext:value-type="float">
            <text:p>7401.21728411392</text:p>
          </table:table-cell>
          <table:table-cell table:style-name="ce2" office:value-type="float" office:value="32416.6111111111" calcext:value-type="float">
            <text:p>3.24E+04</text:p>
          </table:table-cell>
          <table:table-cell office:value-type="float" office:value="3894.01395975482" calcext:value-type="float">
            <text:p>3894.01395975482</text:p>
          </table:table-cell>
          <table:table-cell table:style-name="ce2" office:value-type="float" office:value="-33075.3222222222" calcext:value-type="float">
            <text:p>-3.31E+04</text:p>
          </table:table-cell>
          <table:table-cell office:value-type="float" office:value="4278.38495431208" calcext:value-type="float">
            <text:p>4278.38495431208</text:p>
          </table:table-cell>
          <table:table-cell table:style-name="ce2" office:value-type="float" office:value="11830.6666666667" calcext:value-type="float">
            <text:p>1.18E+04</text:p>
          </table:table-cell>
          <table:table-cell office:value-type="float" office:value="797.143232633467" calcext:value-type="float">
            <text:p>797.143232633467</text:p>
          </table:table-cell>
          <table:table-cell table:style-name="ce2" office:value-type="float" office:value="6013.77777777778" calcext:value-type="float">
            <text:p>6.01E+03</text:p>
          </table:table-cell>
          <table:table-cell office:value-type="float" office:value="718.845799842092" calcext:value-type="float">
            <text:p>718.845799842092</text:p>
          </table:table-cell>
          <table:table-cell table:style-name="ce2" office:value-type="float" office:value="5816.88888888889" calcext:value-type="float">
            <text:p>5.82E+03</text:p>
          </table:table-cell>
          <table:table-cell office:value-type="float" office:value="375.199337965669" calcext:value-type="float">
            <text:p>375.199337965669</text:p>
          </table:table-cell>
          <table:table-cell table:style-name="ce2" office:value-type="float" office:value="42.4038231780167" calcext:value-type="float">
            <text:p>4.24E+01</text:p>
          </table:table-cell>
          <table:table-cell office:value-type="float" office:value="2.85714420298734" calcext:value-type="float">
            <text:p>2.85714420298734</text:p>
          </table:table-cell>
          <table:table-cell table:style-name="ce2" office:value-type="float" office:value="21.5547590601354" calcext:value-type="float">
            <text:p>2.16E+01</text:p>
          </table:table-cell>
          <table:table-cell office:value-type="float" office:value="2.57650824316162" calcext:value-type="float">
            <text:p>2.57650824316162</text:p>
          </table:table-cell>
          <table:table-cell table:style-name="ce2" office:value-type="float" office:value="20.8490641178813" calcext:value-type="float">
            <text:p>2.08E+01</text:p>
          </table:table-cell>
          <table:table-cell office:value-type="float" office:value="1.34480049450061" calcext:value-type="float">
            <text:p>1.34480049450061</text:p>
          </table:table-cell>
          <table:table-cell table:style-name="ce2" office:value-type="float" office:value="11.0668167345991" calcext:value-type="float">
            <text:p>1.11E+01</text:p>
          </table:table-cell>
          <table:table-cell office:value-type="float" office:value="0.627890412419007" calcext:value-type="float">
            <text:p>0.627890412419007</text:p>
          </table:table-cell>
          <table:table-cell table:style-name="ce2" office:value-type="float" office:value="5.39346345181169" calcext:value-type="float">
            <text:p>5.39E+00</text:p>
          </table:table-cell>
          <table:table-cell office:value-type="float" office:value="0.254031499405702" calcext:value-type="float">
            <text:p>0.254031499405702</text:p>
          </table:table-cell>
          <table:table-cell table:style-name="ce2" office:value-type="float" office:value="5.67335328278741" calcext:value-type="float">
            <text:p>5.67E+00</text:p>
          </table:table-cell>
          <table:table-cell office:value-type="float" office:value="0.516361588129367" calcext:value-type="float">
            <text:p>0.516361588129367</text:p>
          </table:table-cell>
          <table:table-cell table:style-name="ce2" office:value-type="float" office:value="3.86936930714857" calcext:value-type="float">
            <text:p>3.87E+00</text:p>
          </table:table-cell>
          <table:table-cell table:style-name="ce2" office:value-type="float" office:value="0.407957917652982" calcext:value-type="float">
            <text:p>4.08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655.888888888889" calcext:value-type="float">
            <text:p>-6.56E+02</text:p>
          </table:table-cell>
          <table:table-cell office:value-type="float" office:value="3477.83617767793" calcext:value-type="float">
            <text:p>3477.83617767793</text:p>
          </table:table-cell>
          <table:table-cell table:style-name="ce2" office:value-type="float" office:value="65313.5555555556" calcext:value-type="float">
            <text:p>6.53E+04</text:p>
          </table:table-cell>
          <table:table-cell office:value-type="float" office:value="7384.54878665373" calcext:value-type="float">
            <text:p>7384.54878665373</text:p>
          </table:table-cell>
          <table:table-cell table:style-name="ce2" office:value-type="float" office:value="32328.8333333333" calcext:value-type="float">
            <text:p>3.23E+04</text:p>
          </table:table-cell>
          <table:table-cell office:value-type="float" office:value="3883.74195389504" calcext:value-type="float">
            <text:p>3883.74195389504</text:p>
          </table:table-cell>
          <table:table-cell table:style-name="ce2" office:value-type="float" office:value="-32984.7222222222" calcext:value-type="float">
            <text:p>-3.30E+04</text:p>
          </table:table-cell>
          <table:table-cell office:value-type="float" office:value="4269.66053289636" calcext:value-type="float">
            <text:p>4269.66053289636</text:p>
          </table:table-cell>
          <table:table-cell table:style-name="ce2" office:value-type="float" office:value="11774" calcext:value-type="float">
            <text:p>1.18E+04</text:p>
          </table:table-cell>
          <table:table-cell office:value-type="float" office:value="795.220304905083" calcext:value-type="float">
            <text:p>795.220304905083</text:p>
          </table:table-cell>
          <table:table-cell table:style-name="ce2" office:value-type="float" office:value="5985.77777777778" calcext:value-type="float">
            <text:p>5.99E+03</text:p>
          </table:table-cell>
          <table:table-cell office:value-type="float" office:value="715.371042463323" calcext:value-type="float">
            <text:p>715.371042463323</text:p>
          </table:table-cell>
          <table:table-cell table:style-name="ce2" office:value-type="float" office:value="5788.22222222222" calcext:value-type="float">
            <text:p>5.79E+03</text:p>
          </table:table-cell>
          <table:table-cell office:value-type="float" office:value="374.122017463043" calcext:value-type="float">
            <text:p>374.122017463043</text:p>
          </table:table-cell>
          <table:table-cell table:style-name="ce2" office:value-type="float" office:value="42.2007168458781" calcext:value-type="float">
            <text:p>4.22E+01</text:p>
          </table:table-cell>
          <table:table-cell office:value-type="float" office:value="2.85025198890711" calcext:value-type="float">
            <text:p>2.85025198890711</text:p>
          </table:table-cell>
          <table:table-cell table:style-name="ce2" office:value-type="float" office:value="21.4544006371963" calcext:value-type="float">
            <text:p>2.15E+01</text:p>
          </table:table-cell>
          <table:table-cell office:value-type="float" office:value="2.56405391563915" calcext:value-type="float">
            <text:p>2.56405391563915</text:p>
          </table:table-cell>
          <table:table-cell table:style-name="ce2" office:value-type="float" office:value="20.7463162086818" calcext:value-type="float">
            <text:p>2.07E+01</text:p>
          </table:table-cell>
          <table:table-cell office:value-type="float" office:value="1.34093913069191" calcext:value-type="float">
            <text:p>1.34093913069191</text:p>
          </table:table-cell>
          <table:table-cell table:style-name="ce2" office:value-type="float" office:value="11.0898827736074" calcext:value-type="float">
            <text:p>1.11E+01</text:p>
          </table:table-cell>
          <table:table-cell office:value-type="float" office:value="0.629504551861189" calcext:value-type="float">
            <text:p>0.629504551861189</text:p>
          </table:table-cell>
          <table:table-cell table:style-name="ce2" office:value-type="float" office:value="5.40398395718076" calcext:value-type="float">
            <text:p>5.40E+00</text:p>
          </table:table-cell>
          <table:table-cell office:value-type="float" office:value="0.254177576033438" calcext:value-type="float">
            <text:p>0.254177576033438</text:p>
          </table:table-cell>
          <table:table-cell table:style-name="ce2" office:value-type="float" office:value="5.68589881642668" calcext:value-type="float">
            <text:p>5.69E+00</text:p>
          </table:table-cell>
          <table:table-cell office:value-type="float" office:value="0.518170687188544" calcext:value-type="float">
            <text:p>0.518170687188544</text:p>
          </table:table-cell>
          <table:table-cell table:style-name="ce2" office:value-type="float" office:value="3.86675630898593" calcext:value-type="float">
            <text:p>3.87E+00</text:p>
          </table:table-cell>
          <table:table-cell table:style-name="ce2" office:value-type="float" office:value="0.407628743637716" calcext:value-type="float">
            <text:p>4.08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655.888888888889" calcext:value-type="float">
            <text:p>-6.56E+02</text:p>
          </table:table-cell>
          <table:table-cell office:value-type="float" office:value="3477.83617767793" calcext:value-type="float">
            <text:p>3477.83617767793</text:p>
          </table:table-cell>
          <table:table-cell table:style-name="ce2" office:value-type="float" office:value="65313.5555555556" calcext:value-type="float">
            <text:p>6.53E+04</text:p>
          </table:table-cell>
          <table:table-cell office:value-type="float" office:value="7384.54878665373" calcext:value-type="float">
            <text:p>7384.54878665373</text:p>
          </table:table-cell>
          <table:table-cell table:style-name="ce2" office:value-type="float" office:value="32328.8333333333" calcext:value-type="float">
            <text:p>3.23E+04</text:p>
          </table:table-cell>
          <table:table-cell office:value-type="float" office:value="3883.74195389504" calcext:value-type="float">
            <text:p>3883.74195389504</text:p>
          </table:table-cell>
          <table:table-cell table:style-name="ce2" office:value-type="float" office:value="-32984.7222222222" calcext:value-type="float">
            <text:p>-3.30E+04</text:p>
          </table:table-cell>
          <table:table-cell office:value-type="float" office:value="4269.66053289636" calcext:value-type="float">
            <text:p>4269.66053289636</text:p>
          </table:table-cell>
          <table:table-cell table:style-name="ce2" office:value-type="float" office:value="11774" calcext:value-type="float">
            <text:p>1.18E+04</text:p>
          </table:table-cell>
          <table:table-cell office:value-type="float" office:value="795.220304905083" calcext:value-type="float">
            <text:p>795.220304905083</text:p>
          </table:table-cell>
          <table:table-cell table:style-name="ce2" office:value-type="float" office:value="5985.77777777778" calcext:value-type="float">
            <text:p>5.99E+03</text:p>
          </table:table-cell>
          <table:table-cell office:value-type="float" office:value="715.371042463323" calcext:value-type="float">
            <text:p>715.371042463323</text:p>
          </table:table-cell>
          <table:table-cell table:style-name="ce2" office:value-type="float" office:value="5788.22222222222" calcext:value-type="float">
            <text:p>5.79E+03</text:p>
          </table:table-cell>
          <table:table-cell office:value-type="float" office:value="374.122017463043" calcext:value-type="float">
            <text:p>374.122017463043</text:p>
          </table:table-cell>
          <table:table-cell table:style-name="ce2" office:value-type="float" office:value="42.2007168458781" calcext:value-type="float">
            <text:p>4.22E+01</text:p>
          </table:table-cell>
          <table:table-cell office:value-type="float" office:value="2.85025198890711" calcext:value-type="float">
            <text:p>2.85025198890711</text:p>
          </table:table-cell>
          <table:table-cell table:style-name="ce2" office:value-type="float" office:value="21.4544006371963" calcext:value-type="float">
            <text:p>2.15E+01</text:p>
          </table:table-cell>
          <table:table-cell office:value-type="float" office:value="2.56405391563915" calcext:value-type="float">
            <text:p>2.56405391563915</text:p>
          </table:table-cell>
          <table:table-cell table:style-name="ce2" office:value-type="float" office:value="20.7463162086818" calcext:value-type="float">
            <text:p>2.07E+01</text:p>
          </table:table-cell>
          <table:table-cell office:value-type="float" office:value="1.34093913069191" calcext:value-type="float">
            <text:p>1.34093913069191</text:p>
          </table:table-cell>
          <table:table-cell table:style-name="ce2" office:value-type="float" office:value="11.0898827736074" calcext:value-type="float">
            <text:p>1.11E+01</text:p>
          </table:table-cell>
          <table:table-cell office:value-type="float" office:value="0.629504551861189" calcext:value-type="float">
            <text:p>0.629504551861189</text:p>
          </table:table-cell>
          <table:table-cell table:style-name="ce2" office:value-type="float" office:value="5.40398395718076" calcext:value-type="float">
            <text:p>5.40E+00</text:p>
          </table:table-cell>
          <table:table-cell office:value-type="float" office:value="0.254177576033438" calcext:value-type="float">
            <text:p>0.254177576033438</text:p>
          </table:table-cell>
          <table:table-cell table:style-name="ce2" office:value-type="float" office:value="5.68589881642668" calcext:value-type="float">
            <text:p>5.69E+00</text:p>
          </table:table-cell>
          <table:table-cell office:value-type="float" office:value="0.518170687188544" calcext:value-type="float">
            <text:p>0.518170687188544</text:p>
          </table:table-cell>
          <table:table-cell table:style-name="ce2" office:value-type="float" office:value="3.86675630898593" calcext:value-type="float">
            <text:p>3.87E+00</text:p>
          </table:table-cell>
          <table:table-cell table:style-name="ce2" office:value-type="float" office:value="0.407628743637716" calcext:value-type="float">
            <text:p>4.08E-01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8"/>
          <table:table-cell table:style-name="ce2"/>
          <table:table-cell table:number-columns-repeated="7"/>
        </table:table-row>
        <table:table-row table:style-name="ro1">
          <table:table-cell table:number-columns-repeated="28"/>
          <table:table-cell table:style-name="ce2"/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  <table:table-cell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4">
          <table:table-cell table:number-columns-repeated="29"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3"/>
          <table:table-cell table:style-name="ce2" table:number-columns-repeated="2"/>
          <table:table-cell/>
        </table:table-row>
        <table:table-row table:style-name="ro1">
          <table:table-cell table:number-columns-repeated="33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16:33.883260063</meta:creation-date>
    <dc:date>2022-10-18T11:15:45.496572899</dc:date>
    <meta:editing-duration>PT17H36M24S</meta:editing-duration>
    <meta:editing-cycles>5</meta:editing-cycles>
    <meta:generator>LibreOffice/7.3.6.2$Linux_X86_64 LibreOffice_project/30$Build-2</meta:generator>
    <meta:document-statistic meta:table-count="5" meta:cell-count="142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3cm" chart:style-name="ch2">
          <text:p>q07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07_1.A4:q07_1.B10 q07_1.A2:q07_1.B3 q07_1.D2:q07_1.D10 q07_1.H2:q07_1.H10 q07_1.P2:q07_1.P10 q07_1.T2:q07_1.T10 q07_1.V2:q07_1.V10 q07_1.Z2:q07_1.Z10 q07_1.AB2:q07_1.AB10" chart:data-source-has-labels="both" svg:x="0.154cm" svg:y="1.464cm" svg:width="24.437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07_1.A4:q07_1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07_1.B4:q07_1.B10" chart:label-cell-address="q07_1.B2:q07_1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07_1.D4:q07_1.D10" chart:label-cell-address="q07_1.D2:q07_1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07_1.H4:q07_1.H10" chart:label-cell-address="q07_1.H2:q07_1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07_1.P4:q07_1.P10" chart:label-cell-address="q07_1.P2:q07_1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07_1.T4:q07_1.T10" chart:label-cell-address="q07_1.T2:q07_1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07_1.V4:q07_1.V10" chart:label-cell-address="q07_1.V2:q07_1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07_1.Z4:q07_1.Z10" chart:label-cell-address="q07_1.Z2:q07_1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07_1.AB4:q07_1.AB10" chart:label-cell-address="q07_1.AB2:q07_1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07_1.B2:q07_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07_1.D2:q07_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07_1.H2:q07_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07_1.P2:q07_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07_1.T2:q07_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07_1.V2:q07_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07_1.Z2:q07_1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07_1.AB2:q07_1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07_1.A4:q07_1.A10</svg:desc>
                </draw:g>
              </table:table-cell>
              <table:table-cell office:value-type="float" office:value="3942.2">
                <text:p>3942.2</text:p>
                <draw:g>
                  <svg:desc>q07_1.B4:q07_1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22366.56">
                <text:p>122366.56</text:p>
                <draw:g>
                  <svg:desc>q07_1.D4:q07_1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59212.18">
                <text:p>59212.18</text:p>
                <draw:g>
                  <svg:desc>q07_1.H4:q07_1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1.024372759857">
                <text:p>121.024372759857</text:p>
                <draw:g>
                  <svg:desc>q07_1.P4:q07_1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57.1448028673835">
                <text:p>57.1448028673835</text:p>
                <draw:g>
                  <svg:desc>q07_1.T4:q07_1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7.26590918154458">
                <text:p>7.26590918154458</text:p>
                <draw:g>
                  <svg:desc>q07_1.V4:q07_1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3.73127861416527">
                <text:p>3.73127861416527</text:p>
                <draw:g>
                  <svg:desc>q07_1.Z4:q07_1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5.18198326544177">
                <text:p>5.18198326544177</text:p>
                <draw:g>
                  <svg:desc>q07_1.AB4:q07_1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2530.08">
                <text:p>2530.08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900.6">
                <text:p>98900.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48185.26">
                <text:p>48185.26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3.7641577060932">
                <text:p>63.7641577060932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9.9770609318996">
                <text:p>29.9770609318996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11.1575346232172">
                <text:p>11.1575346232172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77260122786079">
                <text:p>5.77260122786079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4.83116395707849">
                <text:p>4.83116395707849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1951.92">
                <text:p>1951.92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4659.88">
                <text:p>94659.88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46353.98">
                <text:p>46353.98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58.6508960573477">
                <text:p>58.6508960573477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27.8071684587814">
                <text:p>27.8071684587814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1.5970094606258">
                <text:p>11.5970094606258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97875472192439">
                <text:p>5.97875472192439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4.7867012016782">
                <text:p>4.7867012016782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2239.9">
                <text:p>2239.9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6314.06">
                <text:p>96314.06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47037.08">
                <text:p>47037.08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0.3978494623656">
                <text:p>60.3978494623656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28.5161290322581">
                <text:p>28.5161290322581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1.4626855365434">
                <text:p>11.4626855365434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91696291175348">
                <text:p>5.91696291175348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4.80606316701466">
                <text:p>4.80606316701466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803.08">
                <text:p>1803.08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9176.24">
                <text:p>89176.24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43686.58">
                <text:p>43686.58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53.2967741935484">
                <text:p>53.2967741935484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25.2974910394265">
                <text:p>25.2974910394265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2.0254516455181">
                <text:p>12.0254516455181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6.19449451665121">
                <text:p>6.19449451665121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4.68516614076935">
                <text:p>4.68516614076935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1760.96">
                <text:p>1760.9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9013.84">
                <text:p>89013.84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43626.44">
                <text:p>43626.44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53.1046594982079">
                <text:p>53.1046594982079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5.2258064516129">
                <text:p>25.2258064516129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2.0465086516643">
                <text:p>12.04650865166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6.2034395106043">
                <text:p>6.203439510604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68354987953974">
                <text:p>4.6835498795397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1760.96">
                <text:p>1760.9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9013.84">
                <text:p>89013.84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43626.44">
                <text:p>43626.44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53.1046594982079">
                <text:p>53.1046594982079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5.2258064516129">
                <text:p>25.2258064516129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2.0465086516643">
                <text:p>12.04650865166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6.2034395106043">
                <text:p>6.203439510604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68354987953974">
                <text:p>4.6835498795397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4cm" chart:style-name="ch2">
          <text:p>q10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0_1.A4:q10_1.B10 q10_1.A2:q10_1.B3 q10_1.D2:q10_1.D10 q10_1.H2:q10_1.H10 q10_1.P2:q10_1.P10 q10_1.T2:q10_1.T10 q10_1.V2:q10_1.V10 q10_1.Z2:q10_1.Z10 q10_1.AB2:q10_1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0_1.A4:q10_1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10_1.B4:q10_1.B10" chart:label-cell-address="q10_1.B2:q10_1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10_1.D4:q10_1.D10" chart:label-cell-address="q10_1.D2:q10_1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10_1.H4:q10_1.H10" chart:label-cell-address="q10_1.H2:q10_1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10_1.P4:q10_1.P10" chart:label-cell-address="q10_1.P2:q10_1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10_1.T4:q10_1.T10" chart:label-cell-address="q10_1.T2:q10_1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10_1.V4:q10_1.V10" chart:label-cell-address="q10_1.V2:q10_1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10_1.Z4:q10_1.Z10" chart:label-cell-address="q10_1.Z2:q10_1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10_1.AB4:q10_1.AB10" chart:label-cell-address="q10_1.AB2:q10_1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0_1.B2:q10_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0_1.D2:q10_1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0_1.H2:q10_1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0_1.P2:q10_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0_1.T2:q10_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0_1.V2:q10_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0_1.Z2:q10_1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0_1.AB2:q10_1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0_1.A4:q10_1.A10</svg:desc>
                </draw:g>
              </table:table-cell>
              <table:table-cell office:value-type="float" office:value="-1117.31428571429">
                <text:p>-1117.31428571429</text:p>
                <draw:g>
                  <svg:desc>q10_1.B4:q10_1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06287.171428571">
                <text:p>106287.171428571</text:p>
                <draw:g>
                  <svg:desc>q10_1.D4:q10_1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53702.2428571429">
                <text:p>53702.2428571429</text:p>
                <draw:g>
                  <svg:desc>q10_1.H4:q10_1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15.725038402458">
                <text:p>115.725038402458</text:p>
                <draw:g>
                  <svg:desc>q10_1.P4:q10_1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56.1920122887865">
                <text:p>56.1920122887865</text:p>
                <draw:g>
                  <svg:desc>q10_1.T4:q10_1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59248818878017">
                <text:p>6.59248818878017</text:p>
                <draw:g>
                  <svg:desc>q10_1.V4:q10_1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3.42070025762185">
                <text:p>3.42070025762185</text:p>
                <draw:g>
                  <svg:desc>q10_1.Z4:q10_1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4.72343218941226">
                <text:p>4.72343218941226</text:p>
                <draw:g>
                  <svg:desc>q10_1.AB4:q10_1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-1697">
                <text:p>-1697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81612.3714285714">
                <text:p>81612.3714285714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41654.6857142857">
                <text:p>41654.6857142857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54.2375832053251">
                <text:p>54.2375832053251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6.1484895033282">
                <text:p>26.148489503328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10.7783027933731">
                <text:p>10.7783027933731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70022651499228">
                <text:p>5.70022651499228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4.36926961365038">
                <text:p>4.36926961365038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1758">
                <text:p>-1758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77243.0285714286">
                <text:p>77243.028571428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39500.5142857143">
                <text:p>39500.5142857143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48.8387096774193">
                <text:p>48.8387096774193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23.4992319508449">
                <text:p>23.499231950844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1.3373241248523">
                <text:p>11.3373241248523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6.02039817153999">
                <text:p>6.02039817153999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4.3176987881064">
                <text:p>4.3176987881064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1573.12857142857">
                <text:p>-1573.12857142857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78275.7571428572">
                <text:p>78275.7571428572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39924.4428571428">
                <text:p>39924.4428571428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49.9621095750128">
                <text:p>49.9621095750128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23.9406041986687">
                <text:p>23.9406041986687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1.2349253813098">
                <text:p>11.2349253813098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9738173916533">
                <text:p>5.9738173916533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4.33085563388951">
                <text:p>4.33085563388951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1590.55714285714">
                <text:p>-1590.55714285714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71427.3">
                <text:p>71427.3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36508.9285714286">
                <text:p>36508.9285714286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42.7695852534562">
                <text:p>42.769585253456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20.3809523809524">
                <text:p>20.3809523809524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9847795471362">
                <text:p>11.9847795471362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6.41964999615131">
                <text:p>6.41964999615131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4.21774430213198">
                <text:p>4.21774430213198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1593.15714285714">
                <text:p>-1593.15714285714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71270.8428571429">
                <text:p>71270.8428571429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6432">
                <text:p>36432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2.5934459805428">
                <text:p>42.5934459805428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2969790066564">
                <text:p>20.2969790066564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2.0079831906189">
                <text:p>12.0079831906189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6.43266657355835">
                <text:p>6.43266657355835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21557682048825">
                <text:p>4.21557682048825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1593.15714285714">
                <text:p>-1593.15714285714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71270.8428571429">
                <text:p>71270.8428571429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6432">
                <text:p>36432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2.5934459805428">
                <text:p>42.5934459805428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2969790066564">
                <text:p>20.2969790066564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2.0079831906189">
                <text:p>12.0079831906189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6.43266657355835">
                <text:p>6.43266657355835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21557682048825">
                <text:p>4.21557682048825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5cm" chart:style-name="ch2">
          <text:p>q10_2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0_2.A4:q10_2.B10 q10_2.A2:q10_2.B3 q10_2.D2:q10_2.D10 q10_2.H2:q10_2.H10 q10_2.P2:q10_2.P10 q10_2.T2:q10_2.T10 q10_2.V2:q10_2.V10 q10_2.Z2:q10_2.Z10 q10_2.AB2:q10_2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0_2.A4:q10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10_2.B4:q10_2.B10" chart:label-cell-address="q10_2.B2:q10_2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10_2.D4:q10_2.D10" chart:label-cell-address="q10_2.D2:q10_2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10_2.H4:q10_2.H10" chart:label-cell-address="q10_2.H2:q10_2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10_2.P4:q10_2.P10" chart:label-cell-address="q10_2.P2:q10_2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10_2.T4:q10_2.T10" chart:label-cell-address="q10_2.T2:q10_2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10_2.V4:q10_2.V10" chart:label-cell-address="q10_2.V2:q10_2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10_2.Z4:q10_2.Z10" chart:label-cell-address="q10_2.Z2:q10_2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10_2.AB4:q10_2.AB10" chart:label-cell-address="q10_2.AB2:q10_2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0_2.B2:q10_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0_2.D2:q10_2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0_2.H2:q10_2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0_2.P2:q10_2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0_2.T2:q10_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0_2.V2:q10_2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0_2.Z2:q10_2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0_2.AB2:q10_2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0_2.A4:q10_2.A10</svg:desc>
                </draw:g>
              </table:table-cell>
              <table:table-cell office:value-type="float" office:value="-938.722222222222">
                <text:p>-938.722222222222</text:p>
                <draw:g>
                  <svg:desc>q10_2.B4:q10_2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87508.9222222222">
                <text:p>87508.9222222222</text:p>
                <draw:g>
                  <svg:desc>q10_2.D4:q10_2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44223.8222222222">
                <text:p>44223.8222222222</text:p>
                <draw:g>
                  <svg:desc>q10_2.H4:q10_2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0.832735961768">
                <text:p>120.832735961768</text:p>
                <draw:g>
                  <svg:desc>q10_2.P4:q10_2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60.1115093588212">
                <text:p>60.1115093588212</text:p>
                <draw:g>
                  <svg:desc>q10_2.T4:q10_2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5.19234416748941">
                <text:p>5.19234416748941</text:p>
                <draw:g>
                  <svg:desc>q10_2.V4:q10_2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2.63603763039598">
                <text:p>2.63603763039598</text:p>
                <draw:g>
                  <svg:desc>q10_2.Z4:q10_2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3.83195421988175">
                <text:p>3.83195421988175</text:p>
                <draw:g>
                  <svg:desc>q10_2.AB4:q10_2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-1046.01111111111">
                <text:p>-1046.01111111111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58339.0111111111">
                <text:p>58339.0111111111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29692.5111111111">
                <text:p>29692.5111111111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42.8343289526085">
                <text:p>42.8343289526085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1.2516925527678">
                <text:p>21.2516925527678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9.75152876422248">
                <text:p>9.7515287642224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00505988609978">
                <text:p>5.00505988609978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3.43174440771905">
                <text:p>3.43174440771905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1128.15555555556">
                <text:p>-1128.15555555556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53319.5111111111">
                <text:p>53319.5111111111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27223.8333333333">
                <text:p>27223.8333333333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36.4448426921545">
                <text:p>36.4448426921545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18.0991636798088">
                <text:p>18.0991636798088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0.4673223189356">
                <text:p>10.4673223189356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38533880694761">
                <text:p>5.38533880694761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3.36386043161976">
                <text:p>3.36386043161976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1043.12222222222">
                <text:p>-1043.1222222222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54034.9">
                <text:p>54034.9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27539.0111111111">
                <text:p>27539.011111111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37.2401433691756">
                <text:p>37.2401433691756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18.447232178415">
                <text:p>18.447232178415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0.3839949978287">
                <text:p>10.3839949978287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34585381408397">
                <text:p>5.34585381408397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3.37489086239934">
                <text:p>3.37489086239934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970.611111111111">
                <text:p>-970.611111111111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48102.3">
                <text:p>48102.3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24536.4555555556">
                <text:p>24536.4555555556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30.7885304659498">
                <text:p>30.7885304659498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15.2325766626842">
                <text:p>15.2325766626842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164339855259">
                <text:p>11.164339855259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5.76061511168615">
                <text:p>5.76061511168615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3.2659868076875">
                <text:p>3.2659868076875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974.144444444445">
                <text:p>-974.144444444445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47934.7222222222">
                <text:p>47934.7222222222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24454.4333333333">
                <text:p>24454.4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30.6077260055755">
                <text:p>30.6077260055755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15.1405814416567">
                <text:p>15.1405814416567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1909953391744">
                <text:p>11.190995339174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7760918910913">
                <text:p>5.776091891091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26295484438514">
                <text:p>3.2629548443851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974.144444444445">
                <text:p>-974.144444444445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47934.7222222222">
                <text:p>47934.7222222222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24454.4333333333">
                <text:p>24454.4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30.6077260055755">
                <text:p>30.6077260055755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15.1405814416567">
                <text:p>15.1405814416567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1909953391744">
                <text:p>11.190995339174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7760918910913">
                <text:p>5.7760918910913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26295484438514">
                <text:p>3.26295484438514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6cm" chart:style-name="ch2">
          <text:p>q15_2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5_2.A4:q15_2.B10 q15_2.A2:q15_2.B3 q15_2.D2:q15_2.D10 q15_2.H2:q15_2.H10 q15_2.P2:q15_2.P10 q15_2.T2:q15_2.T10 q15_2.V2:q15_2.V10 q15_2.Z2:q15_2.Z10 q15_2.AB2:q15_2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5_2.A4:q15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15_2.B4:q15_2.B10" chart:label-cell-address="q15_2.B2:q15_2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15_2.D4:q15_2.D10" chart:label-cell-address="q15_2.D2:q15_2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15_2.H4:q15_2.H10" chart:label-cell-address="q15_2.H2:q15_2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15_2.P4:q15_2.P10" chart:label-cell-address="q15_2.P2:q15_2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15_2.T4:q15_2.T10" chart:label-cell-address="q15_2.T2:q15_2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15_2.V4:q15_2.V10" chart:label-cell-address="q15_2.V2:q15_2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15_2.Z4:q15_2.Z10" chart:label-cell-address="q15_2.Z2:q15_2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15_2.AB4:q15_2.AB10" chart:label-cell-address="q15_2.AB2:q15_2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5_2.B2:q15_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5_2.D2:q15_2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5_2.H2:q15_2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5_2.P2:q15_2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5_2.T2:q15_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5_2.V2:q15_2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5_2.Z2:q15_2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5_2.AB2:q15_2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5_2.A4:q15_2.A10</svg:desc>
                </draw:g>
              </table:table-cell>
              <table:table-cell office:value-type="float" office:value="-180.511111111111">
                <text:p>-180.511111111111</text:p>
                <draw:g>
                  <svg:desc>q15_2.B4:q15_2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04103.244444444">
                <text:p>104103.244444444</text:p>
                <draw:g>
                  <svg:desc>q15_2.D4:q15_2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52141.8777777778">
                <text:p>52141.8777777778</text:p>
                <draw:g>
                  <svg:desc>q15_2.H4:q15_2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1.008792965628">
                <text:p>121.008792965628</text:p>
                <draw:g>
                  <svg:desc>q15_2.P4:q15_2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60.0343725019984">
                <text:p>60.0343725019984</text:p>
                <draw:g>
                  <svg:desc>q15_2.T4:q15_2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9058133188059">
                <text:p>6.19058133188059</text:p>
                <draw:g>
                  <svg:desc>q15_2.V4:q15_2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3.12433816923072">
                <text:p>3.12433816923072</text:p>
                <draw:g>
                  <svg:desc>q15_2.Z4:q15_2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4.5461625539858">
                <text:p>4.5461625539858</text:p>
                <draw:g>
                  <svg:desc>q15_2.AB4:q15_2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-363.333333333333">
                <text:p>-363.333333333333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77834.4666666667">
                <text:p>77834.4666666667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39098.9">
                <text:p>39098.9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53.4748201438849">
                <text:p>53.4748201438849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6.4480415667466">
                <text:p>26.4480415667466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10.4598670476194">
                <text:p>10.4598670476194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30496965532833">
                <text:p>5.30496965532833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4.1755366307795">
                <text:p>4.1755366307795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524.511111111111">
                <text:p>-524.511111111111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72931.4888888889">
                <text:p>72931.4888888889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36728">
                <text:p>36728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47.4236610711431">
                <text:p>47.4236610711431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23.4984012789768">
                <text:p>23.4984012789768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1.0572442781785">
                <text:p>11.0572442781785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60806024625374">
                <text:p>5.60806024625374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4.11800926026143">
                <text:p>4.11800926026143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411.644444444444">
                <text:p>-411.644444444444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74057.7555555556">
                <text:p>74057.7555555556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37234.7">
                <text:p>37234.7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48.6454836131095">
                <text:p>48.6454836131095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24.0511590727418">
                <text:p>24.051159072741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0.9483330794253">
                <text:p>10.948333079425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55595735886196">
                <text:p>5.55595735886196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4.13276034460234">
                <text:p>4.13276034460234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613.477777777778">
                <text:p>-613.477777777778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67245.5444444444">
                <text:p>67245.5444444444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33929.5111111111">
                <text:p>33929.511111111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41.4384492406075">
                <text:p>41.4384492406075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20.5635491606715">
                <text:p>20.5635491606715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6751261272489">
                <text:p>11.6751261272489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5.91973807571859">
                <text:p>5.91973807571859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4.01961889557153">
                <text:p>4.01961889557153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637.6">
                <text:p>-637.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67037.4666666667">
                <text:p>67037.4666666667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3837.5333333333">
                <text:p>33837.5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4692246203038">
                <text:p>20.4692246203038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6998248582443">
                <text:p>11.69982485824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93077044173341">
                <text:p>5.93077044173341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01623604794585">
                <text:p>4.01623604794585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637.6">
                <text:p>-637.6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67037.4666666667">
                <text:p>67037.4666666667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3837.5333333333">
                <text:p>33837.5333333333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4692246203038">
                <text:p>20.4692246203038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6998248582443">
                <text:p>11.6998248582443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93077044173341">
                <text:p>5.93077044173341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4.01623604794585">
                <text:p>4.01623604794585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q07_1.C4:q07_1.C10" chart:error-lower-range="q07_1.C4:q07_1.C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q07_1.E4:q07_1.E10" chart:error-lower-range="q07_1.E4:q07_1.E1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q07_1.I4:q07_1.I10" chart:error-lower-range="q07_1.I4:q07_1.I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 chart:error-category="cell-rang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q07_1.Q4:q07_1.Q10" chart:error-lower-range="q07_1.Q4:q07_1.Q10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q07_1.U4:q07_1.U10" chart:error-lower-range="q07_1.U4:q07_1.U10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q07_1.W4:q07_1.W10" chart:error-lower-range="q07_1.W4:q07_1.W10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q07_1.AA4:q07_1.AA10" chart:error-lower-range="q07_1.AA4:q07_1.AA10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q07_1.AC4:q07_1.AC10" chart:error-lower-range="q07_1.AC4:q07_1.AC10" loext:std-weight="1"/>
      <style:graphic-properties draw:stroke="solid" svg:stroke-width="0cm" svg:stroke-color="#000000" svg:stroke-opacity="100%" draw:stroke-linejoin="round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7cm" chart:style-name="ch2">
          <text:p>q20_2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20_2.A4:q20_2.B10 q20_2.B2:q20_2.B3 q20_2.D2:q20_2.D10 q20_2.H2:q20_2.H10 q20_2.P2:q20_2.P10 q20_2.T2:q20_2.T10 q20_2.V2:q20_2.V10 q20_2.Z2:q20_2.Z10 q20_2.AB2:q20_2.AB10" chart:data-source-has-labels="both" svg:x="0.154cm" svg:y="1.464cm" svg:width="24.54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20_2.A4:q20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q20_2.B4:q20_2.B10" chart:label-cell-address="q20_2.B2:q20_2.B3" chart:class="chart:line">
            <chart:error-indicator chart:style-name="ch10" chart:dimension="y"/>
            <chart:data-point chart:repeated="7"/>
          </chart:series>
          <chart:series chart:attached-axis="secondary-y" chart:style-name="ch11" chart:values-cell-range-address="q20_2.D4:q20_2.D10" chart:label-cell-address="q20_2.D2:q20_2.D3" chart:class="chart:line">
            <chart:error-indicator chart:style-name="ch12" chart:dimension="y"/>
            <chart:data-point chart:repeated="7"/>
          </chart:series>
          <chart:series chart:attached-axis="secondary-y" chart:style-name="ch13" chart:values-cell-range-address="q20_2.H4:q20_2.H10" chart:label-cell-address="q20_2.H2:q20_2.H3" chart:class="chart:line">
            <chart:error-indicator chart:style-name="ch14" chart:dimension="y"/>
            <chart:data-point chart:repeated="7"/>
          </chart:series>
          <chart:series chart:attached-axis="primary-y" chart:style-name="ch15" chart:values-cell-range-address="q20_2.P4:q20_2.P10" chart:label-cell-address="q20_2.P2:q20_2.P3" chart:class="chart:line">
            <chart:error-indicator chart:style-name="ch16" chart:dimension="y"/>
            <chart:data-point chart:repeated="7"/>
          </chart:series>
          <chart:series chart:attached-axis="primary-y" chart:style-name="ch17" chart:values-cell-range-address="q20_2.T4:q20_2.T10" chart:label-cell-address="q20_2.T2:q20_2.T3" chart:class="chart:line">
            <chart:error-indicator chart:style-name="ch18" chart:dimension="y"/>
            <chart:data-point chart:repeated="7"/>
          </chart:series>
          <chart:series chart:attached-axis="primary-y" chart:style-name="ch19" chart:values-cell-range-address="q20_2.V4:q20_2.V10" chart:label-cell-address="q20_2.V2:q20_2.V3" chart:class="chart:line">
            <chart:error-indicator chart:style-name="ch20" chart:dimension="y"/>
            <chart:data-point chart:repeated="7"/>
          </chart:series>
          <chart:series chart:attached-axis="primary-y" chart:style-name="ch21" chart:values-cell-range-address="q20_2.Z4:q20_2.Z10" chart:label-cell-address="q20_2.Z2:q20_2.Z3" chart:class="chart:line">
            <chart:error-indicator chart:style-name="ch22" chart:dimension="y"/>
            <chart:data-point chart:repeated="7"/>
          </chart:series>
          <chart:series chart:attached-axis="primary-y" chart:style-name="ch23" chart:values-cell-range-address="q20_2.AB4:q20_2.AB10" chart:label-cell-address="q20_2.AB2:q20_2.AB3" chart:class="chart:line">
            <chart:error-indicator chart:style-name="ch24" chart:dimension="y"/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20_2.B2:q20_2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20_2.D2:q20_2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20_2.H2:q20_2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20_2.P2:q20_2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20_2.T2:q20_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20_2.V2:q20_2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20_2.Z2:q20_2.Z3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20_2.AB2:q20_2.AB3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20_2.A4:q20_2.A10</svg:desc>
                </draw:g>
              </table:table-cell>
              <table:table-cell office:value-type="float" office:value="1045.03333333333">
                <text:p>1045.03333333333</text:p>
                <draw:g>
                  <svg:desc>q20_2.B4:q20_2.B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1602.9233762875">
                <text:p>11602.9233762875</text:p>
                <draw:g>
                  <svg:desc>q07_1.C4:q07_1.C10</svg:desc>
                </draw:g>
              </table:table-cell>
              <table:table-cell office:value-type="float" office:value="102211.344444444">
                <text:p>102211.344444444</text:p>
                <draw:g>
                  <svg:desc>q20_2.D4:q20_2.D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8164.10585688354">
                <text:p>8164.10585688354</text:p>
                <draw:g>
                  <svg:desc>q07_1.E4:q07_1.E10</svg:desc>
                </draw:g>
              </table:table-cell>
              <table:table-cell office:value-type="float" office:value="50583.1555555556">
                <text:p>50583.1555555556</text:p>
                <draw:g>
                  <svg:desc>q20_2.H4:q20_2.H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6339.1098682386">
                <text:p>6339.1098682386</text:p>
                <draw:g>
                  <svg:desc>q07_1.I4:q07_1.I10</svg:desc>
                </draw:g>
              </table:table-cell>
              <table:table-cell office:value-type="float" office:value="120.217841497411">
                <text:p>120.217841497411</text:p>
                <draw:g>
                  <svg:desc>q20_2.P4:q20_2.P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0.345787311417138">
                <text:p>0.345787311417138</text:p>
                <draw:g>
                  <svg:desc>q07_1.Q4:q07_1.Q10</svg:desc>
                </draw:g>
              </table:table-cell>
              <table:table-cell office:value-type="float" office:value="58.5021903624054">
                <text:p>58.5021903624054</text:p>
                <draw:g>
                  <svg:desc>q20_2.T4:q20_2.T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12547701283591">
                <text:p>6.12547701283591</text:p>
                <draw:g>
                  <svg:desc>q07_1.U4:q07_1.U10</svg:desc>
                </draw:g>
              </table:table-cell>
              <table:table-cell office:value-type="float" office:value="6.09839898597892">
                <text:p>6.09839898597892</text:p>
                <draw:g>
                  <svg:desc>q20_2.V4:q20_2.V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0.481145204568407">
                <text:p>0.481145204568407</text:p>
                <draw:g>
                  <svg:desc>q07_1.W4:q07_1.W10</svg:desc>
                </draw:g>
              </table:table-cell>
              <table:table-cell office:value-type="float" office:value="3.10302834214208">
                <text:p>3.10302834214208</text:p>
                <draw:g>
                  <svg:desc>q20_2.Z4:q20_2.Z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0.365047496325056">
                <text:p>0.365047496325056</text:p>
                <draw:g>
                  <svg:desc>q07_1.AA4:q07_1.AA10</svg:desc>
                </draw:g>
              </table:table-cell>
              <table:table-cell office:value-type="float" office:value="4.42585148946228">
                <text:p>4.42585148946228</text:p>
                <draw:g>
                  <svg:desc>q20_2.AB4:q20_2.AB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  <table:table-cell office:value-type="float" office:value="0.41458726490511">
                <text:p>0.41458726490511</text:p>
                <draw:g>
                  <svg:desc>q07_1.AC4:q07_1.AC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88.855555555556">
                <text:p>188.855555555556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9843.75096625265">
                <text:p>9843.75096625265</text:p>
              </table:table-cell>
              <table:table-cell office:value-type="float" office:value="75748.5444444444">
                <text:p>75748.5444444444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8878.61959383326">
                <text:p>8878.61959383326</text:p>
              </table:table-cell>
              <table:table-cell office:value-type="float" office:value="37779.8444444444">
                <text:p>37779.844444444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6248.7638638694">
                <text:p>6248.7638638694</text:p>
              </table:table-cell>
              <table:table-cell office:value-type="float" office:value="54.0557546794106">
                <text:p>54.0557546794106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.87258971808398">
                <text:p>2.87258971808398</text:p>
              </table:table-cell>
              <table:table-cell office:value-type="float" office:value="26.2393468737555">
                <text:p>26.2393468737555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3.29784211938122">
                <text:p>3.29784211938122</text:p>
              </table:table-cell>
              <table:table-cell office:value-type="float" office:value="10.0430455707669">
                <text:p>10.0430455707669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0.659939918630368">
                <text:p>0.659939918630368</text:p>
              </table:table-cell>
              <table:table-cell office:value-type="float" office:value="5.15414430820866">
                <text:p>5.15414430820866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0.506623371802205">
                <text:p>0.506623371802205</text:p>
              </table:table-cell>
              <table:table-cell office:value-type="float" office:value="4.02877762849692">
                <text:p>4.02877762849692</text:p>
              </table:table-cell>
              <table:table-cell office:value-type="float" office:value="0.435700820870597">
                <text:p>0.435700820870597</text:p>
              </table:table-cell>
              <table:table-cell office:value-type="float" office:value="0.435700820870597">
                <text:p>0.435700820870597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207.833333333333">
                <text:p>-207.833333333333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9137.09730481185">
                <text:p>9137.09730481185</text:p>
              </table:table-cell>
              <table:table-cell office:value-type="float" office:value="71061.5444444444">
                <text:p>71061.5444444444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9044.1811961946">
                <text:p>9044.1811961946</text:p>
              </table:table-cell>
              <table:table-cell office:value-type="float" office:value="35634.6888888889">
                <text:p>35634.6888888889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6280.01940200825">
                <text:p>6280.01940200825</text:p>
              </table:table-cell>
              <table:table-cell office:value-type="float" office:value="48.1851851851852">
                <text:p>48.185185185185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3.11074985927672">
                <text:p>3.11074985927672</text:p>
              </table:table-cell>
              <table:table-cell office:value-type="float" office:value="23.547590601354">
                <text:p>23.547590601354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2.98447604916869">
                <text:p>2.98447604916869</text:p>
              </table:table-cell>
              <table:table-cell office:value-type="float" office:value="10.5671403417933">
                <text:p>10.5671403417933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0.683450991509799">
                <text:p>0.683450991509799</text:p>
              </table:table-cell>
              <table:table-cell office:value-type="float" office:value="5.41422139217683">
                <text:p>5.41422139217683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0.505638382798027">
                <text:p>0.505638382798027</text:p>
              </table:table-cell>
              <table:table-cell office:value-type="float" office:value="3.97332291471145">
                <text:p>3.97332291471145</text:p>
              </table:table-cell>
              <table:table-cell office:value-type="float" office:value="0.437677816066016">
                <text:p>0.437677816066016</text:p>
              </table:table-cell>
              <table:table-cell office:value-type="float" office:value="0.437677816066016">
                <text:p>0.43767781606601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119.822222222222">
                <text:p>-119.82222222222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9207.81566670402">
                <text:p>9207.81566670402</text:p>
              </table:table-cell>
              <table:table-cell office:value-type="float" office:value="72336.8888888889">
                <text:p>72336.8888888889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9122.91784191878">
                <text:p>9122.91784191878</text:p>
              </table:table-cell>
              <table:table-cell office:value-type="float" office:value="36228.3555555556">
                <text:p>36228.3555555556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6276.95474171991">
                <text:p>6276.95474171991</text:p>
              </table:table-cell>
              <table:table-cell office:value-type="float" office:value="49.594583831143">
                <text:p>49.594583831143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3.23615464831322">
                <text:p>3.23615464831322</text:p>
              </table:table-cell>
              <table:table-cell office:value-type="float" office:value="24.1927518916766">
                <text:p>24.1927518916766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3.04518289012178">
                <text:p>3.04518289012178</text:p>
              </table:table-cell>
              <table:table-cell office:value-type="float" office:value="10.4535552127584">
                <text:p>10.4535552127584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0.666923193656183">
                <text:p>0.666923193656183</text:p>
              </table:table-cell>
              <table:table-cell office:value-type="float" office:value="5.35866145269277">
                <text:p>5.35866145269277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0.497926040172789">
                <text:p>0.497926040172789</text:p>
              </table:table-cell>
              <table:table-cell office:value-type="float" office:value="3.99007646151818">
                <text:p>3.99007646151818</text:p>
              </table:table-cell>
              <table:table-cell office:value-type="float" office:value="0.436630848937042">
                <text:p>0.436630848937042</text:p>
              </table:table-cell>
              <table:table-cell office:value-type="float" office:value="0.436630848937042">
                <text:p>0.43663084893704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658.711111111111">
                <text:p>-658.711111111111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8680.15983226116">
                <text:p>8680.15983226116</text:p>
              </table:table-cell>
              <table:table-cell office:value-type="float" office:value="65491.9333333333">
                <text:p>65491.9333333333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9120.5139012229">
                <text:p>9120.5139012229</text:p>
              </table:table-cell>
              <table:table-cell office:value-type="float" office:value="33075.3222222222">
                <text:p>33075.3222222222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6258.09119505301">
                <text:p>6258.09119505301</text:p>
              </table:table-cell>
              <table:table-cell office:value-type="float" office:value="42.4038231780167">
                <text:p>42.4038231780167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3.28070012058032">
                <text:p>3.28070012058032</text:p>
              </table:table-cell>
              <table:table-cell office:value-type="float" office:value="20.8490641178813">
                <text:p>20.8490641178813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2.93261201921178">
                <text:p>2.93261201921178</text:p>
              </table:table-cell>
              <table:table-cell office:value-type="float" office:value="11.0668167345991">
                <text:p>11.0668167345991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0.705360172413093">
                <text:p>0.705360172413093</text:p>
              </table:table-cell>
              <table:table-cell office:value-type="float" office:value="5.67335328278741">
                <text:p>5.67335328278741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0.531663464488284">
                <text:p>0.531663464488284</text:p>
              </table:table-cell>
              <table:table-cell office:value-type="float" office:value="3.86936930714857">
                <text:p>3.86936930714857</text:p>
              </table:table-cell>
              <table:table-cell office:value-type="float" office:value="0.44020138543789">
                <text:p>0.44020138543789</text:p>
              </table:table-cell>
              <table:table-cell office:value-type="float" office:value="0.44020138543789">
                <text:p>0.4402013854378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655.888888888889">
                <text:p>-655.888888888889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65313.5555555556">
                <text:p>65313.5555555556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2984.7222222222">
                <text:p>32984.7222222222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2.2007168458781">
                <text:p>42.2007168458781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7463162086818">
                <text:p>20.7463162086818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0898827736074">
                <text:p>11.089882773607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68589881642668">
                <text:p>5.68589881642668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86675630898593">
                <text:p>3.86675630898593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655.888888888889">
                <text:p>-655.888888888889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8640.9730059988">
                <text:p>8640.9730059988</text:p>
              </table:table-cell>
              <table:table-cell office:value-type="float" office:value="65313.5555555556">
                <text:p>65313.5555555556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9100.33269031413">
                <text:p>9100.33269031413</text:p>
              </table:table-cell>
              <table:table-cell office:value-type="float" office:value="32984.7222222222">
                <text:p>32984.7222222222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6242.20077331705">
                <text:p>6242.20077331705</text:p>
              </table:table-cell>
              <table:table-cell office:value-type="float" office:value="42.2007168458781">
                <text:p>42.2007168458781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3.27115193613397">
                <text:p>3.27115193613397</text:p>
              </table:table-cell>
              <table:table-cell office:value-type="float" office:value="20.7463162086818">
                <text:p>20.7463162086818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2.91545105125885">
                <text:p>2.91545105125885</text:p>
              </table:table-cell>
              <table:table-cell office:value-type="float" office:value="11.0898827736074">
                <text:p>11.0898827736074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0.708105245033627">
                <text:p>0.708105245033627</text:p>
              </table:table-cell>
              <table:table-cell office:value-type="float" office:value="5.68589881642668">
                <text:p>5.68589881642668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0.532726819952837">
                <text:p>0.532726819952837</text:p>
              </table:table-cell>
              <table:table-cell office:value-type="float" office:value="3.86675630898593">
                <text:p>3.86675630898593</text:p>
              </table:table-cell>
              <table:table-cell office:value-type="float" office:value="0.439909724239741">
                <text:p>0.439909724239741</text:p>
              </table:table-cell>
              <table:table-cell office:value-type="float" office:value="0.439909724239741">
                <text:p>0.439909724239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